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gif" manifest:media-type="image/gif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FFFFFF" style:cell-protect="none" style:repeat-content="false"/>
      <style:paragraph-properties fo:text-align="center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FF0000" style:vertical-align="top" fo:wrap-option="wrap" style:cell-protect="none" style:repeat-content="false"/>
      <style:paragraph-properties fo:text-align="start" fo:margin-left="0cm" style:writing-mode="lr"/>
      <style:text-properties style:font-name="Arial" style:font-name-asian="Arial" style:font-name-complex="Arial" fo:font-size="8pt" style:font-size-asian="8pt" style:font-size-complex="8pt"/>
    </style:style>
    <style:style style:name="co1" style:family="table-column">
      <style:table-column-properties fo:break-before="auto" style:column-width="2.75166666666667cm"/>
    </style:style>
    <style:style style:name="co2" style:family="table-column">
      <style:table-column-properties fo:break-before="auto" style:column-width="3.86291666666667cm"/>
    </style:style>
    <style:style style:name="co3" style:family="table-column">
      <style:table-column-properties fo:break-before="auto" style:column-width="11.0066666666667cm" style:use-optimal-column-width="true"/>
    </style:style>
    <style:style style:name="co4" style:family="table-column">
      <style:table-column-properties fo:break-before="auto" style:column-width="9.10166666666667cm" style:use-optimal-column-width="true"/>
    </style:style>
    <style:style style:name="co5" style:family="table-column">
      <style:table-column-properties fo:break-before="auto" style:column-width="3.33375cm"/>
    </style:style>
    <style:style style:name="co6" style:family="table-column">
      <style:table-column-properties fo:break-before="auto" style:column-width="3.38666666666667cm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4.894791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1">
            <text:p>estatus</text:p>
          </table:table-cell>
          <table:table-cell office:value-type="string" table:style-name="ce1">
            <text:p>metodoPago</text:p>
          </table:table-cell>
          <table:table-cell office:value-type="string" table:style-name="ce1">
            <text:p>tipoAnuncio</text:p>
          </table:table-cell>
          <table:table-cell office:value-type="string" table:style-name="ce2">
            <text:p>nombreCliente</text:p>
          </table:table-cell>
          <table:table-cell office:value-type="string" table:style-name="ce1">
            <text:p>nombreNegocio</text:p>
          </table:table-cell>
          <table:table-cell office:value-type="string" table:style-name="ce1">
            <text:p>pago</text:p>
          </table:table-cell>
          <table:table-cell office:value-type="string" table:style-name="ce1">
            <text:p>id_serv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telefonoCliente</text:p>
          </table:table-cell>
          <table:table-cell office:value-type="string" table:style-name="ce1">
            <text:p>telefonoNegocio</text:p>
          </table:table-cell>
          <table:table-cell office:value-type="string" table:style-name="ce1">
            <text:p>direccionNegocio</text:p>
          </table:table-cell>
          <table:table-cell office:value-type="string" table:style-name="ce3">
            <text:p>pueblo</text:p>
          </table:table-cell>
          <table:table-cell office:value-type="string" table:style-name="ce1">
            <text:p>serv_dom</text:p>
          </table:table-cell>
          <table:table-cell office:value-type="string" table:style-name="ce1">
            <text:p>interese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Bayamon Scooter Center, Inc.</text:p>
          </table:table-cell>
          <table:table-cell office:value-type="string" table:style-name="ce1">
            <text:p>No</text:p>
          </table:table-cell>
          <table:table-cell office:value-type="string" table:style-name="ce4">
            <text:p>Accesorios</text:p>
            <draw:frame draw:z-index="1" draw:id="id0" draw:style-name="a0" draw:name="Imagen 2" svg:x="0in" svg:y="0in" svg:width="0.00833in" svg:height="0.00833in" style:rel-width="scale" style:rel-height="scale">
              <draw:image xlink:href="media/image1.gif" xlink:type="simple" xlink:show="embed" xlink:actuate="onLoad"/>
              <svg:title/>
              <svg:desc>Index</svg:desc>
            </draw:frame>
          </table:table-cell>
          <table:table-cell office:value-type="string" table:style-name="ce1">
            <text:p>bayscooter@prtc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4466</text:p>
          </table:table-cell>
          <table:table-cell office:value-type="string" table:style-name="ce1">
            <text:p>URB SANTA ROSA</text:p>
          </table:table-cell>
          <table:table-cell office:value-type="string" table:style-name="ce5">
            <text:p>Bayamón</text:p>
          </table:table-cell>
          <table:table-cell office:value-type="string" table:style-name="ce4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Benitez Hermano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benitezhonda@prtc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4380</text:p>
          </table:table-cell>
          <table:table-cell office:value-type="string" table:style-name="ce1">
            <text:p>AVE COMERI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Betances Auto Accesori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003613</text:p>
          </table:table-cell>
          <table:table-cell office:value-type="string" table:style-name="ce1">
            <text:p>URB HNAS DAVIL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enteno Bike Cent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63434</text:p>
          </table:table-cell>
          <table:table-cell office:value-type="string" table:style-name="ce1">
            <text:p>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&amp;G Sport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679795</text:p>
          </table:table-cell>
          <table:table-cell office:value-type="string" table:style-name="ce1">
            <text:p>URB EL CORTIJOARDEN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A Buggy Motorcycle - Luis A Rodriguez Ro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788534</text:p>
          </table:table-cell>
          <table:table-cell office:value-type="string" table:style-name="ce1">
            <text:p>URB HERMANAS DAVIL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oto Gall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angely1738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-798-4380<text:s/></text:p>
          </table:table-cell>
          <table:table-cell office:value-type="string" table:style-name="ce1">
            <text:p>URB RIVER VW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PM Revolution,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94036</text:p>
          </table:table-cell>
          <table:table-cell office:value-type="string" table:style-name="ce1">
            <text:p>ROYAL TOW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cooter Mania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852588</text:p>
          </table:table-cell>
          <table:table-cell office:value-type="string" table:style-name="ce1">
            <text:p>1600 AVE RAMON LUIS RIVERA STE 7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Ve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1538</text:p>
          </table:table-cell>
          <table:table-cell office:value-type="string" table:style-name="ce1">
            <text:p>CARR 167 KM 0 HM 5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ngel N Figuero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3939</text:p>
          </table:table-cell>
          <table:table-cell office:value-type="string" table:style-name="ce1">
            <text:p>BO HATO TEJ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ntonio Berrios de Jes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2773</text:p>
          </table:table-cell>
          <table:table-cell office:value-type="string" table:style-name="ce1">
            <text:p>URB FOREST HILL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ntonio Melendez Riv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247276</text:p>
          </table:table-cell>
          <table:table-cell office:value-type="string" table:style-name="ce1">
            <text:p>RIVERVIEW <text:s/>ZA-5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 Piezas Carib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apcaribe@coqui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787363</text:p>
          </table:table-cell>
          <table:table-cell office:value-type="string" table:style-name="ce1">
            <text:p>MARGINAL FOREST HILL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 Sa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424726</text:p>
          </table:table-cell>
          <table:table-cell office:value-type="string" table:style-name="ce1">
            <text:p>SECTOR LOS ALVAR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Best Price Hato Tejas Auto Dist.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crimbestprice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788534</text:p>
          </table:table-cell>
          <table:table-cell office:value-type="string" table:style-name="ce1">
            <text:p>CARR. 862 <text:s/>KM 6.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adillac <text:s/>Location <text:s/>2855 - Ryder Puerto Rico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Afraind@Ryder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3055003079</text:p>
          </table:table-cell>
          <table:table-cell office:value-type="string" table:style-name="ce1">
            <text:p>IND MINILL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arlos Feliciano Collaz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014518</text:p>
          </table:table-cell>
          <table:table-cell office:value-type="string" table:style-name="ce1">
            <text:p>CHATER LAS CUMBR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arlos I Febus Colon - Todo Suzuk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783500</text:p>
          </table:table-cell>
          <table:table-cell office:value-type="string" table:style-name="ce1">
            <text:p>URB ROYAL PALM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ars - Charlie Auto Distributor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burgos@blbcpr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6996</text:p>
          </table:table-cell>
          <table:table-cell office:value-type="string" table:style-name="ce1">
            <text:p>HATO TEJ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olacho Auto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62425</text:p>
          </table:table-cell>
          <table:table-cell office:value-type="string" table:style-name="ce1">
            <text:p>REPTO CORRE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ream Motor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0350</text:p>
          </table:table-cell>
          <table:table-cell office:value-type="string" table:style-name="ce1">
            <text:p>BUENA VIS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ynoextramax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guillermotorrespr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478200</text:p>
          </table:table-cell>
          <table:table-cell office:value-type="string" table:style-name="ce1">
            <text:p>COLINAS DEL BOSQU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manuel Ramon Virel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eldandyvw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323656</text:p>
          </table:table-cell>
          <table:table-cell office:value-type="string" table:style-name="ce1">
            <text:p>BARRIO ALDE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reeway Distributor Humacao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kikitrans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587835</text:p>
          </table:table-cell>
          <table:table-cell office:value-type="string" table:style-name="ce1">
            <text:p>CALLE 25 BLOQUE 25 A-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un Rider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funriderpr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780000</text:p>
          </table:table-cell>
          <table:table-cell office:value-type="string" table:style-name="ce1">
            <text:p>URB ALHAMBR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Harry Maisonet Auto Sale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792864</text:p>
          </table:table-cell>
          <table:table-cell office:value-type="string" table:style-name="ce1">
            <text:p>CARR 167 KM 18.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rge A Bermudez de Jes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305973</text:p>
          </table:table-cell>
          <table:table-cell office:value-type="string" table:style-name="ce1">
            <text:p>URB REXVILL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Z Motor Worl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513454</text:p>
          </table:table-cell>
          <table:table-cell office:value-type="string" table:style-name="ce1">
            <text:p>URB. SANTA ROSA AVE. MAIN BLQ 51-3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quinas Auto Sa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990231</text:p>
          </table:table-cell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epe BBQ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guilloj1966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420091</text:p>
          </table:table-cell>
          <table:table-cell office:value-type="string" table:style-name="ce1">
            <text:p>CALLE PALI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uerto Rico Auto Trading Corporat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prtradingco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874996</text:p>
          </table:table-cell>
          <table:table-cell office:value-type="string" table:style-name="ce1">
            <text:p>311 CALLE COMERI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&amp;MSC Corp.oration - Michael Serrano Center I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6736</text:p>
          </table:table-cell>
          <table:table-cell office:value-type="string" table:style-name="ce1">
            <text:p>MARGINAL FOREST HILL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C Motor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burgos@blbcpr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6996</text:p>
          </table:table-cell>
          <table:table-cell office:value-type="string" table:style-name="ce1">
            <text:p>AVE CEMENTERIO NACIONAL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yder Coca Cola PR - Location 1305 - Ryder Puer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afraind@ryder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3055003079</text:p>
          </table:table-cell>
          <table:table-cell office:value-type="string" table:style-name="ce1">
            <text:p>IND MINILL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antoni Motor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643096</text:p>
          </table:table-cell>
          <table:table-cell office:value-type="string" table:style-name="ce1">
            <text:p>AVE 65 INF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Varela Truck Supplie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8443353</text:p>
          </table:table-cell>
          <table:table-cell office:value-type="string" table:style-name="ce1">
            <text:p>INDUSTRIAL CORUJ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Yahomy Auto Clin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orlyreyes12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884818</text:p>
          </table:table-cell>
          <table:table-cell office:value-type="string" table:style-name="ce1">
            <text:p>CARR 830 INT KM 5.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Yokomuro LL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231233</text:p>
          </table:table-cell>
          <table:table-cell office:value-type="string" table:style-name="ce1">
            <text:p>CARR #2 KM 12.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rget Rent A Car - Caparra Motor Service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39901</text:p>
          </table:table-cell>
          <table:table-cell office:value-type="string" table:style-name="ce1">
            <text:p>CARR. #2 KM. 16.5 BO. HATO TEJ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Urban Fixer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urbanfixers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888657</text:p>
          </table:table-cell>
          <table:table-cell office:value-type="string" table:style-name="ce1">
            <text:p>RIVERSIDE PARK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C Delco Truck Service Cent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elizabeth@meyerscorp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5151</text:p>
          </table:table-cell>
          <table:table-cell office:value-type="string" table:style-name="ce1">
            <text:p>CARR 5 KM 4 HM 3 URB IND <text:s/>LUCHETTI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CR Electrical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061893</text:p>
          </table:table-cell>
          <table:table-cell office:value-type="string" table:style-name="ce1">
            <text:p>URB MIRAFLOR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DAA - David Negron Montesino<text:s text:c="2"/>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036123</text:p>
          </table:table-cell>
          <table:table-cell office:value-type="string" table:style-name="ce1">
            <text:p>CARR. 830 <text:s text:c="2"/>KM 5.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gustin Maisonet Valen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60125</text:p>
          </table:table-cell>
          <table:table-cell office:value-type="string" table:style-name="ce1">
            <text:p>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lamo Cruz Norberto - Alamo Technical Auto Servi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atas@coqui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4472</text:p>
          </table:table-cell>
          <table:table-cell office:value-type="string" table:style-name="ce1">
            <text:p>CARRETERA # 2 KM 12.1 MARGINAL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lberto Ben Pichar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FRONTER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lberto Cruz Ram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76917</text:p>
          </table:table-cell>
          <table:table-cell office:value-type="string" table:style-name="ce1">
            <text:p>CARR 167 K 13 H 9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lbertos Davila Salaz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lex Euro Tec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034537</text:p>
          </table:table-cell>
          <table:table-cell office:value-type="string" table:style-name="ce1">
            <text:p>SECTOR BUENA VIS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lexis Rosado Rosa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408120</text:p>
          </table:table-cell>
          <table:table-cell office:value-type="string" table:style-name="ce1">
            <text:p>CARR. 167 KM. 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lfredo Ortiz Pad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104006</text:p>
          </table:table-cell>
          <table:table-cell office:value-type="string" table:style-name="ce1">
            <text:p>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ll Radiator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796067</text:p>
          </table:table-cell>
          <table:table-cell office:value-type="string" table:style-name="ce1">
            <text:p>URB MIRAFLOR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mador Radiador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zoraya_2001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60705</text:p>
          </table:table-cell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merico Quinones Quinon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2188</text:p>
          </table:table-cell>
          <table:table-cell office:value-type="string" table:style-name="ce1">
            <text:p>DD2 CALLE 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ngel A Cartagena Berri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3534</text:p>
          </table:table-cell>
          <table:table-cell office:value-type="string" table:style-name="ce1">
            <text:p>URB.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ngel G Santana Martin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3510</text:p>
          </table:table-cell>
          <table:table-cell office:value-type="string" table:style-name="ce1">
            <text:p>VILLAS DE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ngel M Fernandez Riv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858558</text:p>
          </table:table-cell>
          <table:table-cell office:value-type="string" table:style-name="ce1">
            <text:p>VILLA CONTESS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ngel M Santiago Gonzal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RIVERVIEW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ngel Nieves Huert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1046</text:p>
          </table:table-cell>
          <table:table-cell office:value-type="string" table:style-name="ce1">
            <text:p>BO HATO TEJ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ngel R Torres Gonzal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8701</text:p>
          </table:table-cell>
          <table:table-cell office:value-type="string" table:style-name="ce1">
            <text:p>BO. BUENA VIS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ngel Ramirez Cruza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693966</text:p>
          </table:table-cell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ntonio Andaluz Hernand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302476</text:p>
          </table:table-cell>
          <table:table-cell office:value-type="string" table:style-name="ce1">
            <text:p>CARR. 879 KM. 1.5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ntonio Bauzo Verga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MAGNOLIA GDN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ntonio Quiles Veg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serranooneill@gmail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LLE 23 <text:s/>NUM 4039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rcenio Torres Ro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7136</text:p>
          </table:table-cell>
          <table:table-cell office:value-type="string" table:style-name="ce1">
            <text:p>REPT SANTA TERES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ristides Cuadrado Mor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7858</text:p>
          </table:table-cell>
          <table:table-cell office:value-type="string" table:style-name="ce1">
            <text:p>KM 1 HM 6 <text:s text:c="2"/>CARR. 8829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rmando Martinez Lop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857665</text:p>
          </table:table-cell>
          <table:table-cell office:value-type="string" table:style-name="ce1">
            <text:p>URB MIRAFLOR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 Servicio Datsun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1075</text:p>
          </table:table-cell>
          <table:table-cell office:value-type="string" table:style-name="ce1">
            <text:p>MARGINAL CARR 2 ESQ CORRE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 Servicios Jireh Bayamon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67295</text:p>
          </table:table-cell>
          <table:table-cell office:value-type="string" table:style-name="ce1">
            <text:p>CARR. 840 KM. 0.8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 Tecnica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autotecnicaa@ao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7290</text:p>
          </table:table-cell>
          <table:table-cell office:value-type="string" table:style-name="ce1">
            <text:p>CARR. 831 KM 5.9 BO. MINILL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 Transmitiom Servic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286151</text:p>
          </table:table-cell>
          <table:table-cell office:value-type="string" table:style-name="ce1">
            <text:p>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xel E Santana Marqu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620522</text:p>
          </table:table-cell>
          <table:table-cell office:value-type="string" table:style-name="ce1">
            <text:p>URB ALHAMBR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Bayamon Motors &amp; Rebuilders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miguel.troche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6757</text:p>
          </table:table-cell>
          <table:table-cell office:value-type="string" table:style-name="ce1">
            <text:p>URB RIO PLANTATI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Benjamin Crespo Cabr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0375</text:p>
          </table:table-cell>
          <table:table-cell office:value-type="string" table:style-name="ce1">
            <text:p>URB SANTA CATALIN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Bernaedo Pabellon Riv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2586</text:p>
          </table:table-cell>
          <table:table-cell office:value-type="string" table:style-name="ce1">
            <text:p>VILLAS DE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ar Fix Solution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carfixsolution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502230</text:p>
          </table:table-cell>
          <table:table-cell office:value-type="string" table:style-name="ce1">
            <text:p>AVE LOMAS VERD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arlos A Figueroa Serrano - Rover Expres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REPTO VALENCI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arlos A Vazquez Rui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205284</text:p>
          </table:table-cell>
          <table:table-cell office:value-type="string" table:style-name="ce1">
            <text:p>VALLE VERDE 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arlos Rivera Negr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791485</text:p>
          </table:table-cell>
          <table:table-cell office:value-type="string" table:style-name="ce1">
            <text:p>PARC VAN SCOY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arlos Rosario Minay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6185</text:p>
          </table:table-cell>
          <table:table-cell office:value-type="string" table:style-name="ce1">
            <text:p>CALLE 7 - 216 FLAMINGO HILL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armelo Torres Gove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74275</text:p>
          </table:table-cell>
          <table:table-cell office:value-type="string" table:style-name="ce1">
            <text:p>CARR 830 KM 2.9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armen Rodriguez Rodriguez - Renta de Edific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304099</text:p>
          </table:table-cell>
          <table:table-cell office:value-type="string" table:style-name="ce1">
            <text:p>RR 5 BOX 891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artagena Auto Rep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mmoralescpa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0496</text:p>
          </table:table-cell>
          <table:table-cell office:value-type="string" table:style-name="ce1">
            <text:p>EXT FOREST HL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entro de Aliniamiento y Mec Liviana Roman - Gom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2766</text:p>
          </table:table-cell>
          <table:table-cell office:value-type="string" table:style-name="ce1">
            <text:p>AVE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harneco Transmission Ha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charnecotransmissionhaus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054180</text:p>
          </table:table-cell>
          <table:table-cell office:value-type="string" table:style-name="ce1">
            <text:p>REPARTO VALENCIA AE-19 7 ST.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oco Transmis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172128</text:p>
          </table:table-cell>
          <table:table-cell office:value-type="string" table:style-name="ce1">
            <text:p>REPTO TERES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ollazo Auto Electr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794693</text:p>
          </table:table-cell>
          <table:table-cell office:value-type="string" table:style-name="ce1">
            <text:p>AVE LOS DOMINICOS 1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olon Auto Servi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9114</text:p>
          </table:table-cell>
          <table:table-cell office:value-type="string" table:style-name="ce1">
            <text:p>URB ROYAL TOW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ompukar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68400</text:p>
          </table:table-cell>
          <table:table-cell office:value-type="string" table:style-name="ce1">
            <text:p>HATO TEJ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ristobal Pereira Rodrigu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LOMAS DE CAROLIN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T Car Wa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cts400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613204</text:p>
          </table:table-cell>
          <table:table-cell office:value-type="string" table:style-name="ce1">
            <text:p>URB QUINTAS DE RESVILL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uatro Puert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5186</text:p>
          </table:table-cell>
          <table:table-cell office:value-type="string" table:style-name="ce1">
            <text:p>URB REXVILL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amian Rivera Amad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463650</text:p>
          </table:table-cell>
          <table:table-cell office:value-type="string" table:style-name="ce1">
            <text:p>URB MIRAFLOR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avid Melendez Betancour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PO BOX 3108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avid Ojeda Ram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8693814</text:p>
          </table:table-cell>
          <table:table-cell office:value-type="string" table:style-name="ce1">
            <text:p>CARR 167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avid Sanchez Cardona - Sanchez Auto Rep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3351</text:p>
          </table:table-cell>
          <table:table-cell office:value-type="string" table:style-name="ce1">
            <text:p>EXT FOREST HILL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avila Hnos Machine Sho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2368</text:p>
          </table:table-cell>
          <table:table-cell office:value-type="string" table:style-name="ce1">
            <text:p>VISTA AL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ilone Auto Repair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993893</text:p>
          </table:table-cell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lion Gm Auto Tec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28523</text:p>
          </table:table-cell>
          <table:table-cell office:value-type="string" table:style-name="ce1">
            <text:p>109 CALLE LOS MILLON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T Forklift Servi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sandracaballero_19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70843</text:p>
          </table:table-cell>
          <table:table-cell office:value-type="string" table:style-name="ce1">
            <text:p>URB SANTA CATALIN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ddie B Garcia Naz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339572</text:p>
          </table:table-cell>
          <table:table-cell office:value-type="string" table:style-name="ce1">
            <text:p>URB S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dgardo Alvarado Col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JARDINES DE CAPARR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dgardo Palacio Seij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edgardopalaciosseijo@gmail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. FLAMINGO HILLS 172 CALLE 5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frain Encarnacion Col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697309</text:p>
          </table:table-cell>
          <table:table-cell office:value-type="string" table:style-name="ce1">
            <text:p>URB SAN FERNAND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lectromecanica El Ca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9711</text:p>
          </table:table-cell>
          <table:table-cell office:value-type="string" table:style-name="ce1">
            <text:p>Urb. Forest Hill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lectromecanica Gab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358572</text:p>
          </table:table-cell>
          <table:table-cell office:value-type="string" table:style-name="ce1">
            <text:p>CARR 167 K 15.9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lias Quick Servic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305181</text:p>
          </table:table-cell>
          <table:table-cell office:value-type="string" table:style-name="ce1">
            <text:p>CARR 167 KM 10 HM 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liezer Torres Figuero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388182</text:p>
          </table:table-cell>
          <table:table-cell office:value-type="string" table:style-name="ce1">
            <text:p>CALLE 24 NUMERO 2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lisieo Hernandez Ro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074814</text:p>
          </table:table-cell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ma Performance &amp; Auto Servi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ROYAL PALM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mmanuel Diaz Ramir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785340</text:p>
          </table:table-cell>
          <table:table-cell office:value-type="string" table:style-name="ce1">
            <text:p>BO LA ALDE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ngine Management Syste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elmomurillo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666826</text:p>
          </table:table-cell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nrico Arce Hernand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BO PAJAROS AMERICAN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nrique Baez Aguay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279448</text:p>
          </table:table-cell>
          <table:table-cell office:value-type="string" table:style-name="ce1">
            <text:p>VALLE DE SANTA OLAY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uro Tu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alexzx636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689821</text:p>
          </table:table-cell>
          <table:table-cell office:value-type="string" table:style-name="ce1">
            <text:p>SIERRA BAYAM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uro Xperts - Alexsis Diaz Riv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adiazrivera.02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597613</text:p>
          </table:table-cell>
          <table:table-cell office:value-type="string" table:style-name="ce1">
            <text:p>PARCELAS JUAN SACHEZ NUM 369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uropean Motor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109306</text:p>
          </table:table-cell>
          <table:table-cell office:value-type="string" table:style-name="ce1">
            <text:p>URB FRONTER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urotechniques - Ricardo Diaz Abraham<text:s text:c="2"/>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ricardodiazabraham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693111</text:p>
          </table:table-cell>
          <table:table-cell office:value-type="string" table:style-name="ce1">
            <text:p>URB SANTA ROS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urotek Tuning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885127</text:p>
          </table:table-cell>
          <table:table-cell office:value-type="string" table:style-name="ce1">
            <text:p>URB ROYAL PALM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V&amp;JC Auto Rep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04369</text:p>
          </table:table-cell>
          <table:table-cell office:value-type="string" table:style-name="ce1">
            <text:p>URB REXVILLE L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xpert Tune U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68591</text:p>
          </table:table-cell>
          <table:table-cell office:value-type="string" table:style-name="ce1">
            <text:p>URB SIERRA BAYAM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xpress Lube Rio Plantation - A. Seda Gonzál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expresslube@gmail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RR. 872 KM 0.9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xpresso Muffl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0717</text:p>
          </table:table-cell>
          <table:table-cell office:value-type="string" table:style-name="ce1">
            <text:p>CALLE 1, AA2, URB. RIVERVIEW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number-rows-repeated="2"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zequiel Guzman Clemen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61205</text:p>
          </table:table-cell>
          <table:table-cell office:value-type="string" table:style-name="ce1">
            <text:p>BO JUAN SANCHEZ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austino Cedeno Orti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690666</text:p>
          </table:table-cell>
          <table:table-cell office:value-type="string" table:style-name="ce1">
            <text:p>URB SANTQ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elix Electric &amp; Air Condition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78157</text:p>
          </table:table-cell>
          <table:table-cell office:value-type="string" table:style-name="ce1">
            <text:p>PASEO DEL SOL</text:p>
          </table:table-cell>
          <table:table-cell office:value-type="string" table:style-name="ce5">
            <text:p>Dora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erdinad J Caceres Torres Dba Mecanica Cacer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995310</text:p>
          </table:table-cell>
          <table:table-cell office:value-type="string" table:style-name="ce1">
            <text:p>BO HATO TEJ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J Autoservice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garciaacc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9396302375</text:p>
          </table:table-cell>
          <table:table-cell office:value-type="string" table:style-name="ce1">
            <text:p>BAYAMON GARDENS SHOPPING CENTER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rancisco de Aza Baez - Mecanica Tati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4081</text:p>
          </table:table-cell>
          <table:table-cell office:value-type="string" table:style-name="ce1">
            <text:p>AVE ORQUIDE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rancisco Marrero No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175804</text:p>
          </table:table-cell>
          <table:table-cell office:value-type="string" table:style-name="ce1">
            <text:p>VILLA CONTESS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rancisco Perez Echevarr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41118</text:p>
          </table:table-cell>
          <table:table-cell office:value-type="string" table:style-name="ce1">
            <text:p>URB RIO HONDO 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rank K Rivera Oje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65627</text:p>
          </table:table-cell>
          <table:table-cell office:value-type="string" table:style-name="ce1">
            <text:p>URB SIERRA BAYAM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RO2 Performan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fro2miniperformance@gmail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AVE COMERIO BLOQUE 92 16 B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RO2 Performance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fro2miniperformance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458785</text:p>
          </table:table-cell>
          <table:table-cell office:value-type="string" table:style-name="ce1">
            <text:p><text:s/>AVE. COMERIO, BLOQUE 92 16B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briel Jimenez del Val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743793</text:p>
          </table:table-cell>
          <table:table-cell office:value-type="string" table:style-name="ce1">
            <text:p>BO DAJAO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M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6372</text:p>
          </table:table-cell>
          <table:table-cell office:value-type="string" table:style-name="ce1">
            <text:p>BO CERRO GORDO SECTOR LA TOSC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Rodriguez - Efrain Rodrigu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320168</text:p>
          </table:table-cell>
          <table:table-cell office:value-type="string" table:style-name="ce1">
            <text:p>CARR 167 RAMAL 816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Bar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916001</text:p>
          </table:table-cell>
          <table:table-cell office:value-type="string" table:style-name="ce1">
            <text:p>417 CALLE COMERI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Hermanos Roj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353458</text:p>
          </table:table-cell>
          <table:table-cell office:value-type="string" table:style-name="ce1">
            <text:p>BO MINILL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Mi Sang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105918</text:p>
          </table:table-cell>
          <table:table-cell office:value-type="string" table:style-name="ce1">
            <text:p>ALTS DE BAYAM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Rafa Orti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3938</text:p>
          </table:table-cell>
          <table:table-cell office:value-type="string" table:style-name="ce1">
            <text:p>447 CALLE COMERI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Sanch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618492</text:p>
          </table:table-cell>
          <table:table-cell office:value-type="string" table:style-name="ce1">
            <text:p>CARR 167 KM 17.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Santa Ele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RR 861 KM 2.7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sco Quality MF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882000</text:p>
          </table:table-cell>
          <table:table-cell office:value-type="string" table:style-name="ce1">
            <text:p>CARR 167 #15 FRENTE AL PARQUE DE LAS CI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scot Auto Electr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mgascot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8116</text:p>
          </table:table-cell>
          <table:table-cell office:value-type="string" table:style-name="ce1">
            <text:p>HATO TEJ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scot Transmis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73871</text:p>
          </table:table-cell>
          <table:table-cell office:value-type="string" table:style-name="ce1">
            <text:p>BO CERRO GORD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erardo Olivella Riv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65602</text:p>
          </table:table-cell>
          <table:table-cell office:value-type="string" table:style-name="ce1">
            <text:p>VILLA DE SAN AGUSTI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il Antonio Cosme Dia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1524</text:p>
          </table:table-cell>
          <table:table-cell office:value-type="string" table:style-name="ce1">
            <text:p>BO BUENA VIS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olf Cars Solutio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golfcarssolution@gmail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RR#830 KM 1.0 SECTOR LA LOM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omicentro Rodrigu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emspedro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7800</text:p>
          </table:table-cell>
          <table:table-cell office:value-type="string" table:style-name="ce1">
            <text:p>AVE. NOGAL 1K29, ROYAL PALM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Harry Cruz Riv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79179</text:p>
          </table:table-cell>
          <table:table-cell office:value-type="string" table:style-name="ce1">
            <text:p>PRINCIPAL 265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Hector L Diaz Negr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939457</text:p>
          </table:table-cell>
          <table:table-cell office:value-type="string" table:style-name="ce1">
            <text:p>EXT LA MILAGROS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Hector Maldonado Andino - Ofici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hector360@prtc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68159</text:p>
          </table:table-cell>
          <table:table-cell office:value-type="string" table:style-name="ce1">
            <text:p>CHALETS DE RIO HOND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High Power Diese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5935</text:p>
          </table:table-cell>
          <table:table-cell office:value-type="string" table:style-name="ce1">
            <text:p>BO HATO TEJ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Hiraldo Rodriguez Riv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SIERRA BAYAM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Humberto A Negron Santia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4784</text:p>
          </table:table-cell>
          <table:table-cell office:value-type="string" table:style-name="ce1">
            <text:p>CALLE 3 OESTE #7 RIO PLANTATI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International Auto Repair And Auto Par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2766</text:p>
          </table:table-cell>
          <table:table-cell office:value-type="string" table:style-name="ce1">
            <text:p>AVE. SANTA JUANITA BM 3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Israel Morales Ocas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AVE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Israel Sanchez Bosqu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9396454027</text:p>
          </table:table-cell>
          <table:table-cell office:value-type="string" table:style-name="ce1">
            <text:p>COND RIVER PARK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Ivan Ramos Niev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ivanrn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665304</text:p>
          </table:table-cell>
          <table:table-cell office:value-type="string" table:style-name="ce1">
            <text:p>CALLE PASADENA B A 6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 Sanatana Auto Servic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santana0214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7347</text:p>
          </table:table-cell>
          <table:table-cell office:value-type="string" table:style-name="ce1">
            <text:p>CARRETERA 830 KM 2.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A Auto Repair &amp; Sales Par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939515</text:p>
          </table:table-cell>
          <table:table-cell office:value-type="string" table:style-name="ce1">
            <text:p>URB SIERRA BAYAM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A Diese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RR.174 BO GUARAGUA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acinto Gaeta Col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914269</text:p>
          </table:table-cell>
          <table:table-cell office:value-type="string" table:style-name="ce1">
            <text:p>URB HATO TEJ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aime Cruz Ferr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25622</text:p>
          </table:table-cell>
          <table:table-cell office:value-type="string" table:style-name="ce1">
            <text:p>URB MIRAFLOR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avier Mechanic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337270</text:p>
          </table:table-cell>
          <table:table-cell office:value-type="string" table:style-name="ce1">
            <text:p>BO HATO TEJ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C Motor Sport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856996</text:p>
          </table:table-cell>
          <table:table-cell office:value-type="string" table:style-name="ce1">
            <text:p>RIO PLANTATI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Diaz Rep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616110</text:p>
          </table:table-cell>
          <table:table-cell office:value-type="string" table:style-name="ce1">
            <text:p>RAMAL 872 HM 2 HATO TEJ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esael Alicea S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493290</text:p>
          </table:table-cell>
          <table:table-cell office:value-type="string" table:style-name="ce1">
            <text:p>URB CIUDAD INTERAMERICAN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esus M Sanchez Ros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pikiepr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307342</text:p>
          </table:table-cell>
          <table:table-cell office:value-type="string" table:style-name="ce1">
            <text:p>URB. CANA ,QQ-13 CALLE # 6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esus Munoz Lop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429543</text:p>
          </table:table-cell>
          <table:table-cell office:value-type="string" table:style-name="ce1">
            <text:p>EDF 5 SPT 50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EV Electrical &amp; Solar System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evillegas-59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941242</text:p>
          </table:table-cell>
          <table:table-cell office:value-type="string" table:style-name="ce1">
            <text:p>CALLE 10 H 10 FLAMBOYAN GARGENS BAYAM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hose E Melend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49766</text:p>
          </table:table-cell>
          <table:table-cell office:value-type="string" table:style-name="ce1">
            <text:p>BO CAMPANILL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aquin Ventu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958346</text:p>
          </table:table-cell>
          <table:table-cell office:value-type="string" table:style-name="ce1">
            <text:p>BAYAMON BRANCH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hny Colon Riv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062483</text:p>
          </table:table-cell>
          <table:table-cell office:value-type="string" table:style-name="ce1">
            <text:p>CALLE 1 D-12 URBANIZACION EL CORTIJ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nat D Colon Sanch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3658</text:p>
          </table:table-cell>
          <table:table-cell office:value-type="string" table:style-name="ce1">
            <text:p>CARR 167 KM 20.0 <text:s/>BO ALDE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rge L Palacios Seij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090623</text:p>
          </table:table-cell>
          <table:table-cell office:value-type="string" table:style-name="ce1">
            <text:p>BO. MINILL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rge O Sostre Marca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4056</text:p>
          </table:table-cell>
          <table:table-cell office:value-type="string" table:style-name="ce1">
            <text:p>BO GUARAGUAO ABAJ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A Melendez Andi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533645</text:p>
          </table:table-cell>
          <table:table-cell office:value-type="string" table:style-name="ce1">
            <text:p>BO CAMPANILL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A Ortiz Santia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6074</text:p>
          </table:table-cell>
          <table:table-cell office:value-type="string" table:style-name="ce1">
            <text:p>URB 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A Santos Re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9190</text:p>
          </table:table-cell>
          <table:table-cell office:value-type="string" table:style-name="ce1">
            <text:p>432 CALLE COMERI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Auto Rep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780444</text:p>
          </table:table-cell>
          <table:table-cell office:value-type="string" table:style-name="ce1">
            <text:p>CARR 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Calo Ramir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989851</text:p>
          </table:table-cell>
          <table:table-cell office:value-type="string" table:style-name="ce1">
            <text:p>RESD. ALEGRIA NORT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Cotto Ram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0450</text:p>
          </table:table-cell>
          <table:table-cell office:value-type="string" table:style-name="ce1">
            <text:p>VILLA ESPAN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J Munoz Burg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unjjmb@ao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697936</text:p>
          </table:table-cell>
          <table:table-cell office:value-type="string" table:style-name="ce1">
            <text:p>VILLA CONTESS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L Concepcion Lop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6853</text:p>
          </table:table-cell>
          <table:table-cell office:value-type="string" table:style-name="ce1">
            <text:p>REPTO VALENCI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L Cruz Pag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cruz23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270725</text:p>
          </table:table-cell>
          <table:table-cell office:value-type="string" table:style-name="ce1">
            <text:p>URB REPARTO TERES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L Marte de Jesus - Marte Air Condition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PO BOX 648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L Morales Riv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32384</text:p>
          </table:table-cell>
          <table:table-cell office:value-type="string" table:style-name="ce1">
            <text:p>CALLE <text:s/>AU - 17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L Rodriguez Gandara - Mecanico Hojalat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157822</text:p>
          </table:table-cell>
          <table:table-cell office:value-type="string" table:style-name="ce1">
            <text:p>CALLE 1 C-5 REXVILL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M Burgos Fue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BAYAMON GDN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Merced Hernandez Pep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7890</text:p>
          </table:table-cell>
          <table:table-cell office:value-type="string" table:style-name="ce1">
            <text:p>URB 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N Santos Orti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66725</text:p>
          </table:table-cell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R Auto Electr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bj.zayas@gmail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. VALENCIA CALLE 12 AK 16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R Transmis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979494</text:p>
          </table:table-cell>
          <table:table-cell office:value-type="string" table:style-name="ce1">
            <text:p>CARR 819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uan A Rosado Oy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66219</text:p>
          </table:table-cell>
          <table:table-cell office:value-type="string" table:style-name="ce1">
            <text:p>URB SANTA ROS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uan F Ruiz Miran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889188</text:p>
          </table:table-cell>
          <table:table-cell office:value-type="string" table:style-name="ce1">
            <text:p>EXT HNAS DAVIL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uan G Osorio Carmona - Electromecanica Gab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8519</text:p>
          </table:table-cell>
          <table:table-cell office:value-type="string" table:style-name="ce1">
            <text:p>ALT DE FLAMBOYA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uan Oso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BUENA VIS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uan Oyola Rodrigu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RR 829 KM 3.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uan R Salas Bru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68296</text:p>
          </table:table-cell>
          <table:table-cell office:value-type="string" table:style-name="ce1">
            <text:p>REPTO TERES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uan S Camareno Carabal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03521</text:p>
          </table:table-cell>
          <table:table-cell office:value-type="string" table:style-name="ce1">
            <text:p>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ustiniano Sanchez Hernandez - Buru Auto Servic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psantiago@infoproviders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0818</text:p>
          </table:table-cell>
          <table:table-cell office:value-type="string" table:style-name="ce1">
            <text:p>341 CALLE HIRAM GONZALEZ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azaro T. Charneco Oje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charnecotransmissionhaus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054180</text:p>
          </table:table-cell>
          <table:table-cell office:value-type="string" table:style-name="ce1">
            <text:p>REPARTO VALENCIA AE-19 7TH ST.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eonardo Rios Mora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VILLA CONTESS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eonardo Rullan Orriol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817075</text:p>
          </table:table-cell>
          <table:table-cell office:value-type="string" table:style-name="ce1">
            <text:p>CARR 840 KM 0.9 CALLE CATERINA FIDALGO B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iberty Tire - Angel E Torres Huert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794949</text:p>
          </table:table-cell>
          <table:table-cell office:value-type="string" table:style-name="ce1">
            <text:p>CARR 829 KM 5.9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uis A Baez Guz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252755</text:p>
          </table:table-cell>
          <table:table-cell office:value-type="string" table:style-name="ce1">
            <text:p>BO GUARAGUA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uis A Gonzalez Avi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799035</text:p>
          </table:table-cell>
          <table:table-cell office:value-type="string" table:style-name="ce1">
            <text:p>LOS LAURELES APARTMENT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uis C Garcia Avi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5841</text:p>
          </table:table-cell>
          <table:table-cell office:value-type="string" table:style-name="ce1">
            <text:p>URB ROYAL PALM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uis de Jesus Cristob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55078</text:p>
          </table:table-cell>
          <table:table-cell office:value-type="string" table:style-name="ce1">
            <text:p>URB EL CORTIJ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uis E Bruno Gar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lfsbruno32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756391</text:p>
          </table:table-cell>
          <table:table-cell office:value-type="string" table:style-name="ce1">
            <text:p>CALLE 48 <text:s/>II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uis I Rivera <text:s/>Ros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767999</text:p>
          </table:table-cell>
          <table:table-cell office:value-type="string" table:style-name="ce1">
            <text:p>JARDINES <text:s/>DE CAPARR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uis J Cortes Torr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ljcmotors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54074</text:p>
          </table:table-cell>
          <table:table-cell office:value-type="string" table:style-name="ce1">
            <text:p>URB FRONTER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uis J de Leon Ri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939900</text:p>
          </table:table-cell>
          <table:table-cell office:value-type="string" table:style-name="ce1">
            <text:p>URB FRANCISCO OLLER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 and P Custom Conversion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693397</text:p>
          </table:table-cell>
          <table:table-cell office:value-type="string" table:style-name="ce1">
            <text:p>BO GUARAGUA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ldonado Auto Rep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101305</text:p>
          </table:table-cell>
          <table:table-cell office:value-type="string" table:style-name="ce1">
            <text:p>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nny's Auto Computer - Angel M Rivera Orti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aalvarado7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70501</text:p>
          </table:table-cell>
          <table:table-cell office:value-type="string" table:style-name="ce1">
            <text:p>RR 4 BOX 475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nny`S Auto Comput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aalvarado7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70501</text:p>
          </table:table-cell>
          <table:table-cell office:value-type="string" table:style-name="ce1">
            <text:p>BO CERRO GORD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nuel E Lebron Per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482260</text:p>
          </table:table-cell>
          <table:table-cell office:value-type="string" table:style-name="ce1">
            <text:p>154 CALLE DR VEV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rcos A Gonzalez Cru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65761</text:p>
          </table:table-cell>
          <table:table-cell office:value-type="string" table:style-name="ce1">
            <text:p>SIERRA BAYAM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rcos Paunetto Cosm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797668</text:p>
          </table:table-cell>
          <table:table-cell office:value-type="string" table:style-name="ce1">
            <text:p>CARR 830 SECTOR ORTEG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ria de Torre Escud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SA FAMILIA DEL SERVICI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rio Sanchez Rodrigu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716786</text:p>
          </table:table-cell>
          <table:table-cell office:value-type="string" table:style-name="ce1">
            <text:p>BO BUENA VIS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x Auto 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7175</text:p>
          </table:table-cell>
          <table:table-cell office:value-type="string" table:style-name="ce1">
            <text:p>URB SIERRA BAYAM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ecanica Cain - International Auto Repair And Au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964242</text:p>
          </table:table-cell>
          <table:table-cell office:value-type="string" table:style-name="ce1">
            <text:p>AVE. SANTA JUANITA BM 3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ecanica Car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74275</text:p>
          </table:table-cell>
          <table:table-cell office:value-type="string" table:style-name="ce1">
            <text:p>CARR. 830 KM 2.9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ecanica Ch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osemtonpr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330070</text:p>
          </table:table-cell>
          <table:table-cell office:value-type="string" table:style-name="ce1">
            <text:p>BO INDIO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ecanica Don Ch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531820</text:p>
          </table:table-cell>
          <table:table-cell office:value-type="string" table:style-name="ce1">
            <text:p>URB. CANA , CALLE 19 WW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ecanica El Pediat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90155</text:p>
          </table:table-cell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ecanica Esquil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lamorales@coqui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298363</text:p>
          </table:table-cell>
          <table:table-cell office:value-type="string" table:style-name="ce1">
            <text:p>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ecanica Javi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252274</text:p>
          </table:table-cell>
          <table:table-cell office:value-type="string" table:style-name="ce1">
            <text:p>URB RIVER VW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ecanica Orti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55758</text:p>
          </table:table-cell>
          <table:table-cell office:value-type="string" table:style-name="ce1">
            <text:p>AVE GILBERTO CONCEPCION GRACI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ecanica Rober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126412</text:p>
          </table:table-cell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ecanica Rodrigu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sandracaballero_19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703110</text:p>
          </table:table-cell>
          <table:table-cell office:value-type="string" table:style-name="ce1">
            <text:p>AVE. LOS MILLON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ecanica Tazman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9395792886</text:p>
          </table:table-cell>
          <table:table-cell office:value-type="string" table:style-name="ce1">
            <text:p>RES JARDINES DE CAPARR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ecanica Viv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cpa.nieves1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0099</text:p>
          </table:table-cell>
          <table:table-cell office:value-type="string" table:style-name="ce1">
            <text:p>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elquiades Santiago Estrel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694734</text:p>
          </table:table-cell>
          <table:table-cell office:value-type="string" table:style-name="ce1">
            <text:p>AVE CEMENTERIO NACIONAL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etro Toyo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252525</text:p>
          </table:table-cell>
          <table:table-cell office:value-type="string" table:style-name="ce1">
            <text:p>CARR 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GC Auto 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9392188656</text:p>
          </table:table-cell>
          <table:table-cell office:value-type="string" table:style-name="ce1">
            <text:p>URB REXVILL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ickey Auto Servi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mickeyautoservice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58296</text:p>
          </table:table-cell>
          <table:table-cell office:value-type="string" table:style-name="ce1">
            <text:p>AVE. NORTHMAIN BLQ 7 #1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iguel Beltran So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790515</text:p>
          </table:table-cell>
          <table:table-cell office:value-type="string" table:style-name="ce1">
            <text:p>E3619 DORAD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iguel Rivera Gonzal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437483</text:p>
          </table:table-cell>
          <table:table-cell office:value-type="string" table:style-name="ce1">
            <text:p>CARR. 830 KM. 5.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inillas Auto Servi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369030</text:p>
          </table:table-cell>
          <table:table-cell office:value-type="string" table:style-name="ce1">
            <text:p>VILLAS DE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isael Casillas Avi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664092</text:p>
          </table:table-cell>
          <table:table-cell office:value-type="string" table:style-name="ce1">
            <text:p>BO MUCARABON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isael Nazario Mora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73260</text:p>
          </table:table-cell>
          <table:table-cell office:value-type="string" table:style-name="ce1">
            <text:p>PARC VAN SCOY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otor Process - Juvencio Irizarry Riv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uvepr15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2222</text:p>
          </table:table-cell>
          <table:table-cell office:value-type="string" table:style-name="ce1">
            <text:p>URB SIERRA LIND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ales Development Enterprise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spiappr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9394522971</text:p>
          </table:table-cell>
          <table:table-cell office:value-type="string" table:style-name="ce1">
            <text:p>CALLE ROSSY # 8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elson Diaz Riv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967388</text:p>
          </table:table-cell>
          <table:table-cell office:value-type="string" table:style-name="ce1">
            <text:p>BARR BUENA VIS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eson Cortes Maldona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0341</text:p>
          </table:table-cell>
          <table:table-cell office:value-type="string" table:style-name="ce1">
            <text:p>VILLA CONTESS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ew Generation Bayamon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estados@mracontabilidad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4805</text:p>
          </table:table-cell>
          <table:table-cell office:value-type="string" table:style-name="ce1">
            <text:p>AVE COMERIO CARR 167 KM 238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ew Solar Protect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mariced@life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SIERRA LIND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idia Garcia Almonte DBA Autodiagnost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151400</text:p>
          </table:table-cell>
          <table:table-cell office:value-type="string" table:style-name="ce1">
            <text:p>ROYAL TOW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el del Valle del Val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74402</text:p>
          </table:table-cell>
          <table:table-cell office:value-type="string" table:style-name="ce1">
            <text:p>BARR <text:s/>BUENA VIS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el Mass Bernar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741021</text:p>
          </table:table-cell>
          <table:table-cell office:value-type="string" table:style-name="ce1">
            <text:p>URB SANTA ELEN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rberto Pizarro Hernand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9393974173</text:p>
          </table:table-cell>
          <table:table-cell office:value-type="string" table:style-name="ce1">
            <text:p>URB SAN FERNAND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rmans Evo Technology - Nomran J Salgado Merca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153365</text:p>
          </table:table-cell>
          <table:table-cell office:value-type="string" table:style-name="ce1">
            <text:p>URB. SIERRA LIND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Octavio Delgado Gar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793867</text:p>
          </table:table-cell>
          <table:table-cell office:value-type="string" table:style-name="ce1">
            <text:p>CARR. 830 KM. 1.5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Olivo Auto 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torito20002001@yahoo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MPO ALEGR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Omar Hernandez Bonil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07648</text:p>
          </table:table-cell>
          <table:table-cell office:value-type="string" table:style-name="ce1">
            <text:p>CARRETERA 816 KM 6.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Orlando Rolon Riv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033317</text:p>
          </table:table-cell>
          <table:table-cell office:value-type="string" table:style-name="ce1">
            <text:p>EDIF 1 A APTO 7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Orlando Soto Maldona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RIVER VW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Oropeza Auto Rep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672700</text:p>
          </table:table-cell>
          <table:table-cell office:value-type="string" table:style-name="ce1">
            <text:p>CALLE 13 B 16 STA CATALIN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Otoniel Casillas Riv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045222</text:p>
          </table:table-cell>
          <table:table-cell office:value-type="string" table:style-name="ce1">
            <text:p>CARR 81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OZ Car &amp; Truck Service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mustangautoservice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797117</text:p>
          </table:table-cell>
          <table:table-cell office:value-type="string" table:style-name="ce1">
            <text:p>URB SIERRA BAYAM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ablo A Hernandez Cosm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6756</text:p>
          </table:table-cell>
          <table:table-cell office:value-type="string" table:style-name="ce1">
            <text:p>EDIF JEANNI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apito Auto Rep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937611</text:p>
          </table:table-cell>
          <table:table-cell office:value-type="string" table:style-name="ce1">
            <text:p>PARC SAINT JUST</text:p>
          </table:table-cell>
          <table:table-cell office:value-type="string" table:style-name="ce5">
            <text:p>Trujillo Al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apo Auto Rep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63039</text:p>
          </table:table-cell>
          <table:table-cell office:value-type="string" table:style-name="ce1">
            <text:p>URB SANTA MONIC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edro L Arroyo Pag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479176</text:p>
          </table:table-cell>
          <table:table-cell office:value-type="string" table:style-name="ce1">
            <text:p>CARR 840 KM 1 HM 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edro Matta Re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REPTO TERES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edro Munoz Lop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6857</text:p>
          </table:table-cell>
          <table:table-cell office:value-type="string" table:style-name="ce1">
            <text:p>BO LA ALDE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edro Oquendo Mend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edro Ruben Diaz Eraz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5963</text:p>
          </table:table-cell>
          <table:table-cell office:value-type="string" table:style-name="ce1">
            <text:p>URB COUNTRY EST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erfection Auto Servic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286365</text:p>
          </table:table-cell>
          <table:table-cell office:value-type="string" table:style-name="ce1">
            <text:p>URB PATIO DE REXVILL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or Con Management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172591</text:p>
          </table:table-cell>
          <table:table-cell office:value-type="string" table:style-name="ce1">
            <text:p>RAMAL 831 KM 4.5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ower Transmis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cabreramaribel@live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375037</text:p>
          </table:table-cell>
          <table:table-cell office:value-type="string" table:style-name="ce1">
            <text:p>URB ROYAL PALM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R Truck Repair Service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prtruck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472089</text:p>
          </table:table-cell>
          <table:table-cell office:value-type="string" table:style-name="ce1">
            <text:p>CARR 830 KM 5.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ramacpr JCM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cotto_1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670106</text:p>
          </table:table-cell>
          <table:table-cell office:value-type="string" table:style-name="ce1">
            <text:p>CARR # 2 KM 15.8 HATO TEJ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rontito Au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686900</text:p>
          </table:table-cell>
          <table:table-cell office:value-type="string" table:style-name="ce1">
            <text:p>URB RIO PLANTATI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rosper Auto Repair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cparrc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787184</text:p>
          </table:table-cell>
          <table:table-cell office:value-type="string" table:style-name="ce1">
            <text:p>282 CALLE COMERI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uerto Rico Fleet Servic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fabianracing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643289</text:p>
          </table:table-cell>
          <table:table-cell office:value-type="string" table:style-name="ce1">
            <text:p>PO BOX 5603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&amp;P Pro Mechanial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312385</text:p>
          </table:table-cell>
          <table:table-cell office:value-type="string" table:style-name="ce1">
            <text:p>EXT VILLA RICAILLA RIC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adiadores G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8833</text:p>
          </table:table-cell>
          <table:table-cell office:value-type="string" table:style-name="ce1">
            <text:p>ALTURAS DE FLAMBOYA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adiadores Veni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2569</text:p>
          </table:table-cell>
          <table:table-cell office:value-type="string" table:style-name="ce1">
            <text:p>AVE WEST MAI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afael del Moral Maldona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JARDINES DE CAPARRA CALLE 5 J27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afael Flor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812485</text:p>
          </table:table-cell>
          <table:table-cell office:value-type="string" table:style-name="ce1">
            <text:p>URB IRLANDA HT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afael Melendez Ros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090528</text:p>
          </table:table-cell>
          <table:table-cell office:value-type="string" table:style-name="ce1">
            <text:p>URB SANTA ELEN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afael Santana Rosa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VISTA ALEGR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amos Servicios de Electricida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75854</text:p>
          </table:table-cell>
          <table:table-cell office:value-type="string" table:style-name="ce1">
            <text:p>URB. BUENA VIS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enato Amador Rosa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2977</text:p>
          </table:table-cell>
          <table:table-cell office:value-type="string" table:style-name="ce1">
            <text:p>EXT VILLA RIC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ene <text:s/>Medina Andi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REPATO VALENCI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icardo L Alvarado <text:s/>Rodriqu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1656</text:p>
          </table:table-cell>
          <table:table-cell office:value-type="string" table:style-name="ce1">
            <text:p>URB MIRAFLOR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icardo Lopez Sanch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4085</text:p>
          </table:table-cell>
          <table:table-cell office:value-type="string" table:style-name="ce1">
            <text:p>URB. STA. MONIC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icardo Tirado Casal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623400</text:p>
          </table:table-cell>
          <table:table-cell office:value-type="string" table:style-name="ce1">
            <text:p>URB ENRAMAD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igoberto Erazo Flor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695345</text:p>
          </table:table-cell>
          <table:table-cell office:value-type="string" table:style-name="ce1">
            <text:p>C/MARGAR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ivera Auto Servi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795275</text:p>
          </table:table-cell>
          <table:table-cell office:value-type="string" table:style-name="ce1">
            <text:p>CALLE 11 305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M Engine Rebuild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64381</text:p>
          </table:table-cell>
          <table:table-cell office:value-type="string" table:style-name="ce1">
            <text:p>URB RIO PLANTATI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oberto Atanacio Ros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669789</text:p>
          </table:table-cell>
          <table:table-cell office:value-type="string" table:style-name="ce1">
            <text:p>URB SANTA ROS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oberto L Rosado Narva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874531</text:p>
          </table:table-cell>
          <table:table-cell office:value-type="string" table:style-name="ce1">
            <text:p>BAYAMON GARDENS APARTMENT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QR Transmission - Quintana Robles Ricar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rqrtrans@live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380282</text:p>
          </table:table-cell>
          <table:table-cell office:value-type="string" table:style-name="ce1">
            <text:p>AVE 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ush Auto Rep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oseg_perez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671238</text:p>
          </table:table-cell>
          <table:table-cell office:value-type="string" table:style-name="ce1">
            <text:p>BO. CERRO GORDO SECTOR LOS NUNEZ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amuel Vazquez Riv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069494</text:p>
          </table:table-cell>
          <table:table-cell office:value-type="string" table:style-name="ce1">
            <text:p>EXT VISTA BELL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antos Auto Servi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797368</text:p>
          </table:table-cell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antos Transmis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1758</text:p>
          </table:table-cell>
          <table:table-cell office:value-type="string" table:style-name="ce1">
            <text:p>C / 9 GG - 2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errano Trans Part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5651</text:p>
          </table:table-cell>
          <table:table-cell office:value-type="string" table:style-name="ce1">
            <text:p>375 CALLE COMERI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peed Cartel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terealdrey@onelinkpr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57363</text:p>
          </table:table-cell>
          <table:table-cell office:value-type="string" table:style-name="ce1">
            <text:p>AVE. <text:s/>LOMAS VERDES F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top Jose Servi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681555</text:p>
          </table:table-cell>
          <table:table-cell office:value-type="string" table:style-name="ce1">
            <text:p>ACACIA 1A 54 ROYAL PALM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lle Edw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BO HATO TEJ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ller Dav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8807</text:p>
          </table:table-cell>
          <table:table-cell office:value-type="string" table:style-name="ce1">
            <text:p>CARR 29 EXPRESO SIERRA BAYAM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ller Manuel Henriqu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tallermanuelhenriquez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4044</text:p>
          </table:table-cell>
          <table:table-cell office:value-type="string" table:style-name="ce1">
            <text:p>BO MINILLAS SECT LAS CUAVAS AVE SANTA JU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ller Mecanica Lop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304457</text:p>
          </table:table-cell>
          <table:table-cell office:value-type="string" table:style-name="ce1">
            <text:p>BO DAJAO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ller Moli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PO BOX 212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ller Va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cpacintron@prtc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6372</text:p>
          </table:table-cell>
          <table:table-cell office:value-type="string" table:style-name="ce1">
            <text:p>AVENIDA CEMENTERIO NACIONAL #85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ech Line Solution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yomaraly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9396454744</text:p>
          </table:table-cell>
          <table:table-cell office:value-type="string" table:style-name="ce1">
            <text:p>4T2 CALLE TULIPA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ito Hon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tito-costas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9310</text:p>
          </table:table-cell>
          <table:table-cell office:value-type="string" table:style-name="ce1">
            <text:p>REPTO VALENCI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oyota Performan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79082</text:p>
          </table:table-cell>
          <table:table-cell office:value-type="string" table:style-name="ce1">
            <text:p>BO BUENA VIS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ransmi Zone Plus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8420</text:p>
          </table:table-cell>
          <table:table-cell office:value-type="string" table:style-name="ce1">
            <text:p>CARR 830 KM 2.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Utoautomobile - Ricardo Lopez Sanch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4085</text:p>
          </table:table-cell>
          <table:table-cell office:value-type="string" table:style-name="ce1">
            <text:p>URB. STA. MONIC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Valentin Auto Servi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maestrej43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72480</text:p>
          </table:table-cell>
          <table:table-cell office:value-type="string" table:style-name="ce1">
            <text:p>URB BELLA VIS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Valentin Perez Riv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310082</text:p>
          </table:table-cell>
          <table:table-cell office:value-type="string" table:style-name="ce1">
            <text:p>ROYAL TOW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Vicente D Quinta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153711</text:p>
          </table:table-cell>
          <table:table-cell office:value-type="string" table:style-name="ce1">
            <text:p>URB BAYAMON GDN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Vilswagwen P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wagenpro@yahii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8165207</text:p>
          </table:table-cell>
          <table:table-cell office:value-type="string" table:style-name="ce1">
            <text:p>URB JARD DE CAPARR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Wilfredo Rodrigu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wrdz@prtc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275435</text:p>
          </table:table-cell>
          <table:table-cell office:value-type="string" table:style-name="ce1">
            <text:p>SECTOR PEPE TORR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Wiwi Auto Servi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wiwi@onelinkpr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971110</text:p>
          </table:table-cell>
          <table:table-cell office:value-type="string" table:style-name="ce1">
            <text:p>CARR. 872 KM 0.6 RIO PLANTATI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Yamil A Suarez Ocas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505321</text:p>
          </table:table-cell>
          <table:table-cell office:value-type="string" table:style-name="ce1">
            <text:p>JARD DE CAPARR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Zambrana Auto Service and Parts,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iramirez@imgaccountingservices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ROYAL PALM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 Otro Nivel Music S - Xavier A Rodriguez Santia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belardo E Achecar Martin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590050</text:p>
          </table:table-cell>
          <table:table-cell office:value-type="string" table:style-name="ce1">
            <text:p>URB PUERTO NUEVO</text:p>
          </table:table-cell>
          <table:table-cell office:value-type="string" table:style-name="ce5">
            <text:p>San Ju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J Car Wa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sbernal28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752590</text:p>
          </table:table-cell>
          <table:table-cell office:value-type="string" table:style-name="ce1">
            <text:p>MINILLAS INDUSTRIAL PARK 420 CALLE E #6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J Car Wash Cor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torres.accounting@outlook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752590</text:p>
          </table:table-cell>
          <table:table-cell office:value-type="string" table:style-name="ce1">
            <text:p>Cerro Gord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lbertico Rivera Gar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593501</text:p>
          </table:table-cell>
          <table:table-cell office:value-type="string" table:style-name="ce1">
            <text:p>CALLE ALEMEDA <text:s/>G F - 16 ,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lexis D'oleo Merc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5921</text:p>
          </table:table-cell>
          <table:table-cell office:value-type="string" table:style-name="ce1">
            <text:p>AVE. LAURELL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ll In One Autoca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025334</text:p>
          </table:table-cell>
          <table:table-cell office:value-type="string" table:style-name="ce1">
            <text:p>URB 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ndres I Gascot Corr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183743</text:p>
          </table:table-cell>
          <table:table-cell office:value-type="string" table:style-name="ce1">
            <text:p>EXT VILLA RIC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ndy Auto Deteili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193176</text:p>
          </table:table-cell>
          <table:table-cell office:value-type="string" table:style-name="ce1">
            <text:p>CALLE AUREOLA B 6-4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neudy Arias Aceve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049834</text:p>
          </table:table-cell>
          <table:table-cell office:value-type="string" table:style-name="ce1">
            <text:p>URB SANTA ELEN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ngel B Andino Martin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4504</text:p>
          </table:table-cell>
          <table:table-cell office:value-type="string" table:style-name="ce1">
            <text:p>URB SANTA CATALIN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ngel D Morales <text:s/>Dia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7829</text:p>
          </table:table-cell>
          <table:table-cell office:value-type="string" table:style-name="ce1">
            <text:p>URB RIO HONDO 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ngel I Rosario Oquen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928110</text:p>
          </table:table-cell>
          <table:table-cell office:value-type="string" table:style-name="ce1">
            <text:p>RES. JOSE CELSO BALBOS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ngel L Padilla Padil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983205</text:p>
          </table:table-cell>
          <table:table-cell office:value-type="string" table:style-name="ce1">
            <text:p>RES BRISAS DE BAYAM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ngel R Gonzalez Mola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874127</text:p>
          </table:table-cell>
          <table:table-cell office:value-type="string" table:style-name="ce1">
            <text:p>VILLA RIC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ngel Rosado Nieves Mecan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rosado343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252651</text:p>
          </table:table-cell>
          <table:table-cell office:value-type="string" table:style-name="ce1">
            <text:p>URB MIRAFLORES CALLE 5 ALBORADA BLQ 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ngel'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585636</text:p>
          </table:table-cell>
          <table:table-cell office:value-type="string" table:style-name="ce1">
            <text:p>URB LA MILAGROS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nthony R Lopez Mj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620607</text:p>
          </table:table-cell>
          <table:table-cell office:value-type="string" table:style-name="ce1">
            <text:p>URB SAN FERNAND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riel Reyes Labo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arl17immaculate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380110</text:p>
          </table:table-cell>
          <table:table-cell office:value-type="string" table:style-name="ce1">
            <text:p>URB REXVILL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 Detail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737073</text:p>
          </table:table-cell>
          <table:table-cell office:value-type="string" table:style-name="ce1">
            <text:p>CARR 840 KM 8.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 Lu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214347</text:p>
          </table:table-cell>
          <table:table-cell office:value-type="string" table:style-name="ce1">
            <text:p>BAYAMON OEST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 Lu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239196</text:p>
          </table:table-cell>
          <table:table-cell office:value-type="string" table:style-name="ce1">
            <text:p>CARR 167 INT AVE LAS CUMBR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 Lux - Santa Rosa Mal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200404</text:p>
          </table:table-cell>
          <table:table-cell office:value-type="string" table:style-name="ce1">
            <text:p>SANTA ROSA MALL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-Lux - AR Detailing,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antonioyadiel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680519</text:p>
          </table:table-cell>
          <table:table-cell office:value-type="string" table:style-name="ce1">
            <text:p>EL CANTON MALL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care Corp. - Hi-Tech Auto Care <text:s/>Bayam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victor@autocarepr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795001</text:p>
          </table:table-cell>
          <table:table-cell office:value-type="string" table:style-name="ce1">
            <text:p>BO PAJARO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Bayamon Auto Performance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bapinc2012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690775</text:p>
          </table:table-cell>
          <table:table-cell office:value-type="string" table:style-name="ce1">
            <text:p>CARR 174 KM 1.8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Blinblin Autodetail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felohaya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785707</text:p>
          </table:table-cell>
          <table:table-cell office:value-type="string" table:style-name="ce1">
            <text:p>SIERRA TAIN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Bling Bling Auto Detail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carlosantoniosoto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757070</text:p>
          </table:table-cell>
          <table:table-cell office:value-type="string" table:style-name="ce1">
            <text:p>URB LOS DOMINICO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aerlos I Garay Rodrigu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482723</text:p>
          </table:table-cell>
          <table:table-cell office:value-type="string" table:style-name="ce1">
            <text:p>BO. DAJAO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ar Wash &amp; Detailing Speciali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401085</text:p>
          </table:table-cell>
          <table:table-cell office:value-type="string" table:style-name="ce1">
            <text:p>URB SIERRA LIND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arlos G Rolon Nob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cnoble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9397170675</text:p>
          </table:table-cell>
          <table:table-cell office:value-type="string" table:style-name="ce1">
            <text:p>URB. SANTA ELEN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arlos J Ostolaz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871699</text:p>
          </table:table-cell>
          <table:table-cell office:value-type="string" table:style-name="ce1">
            <text:p>URB AGUSTIN STAHL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arlos J Rijos Eraz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791993</text:p>
          </table:table-cell>
          <table:table-cell office:value-type="string" table:style-name="ce1">
            <text:p>BO PAJARO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arlos M Centeno Michel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979449</text:p>
          </table:table-cell>
          <table:table-cell office:value-type="string" table:style-name="ce1">
            <text:p>URB. 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arlos Ortiz Maest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446241</text:p>
          </table:table-cell>
          <table:table-cell office:value-type="string" table:style-name="ce1">
            <text:p>AVE CEMENTERIO NACIONAL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armelo J Ortiz Guz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SANTA JUANITA CALLE GASTON F A 3 SEC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entro de Alineamiento Proc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405363</text:p>
          </table:table-cell>
          <table:table-cell office:value-type="string" table:style-name="ce1">
            <text:p>URB. LAS VEGAS CALLE 8 AA2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hinea Fleet Maintenan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luischinea30@gmail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VAN SCOY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hristian Nun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christ_nunez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254477</text:p>
          </table:table-cell>
          <table:table-cell office:value-type="string" table:style-name="ce1">
            <text:p>URB CAN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' Spa Detailling &amp; Carpet Clean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odanielsantos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313024</text:p>
          </table:table-cell>
          <table:table-cell office:value-type="string" table:style-name="ce1">
            <text:p>VALLE DE CERRO GORD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aniel Floran Rodrigu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60592</text:p>
          </table:table-cell>
          <table:table-cell office:value-type="string" table:style-name="ce1">
            <text:p>URB SANTA ROS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annys Car Shi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essy173pr@prtc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121502</text:p>
          </table:table-cell>
          <table:table-cell office:value-type="string" table:style-name="ce1">
            <text:p>URB MAGNOLIA GDN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avid J Serrano Torr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a1calejandro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647000</text:p>
          </table:table-cell>
          <table:table-cell office:value-type="string" table:style-name="ce1">
            <text:p>URB RIVER VW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etailers Grou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auticopr@icloud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384303</text:p>
          </table:table-cell>
          <table:table-cell office:value-type="string" table:style-name="ce1">
            <text:p>ALTURAS DEL RI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iogenes I Mercado Rui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0843</text:p>
          </table:table-cell>
          <table:table-cell office:value-type="string" table:style-name="ce1">
            <text:p>URB HNAS DAVIL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unamis Car Wa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f.ayala0112@gmail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VANS SCOY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dgardo Rodriguez Niev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4439</text:p>
          </table:table-cell>
          <table:table-cell office:value-type="string" table:style-name="ce1">
            <text:p>URB MAGNOLIA C/19 M18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duardo Rios Carrasquil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1965</text:p>
          </table:table-cell>
          <table:table-cell office:value-type="string" table:style-name="ce1">
            <text:p>URB FLAMINGO HL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dward Hernandez Ros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487164</text:p>
          </table:table-cell>
          <table:table-cell office:value-type="string" table:style-name="ce1">
            <text:p>BO GUARAGUAO AB AJ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l Nene Auto Detailing y Mecani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swuerve180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673634</text:p>
          </table:table-cell>
          <table:table-cell office:value-type="string" table:style-name="ce1">
            <text:p>VISTA BELL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lias A Molina Riv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2953</text:p>
          </table:table-cell>
          <table:table-cell office:value-type="string" table:style-name="ce1">
            <text:p>URB RIO PLANTATI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nrique Car Wash Servicio A Domicil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679881</text:p>
          </table:table-cell>
          <table:table-cell office:value-type="string" table:style-name="ce1">
            <text:p>REPTO VALENCI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steban Rios Riv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755678</text:p>
          </table:table-cell>
          <table:table-cell office:value-type="string" table:style-name="ce1">
            <text:p>CARR. 16 7 RAMAL 829 <text:s text:c="2"/>K .M 3 <text:s/>H.M 6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xcellent Auto Detailing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excellentautodetailing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986326</text:p>
          </table:table-cell>
          <table:table-cell office:value-type="string" table:style-name="ce1">
            <text:p>76 ST BLQ. 92 28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xclusive Car Wash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exclusivecarwash42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483566</text:p>
          </table:table-cell>
          <table:table-cell office:value-type="string" table:style-name="ce1">
            <text:p>PO BOX 55451 STA.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xpert Auto Detail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339274</text:p>
          </table:table-cell>
          <table:table-cell office:value-type="string" table:style-name="ce1">
            <text:p>URB LOMAS VERD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xtreme Auto Detail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. SIERRA BAYAM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xtreme Car Wa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670343</text:p>
          </table:table-cell>
          <table:table-cell office:value-type="string" table:style-name="ce1">
            <text:p>URB SANTA MONIC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amily Car Wa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familycarwash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716050</text:p>
          </table:table-cell>
          <table:table-cell office:value-type="string" table:style-name="ce1">
            <text:p>FOREST HILLS PLAZ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elix <text:s/>A. Martinez Col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663870</text:p>
          </table:table-cell>
          <table:table-cell office:value-type="string" table:style-name="ce1">
            <text:p>URB.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lea Car Wa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251673</text:p>
          </table:table-cell>
          <table:table-cell office:value-type="string" table:style-name="ce1">
            <text:p>CARR 2 PULGUER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rancisco Omar <text:s/>Torres <text:s/>Macei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196119</text:p>
          </table:table-cell>
          <table:table-cell office:value-type="string" table:style-name="ce1">
            <text:p>EDIF.11 <text:s/>APT. 98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by Solut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871063</text:p>
          </table:table-cell>
          <table:table-cell office:value-type="string" table:style-name="ce1">
            <text:p>URB. REXVILL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ma Group, Inc. - Puma Lomas Verd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melba@gamagroupinc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952200</text:p>
          </table:table-cell>
          <table:table-cell office:value-type="string" table:style-name="ce1">
            <text:p>CARR 174 KM 1.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Reparto Flamingo - Ivan F Torres Col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rockysnoppy@prw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690254</text:p>
          </table:table-cell>
          <table:table-cell office:value-type="string" table:style-name="ce1">
            <text:p>HERMANAS DAVIL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iovanni Car Wa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158834</text:p>
          </table:table-cell>
          <table:table-cell office:value-type="string" table:style-name="ce1">
            <text:p>URB RIVER VW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onzalez Details Car Wa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2441</text:p>
          </table:table-cell>
          <table:table-cell office:value-type="string" table:style-name="ce1">
            <text:p>QTAS DE FLAMING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Hector Carmo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rgroup_pr@hotmail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SANTA MONIC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Hector J Colon Orti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74008</text:p>
          </table:table-cell>
          <table:table-cell office:value-type="string" table:style-name="ce1">
            <text:p>URB BELLA VIS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Hector J. Vazquez Villalob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sungo_2008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324182</text:p>
          </table:table-cell>
          <table:table-cell office:value-type="string" table:style-name="ce1">
            <text:p>URB . SANTA CRUZ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High Power Auto Repair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54000</text:p>
          </table:table-cell>
          <table:table-cell office:value-type="string" table:style-name="ce1">
            <text:p>URB FLAMBOYAN GDN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Israel A. Perez Santia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470013</text:p>
          </table:table-cell>
          <table:table-cell office:value-type="string" table:style-name="ce1">
            <text:p>REPTO TERES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Israel Velez Mar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782364</text:p>
          </table:table-cell>
          <table:table-cell office:value-type="string" table:style-name="ce1">
            <text:p>RR 11 BOX 5829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aime R Santiago Martin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590978</text:p>
          </table:table-cell>
          <table:table-cell office:value-type="string" table:style-name="ce1">
            <text:p>URB SIERRA BAYAM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avier Algarin Riv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300609</text:p>
          </table:table-cell>
          <table:table-cell office:value-type="string" table:style-name="ce1">
            <text:p>CARR.167 KM. 1.1 HM. 0.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D Soun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thecompanyautodetailing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208170</text:p>
          </table:table-cell>
          <table:table-cell office:value-type="string" table:style-name="ce1">
            <text:p>C/HUNGRIA DN2 STA.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esus Goveo Hernand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.goveo@hotmail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RR 830 KM 2.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eter Auto Detail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373127</text:p>
          </table:table-cell>
          <table:table-cell office:value-type="string" table:style-name="ce1">
            <text:p>RES MAGNOLIA GARDEN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rge A Rivera Oliv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052886</text:p>
          </table:table-cell>
          <table:table-cell office:value-type="string" table:style-name="ce1">
            <text:p>RES SAN FERNANDO APT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rge Aviles Veves - Texaco Sierra Bayamon I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ialeman@ascendcpa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3912</text:p>
          </table:table-cell>
          <table:table-cell office:value-type="string" table:style-name="ce1">
            <text:p>URB SIERRA BAYAM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<text:s/>R Rosario Oquen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928110</text:p>
          </table:table-cell>
          <table:table-cell office:value-type="string" table:style-name="ce1">
            <text:p>RES. <text:s/>JOSE <text:s/>CELSO <text:s/>BALBOS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A Natal de Jes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924450</text:p>
          </table:table-cell>
          <table:table-cell office:value-type="string" table:style-name="ce1">
            <text:p>REPTO VALENCI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A Rivera Alama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9412</text:p>
          </table:table-cell>
          <table:table-cell office:value-type="string" table:style-name="ce1">
            <text:p>BO. GUARAGUAO ABAJ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Cruz Nun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SANTA ELEN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G Cot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RES VIRGILIO DAVIL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L Colon Riv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RR 174 INT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L Soto Riv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307013</text:p>
          </table:table-cell>
          <table:table-cell office:value-type="string" table:style-name="ce1">
            <text:p>URB ALTURAS DE FLAMBOYA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Luis Rivera Zaragoz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181393</text:p>
          </table:table-cell>
          <table:table-cell office:value-type="string" table:style-name="ce1">
            <text:p>CALLE ZAYA VERD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R Auto Clean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842576</text:p>
          </table:table-cell>
          <table:table-cell office:value-type="string" table:style-name="ce1">
            <text:p>URB MIRAFLOR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uan C Alverez Hearnand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686536</text:p>
          </table:table-cell>
          <table:table-cell office:value-type="string" table:style-name="ce1">
            <text:p>COOP LA HACIEND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uan J Adams Pi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930276</text:p>
          </table:table-cell>
          <table:table-cell office:value-type="string" table:style-name="ce1">
            <text:p>URB REXVILL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K&amp;L <text:s/>Auto Detail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593930</text:p>
          </table:table-cell>
          <table:table-cell office:value-type="string" table:style-name="ce1">
            <text:p>BO HATO TEJ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leras Rodrigu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783832</text:p>
          </table:table-cell>
          <table:table-cell office:value-type="string" table:style-name="ce1">
            <text:p>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uis <text:s/>H Correa Riv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373171</text:p>
          </table:table-cell>
          <table:table-cell office:value-type="string" table:style-name="ce1">
            <text:p>RES SAN FERNANDO APT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uis A Arroyo Samo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281842</text:p>
          </table:table-cell>
          <table:table-cell office:value-type="string" table:style-name="ce1">
            <text:p>URB REXVILL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uis Javier Muniz Niev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954563</text:p>
          </table:table-cell>
          <table:table-cell office:value-type="string" table:style-name="ce1">
            <text:p>VILLA DE SAN AGUSTI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uis Vazquez Mat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VISTA ALEGR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gic Shad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ANIZACION SIERRA BAYAM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gno Ti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lrodriguezsanchez1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958939</text:p>
          </table:table-cell>
          <table:table-cell office:value-type="string" table:style-name="ce1">
            <text:p>MAGNOLIA GARDEN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nnix Investment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806272</text:p>
          </table:table-cell>
          <table:table-cell office:value-type="string" table:style-name="ce1">
            <text:p>DRIVE IN PLZ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nuel E Beltran Cru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457743</text:p>
          </table:table-cell>
          <table:table-cell office:value-type="string" table:style-name="ce1">
            <text:p>RES JARDINES DE CAPARR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rmar Auto Detail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mad747@caribe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608498</text:p>
          </table:table-cell>
          <table:table-cell office:value-type="string" table:style-name="ce1">
            <text:p>CARR. 167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ster Car Wa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939730</text:p>
          </table:table-cell>
          <table:table-cell office:value-type="string" table:style-name="ce1">
            <text:p>URB RIO HONDO 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yaguez Car Care LL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williehnc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83072</text:p>
          </table:table-cell>
          <table:table-cell office:value-type="string" table:style-name="ce1">
            <text:p>BAYAMON OESTE SHOPPING CENTER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iguel A Rivera Col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3964</text:p>
          </table:table-cell>
          <table:table-cell office:value-type="string" table:style-name="ce1">
            <text:p>RES LOS LAUREL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iranda Baez Christi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7747</text:p>
          </table:table-cell>
          <table:table-cell office:value-type="string" table:style-name="ce1">
            <text:p>LA ALDEA BAY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athanael Medina Oy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899786</text:p>
          </table:table-cell>
          <table:table-cell office:value-type="string" table:style-name="ce1">
            <text:p>CARR. 167 RAMAL 840 , BO. LA ALDE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ew Quick Lub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1057</text:p>
          </table:table-cell>
          <table:table-cell office:value-type="string" table:style-name="ce1">
            <text:p>URB HNAS DAVIL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icky Morales Riv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5828782287</text:p>
          </table:table-cell>
          <table:table-cell office:value-type="string" table:style-name="ce1">
            <text:p>URB. SANTA ELE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IX Enterprises,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aguayoregus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044939</text:p>
          </table:table-cell>
          <table:table-cell office:value-type="string" table:style-name="ce1">
            <text:p><text:s/>P.O. BOX 3502 BAYAMON,PR 00958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izan Lora Per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238232</text:p>
          </table:table-cell>
          <table:table-cell office:value-type="string" table:style-name="ce1">
            <text:p>URB. 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On The Run Auto Wash,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494198</text:p>
          </table:table-cell>
          <table:table-cell office:value-type="string" table:style-name="ce1">
            <text:p>CALLE PETUNIA 4-P #27 URB. 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Optimus Car Wa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674138</text:p>
          </table:table-cell>
          <table:table-cell office:value-type="string" table:style-name="ce1">
            <text:p>C/ PONPON 4D 26 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edro A Rivera Carbal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972439</text:p>
          </table:table-cell>
          <table:table-cell office:value-type="string" table:style-name="ce1">
            <text:p>URB. RIVERVIEW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edro O Sade Vazqu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90379</text:p>
          </table:table-cell>
          <table:table-cell office:value-type="string" table:style-name="ce1">
            <text:p>PAJAROS AMERICANO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iramides Auto Services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339958</text:p>
          </table:table-cell>
          <table:table-cell office:value-type="string" table:style-name="ce1">
            <text:p>BO HATO TEJ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latinum Shines Car Wash And More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rm.acc.consulting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474128</text:p>
          </table:table-cell>
          <table:table-cell office:value-type="string" table:style-name="ce1">
            <text:p>VILLAS DE BAYAM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rofessional Auto Detail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607926</text:p>
          </table:table-cell>
          <table:table-cell office:value-type="string" table:style-name="ce1">
            <text:p>URB RIVER VW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rofessional Detail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354985</text:p>
          </table:table-cell>
          <table:table-cell office:value-type="string" table:style-name="ce1">
            <text:p>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ronto Wa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37774</text:p>
          </table:table-cell>
          <table:table-cell office:value-type="string" table:style-name="ce1">
            <text:p>PLAZA RIO HOND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ronto Wa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mad747@caribe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9396408597</text:p>
          </table:table-cell>
          <table:table-cell office:value-type="string" table:style-name="ce1">
            <text:p>PLAZA DEL SOL SHOPPING CENTER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ronto Wa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mad747@caribe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08131</text:p>
          </table:table-cell>
          <table:table-cell office:value-type="string" table:style-name="ce1">
            <text:p>REXVILLE TOWN CENTER BARRIO BUENA VIS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ronto Wash Plaza del Sol 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mad747@caribe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9396408597</text:p>
          </table:table-cell>
          <table:table-cell office:value-type="string" table:style-name="ce1">
            <text:p>725 AVE WEST MAIN SUIT 60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ronto Wash Plaza Rio Hondo 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mad747@caribe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608498</text:p>
          </table:table-cell>
          <table:table-cell office:value-type="string" table:style-name="ce1">
            <text:p>PLAZA RIO HONDO 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ronto Wash Plaza Sol 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mad747@caribe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608498</text:p>
          </table:table-cell>
          <table:table-cell office:value-type="string" table:style-name="ce1">
            <text:p>PLAZA DEL SOL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ronto Wash Rio Hondo 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mad747@caribe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608498</text:p>
          </table:table-cell>
          <table:table-cell office:value-type="string" table:style-name="ce1">
            <text:p>PLAZA RIO HOND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adamez A. Cruz Riv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391383</text:p>
          </table:table-cell>
          <table:table-cell office:value-type="string" table:style-name="ce1">
            <text:p>SAN FERNANDO GARDEN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afael J Moreno Clau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984203</text:p>
          </table:table-cell>
          <table:table-cell office:value-type="string" table:style-name="ce1">
            <text:p>CALLE 105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alph A Laboy Santia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979495</text:p>
          </table:table-cell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alph's Auto Detailing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9392532390</text:p>
          </table:table-cell>
          <table:table-cell office:value-type="string" table:style-name="ce1">
            <text:p>URB.SAN RAFAEL ESTAT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aymond O Munoz Melend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2726</text:p>
          </table:table-cell>
          <table:table-cell office:value-type="string" table:style-name="ce1">
            <text:p>PARC VAN SCOY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eparaciones de Aros "El Maestro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miici777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773177</text:p>
          </table:table-cell>
          <table:table-cell office:value-type="string" table:style-name="ce1">
            <text:p>ROYAL TOW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evolution Car Wa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6100</text:p>
          </table:table-cell>
          <table:table-cell office:value-type="string" table:style-name="ce1">
            <text:p>AVE MAGOLIA Z 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icky Wash &amp; Auto <text:s/>Detail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597409</text:p>
          </table:table-cell>
          <table:table-cell office:value-type="string" table:style-name="ce1">
            <text:p>URB MAGNOLIA GDN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icky's Car Wash #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rickycarwash1y2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246898</text:p>
          </table:table-cell>
          <table:table-cell office:value-type="string" table:style-name="ce1">
            <text:p>AVE COMERIO URB RIO HOND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obert Libran Riv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626432</text:p>
          </table:table-cell>
          <table:table-cell office:value-type="string" table:style-name="ce1">
            <text:p>URB MIRAFLOR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oberto C Molina Santia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876742</text:p>
          </table:table-cell>
          <table:table-cell office:value-type="string" table:style-name="ce1">
            <text:p>ALT DEL RI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oberto Erazo Marca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RR 12 BOX 1024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oche Car Wa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8470798</text:p>
          </table:table-cell>
          <table:table-cell office:value-type="string" table:style-name="ce1">
            <text:p>CARR.830 INT.84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osario Car Wash and Detail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BO CERRO GORD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&amp;J Maintenance Services Group LL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pedrazaoe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311723</text:p>
          </table:table-cell>
          <table:table-cell office:value-type="string" table:style-name="ce1">
            <text:p>EL CANTON MALL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ammy Colon Riv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856886</text:p>
          </table:table-cell>
          <table:table-cell office:value-type="string" table:style-name="ce1">
            <text:p>BOSQUE DE LAS PALM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antiago Rep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793071</text:p>
          </table:table-cell>
          <table:table-cell office:value-type="string" table:style-name="ce1">
            <text:p>BO.SANTO OLAY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cm Car Wa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AVE. LAUR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haka Car Wa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shaka@centenialprblackberry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383430</text:p>
          </table:table-cell>
          <table:table-cell office:value-type="string" table:style-name="ce1">
            <text:p>URB MIRAFLOR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olution Auto Detail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0995</text:p>
          </table:table-cell>
          <table:table-cell office:value-type="string" table:style-name="ce1">
            <text:p>ALT DE FLAMBOYA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peed Auto Detail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995170</text:p>
          </table:table-cell>
          <table:table-cell office:value-type="string" table:style-name="ce1">
            <text:p>URB EL CORTIJ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tar Auto Detail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victor_bebe2005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367039</text:p>
          </table:table-cell>
          <table:table-cell office:value-type="string" table:style-name="ce1">
            <text:p>CALLE 47 BLOQUE 37 #9 MIRAFLORES BAYAM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he Best Car Wash and Detail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590915</text:p>
          </table:table-cell>
          <table:table-cell office:value-type="string" table:style-name="ce1">
            <text:p>CARR. <text:s/>167 RAMAL 81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number-rows-repeated="2"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VB Investment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info@villamil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228108</text:p>
          </table:table-cell>
          <table:table-cell office:value-type="string" table:style-name="ce1">
            <text:p>CENTRO COMERCIAL RIO HOND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VTP Detail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196158</text:p>
          </table:table-cell>
          <table:table-cell office:value-type="string" table:style-name="ce1">
            <text:p>URB ROYAL TOW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Wash &amp; Go Auto Deatel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1400</text:p>
          </table:table-cell>
          <table:table-cell office:value-type="string" table:style-name="ce1">
            <text:p>CARRETERA 167 KM. 18.5 BO. PAJARO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Willian Robles Ri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486788</text:p>
          </table:table-cell>
          <table:table-cell office:value-type="string" table:style-name="ce1">
            <text:p>CARR. 829 K.3 H7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Wilson Sanchez Merc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932848</text:p>
          </table:table-cell>
          <table:table-cell office:value-type="string" table:style-name="ce1">
            <text:p>CALLE <text:s/>PAJARO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Xtreme Truck Detail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omar_truck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307676</text:p>
          </table:table-cell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Yeyo's <text:s/>Car Wa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037636</text:p>
          </table:table-cell>
          <table:table-cell office:value-type="string" table:style-name="ce1">
            <text:p>C23 <text:s/>URB <text:s/>REPATRO TERES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avier Car Wa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avier.omar21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685593</text:p>
          </table:table-cell>
          <table:table-cell office:value-type="string" table:style-name="ce1">
            <text:p>CALLE 10A C21 VAN SCOY BAYAM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AA Bumper Repair Specialitie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232222</text:p>
          </table:table-cell>
          <table:table-cell office:value-type="string" table:style-name="ce1">
            <text:p>QTA DEL RI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bigail Miranda Sanch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305143</text:p>
          </table:table-cell>
          <table:table-cell office:value-type="string" table:style-name="ce1">
            <text:p>CARR 830 KM 5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CM Collision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AVE FINAL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gnes Seda Mora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SANTA CRUZ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ngel Repair Colli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009564</text:p>
          </table:table-cell>
          <table:table-cell office:value-type="string" table:style-name="ce1">
            <text:p>URB SAN FERNAND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ntonio Grajales Tej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7549</text:p>
          </table:table-cell>
          <table:table-cell office:value-type="string" table:style-name="ce1">
            <text:p>BO HATO TEJ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viles Auto Colli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552168</text:p>
          </table:table-cell>
          <table:table-cell office:value-type="string" table:style-name="ce1">
            <text:p>BO CERRO GORD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W Auto Body Rep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320697</text:p>
          </table:table-cell>
          <table:table-cell office:value-type="string" table:style-name="ce1">
            <text:p>SANTA ELEN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&amp;G Custom Design - Brewer Christopher 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cgcustomdesign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136536</text:p>
          </table:table-cell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intron Car Paint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029161</text:p>
          </table:table-cell>
          <table:table-cell office:value-type="string" table:style-name="ce1">
            <text:p>500 PASEO MONACO APTO. 05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oncepcion Auto Colli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atalpc@live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9055</text:p>
          </table:table-cell>
          <table:table-cell office:value-type="string" table:style-name="ce1">
            <text:p>28 AVE CEMENTERIO NACIONAL W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ennys Body Sho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chevy350harger@yahoo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ent King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FLAMINGO HILL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R Dent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brpr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730689</text:p>
          </table:table-cell>
          <table:table-cell office:value-type="string" table:style-name="ce1">
            <text:p>VILLA ESPAN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duardo Reyes Cru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103608</text:p>
          </table:table-cell>
          <table:table-cell office:value-type="string" table:style-name="ce1">
            <text:p>URB SANTA ROS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dwin Rodriguez Ocas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971095</text:p>
          </table:table-cell>
          <table:table-cell office:value-type="string" table:style-name="ce1">
            <text:p>BO BUENA VISTA, CAMINO LOS GOVE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ernando O Alvarado Gar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9396448971</text:p>
          </table:table-cell>
          <table:table-cell office:value-type="string" table:style-name="ce1">
            <text:p>URB JARD BUENA VIS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rancy Auto-Body Sho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guaraguao21@prtc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3296</text:p>
          </table:table-cell>
          <table:table-cell office:value-type="string" table:style-name="ce1">
            <text:p>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reddie Diaz Carr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68863</text:p>
          </table:table-cell>
          <table:table-cell office:value-type="string" table:style-name="ce1">
            <text:p>URB VALENCI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Bayam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garagebayamon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005039</text:p>
          </table:table-cell>
          <table:table-cell office:value-type="string" table:style-name="ce1">
            <text:p>BUENA VIS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Cel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7705</text:p>
          </table:table-cell>
          <table:table-cell office:value-type="string" table:style-name="ce1">
            <text:p>BO ALDE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Charl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RR 872 KM 1.2 INT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Charl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8327</text:p>
          </table:table-cell>
          <table:table-cell office:value-type="string" table:style-name="ce1">
            <text:p>SECT LA CAMBIJ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Jaim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rperez@rodzperez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696555</text:p>
          </table:table-cell>
          <table:table-cell office:value-type="string" table:style-name="ce1">
            <text:p>cALLE 831 BO. MINILLAS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Niev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304510</text:p>
          </table:table-cell>
          <table:table-cell office:value-type="string" table:style-name="ce1">
            <text:p>CERRO GORD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Raf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064642</text:p>
          </table:table-cell>
          <table:table-cell office:value-type="string" table:style-name="ce1">
            <text:p>87 AVE CEMENTERIO NACIONAL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Rodrigu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rrodriguez1947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8824</text:p>
          </table:table-cell>
          <table:table-cell office:value-type="string" table:style-name="ce1">
            <text:p>BO. CERRO GORD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Rosado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164468</text:p>
          </table:table-cell>
          <table:table-cell office:value-type="string" table:style-name="ce1">
            <text:p>URB.VILLA BETANI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Ros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622845</text:p>
          </table:table-cell>
          <table:table-cell office:value-type="string" table:style-name="ce1">
            <text:p>355 CALLE COMERI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Tol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osuesanchezcolon@yahoo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LOMAS VERD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Villa Espa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235707</text:p>
          </table:table-cell>
          <table:table-cell office:value-type="string" table:style-name="ce1">
            <text:p>CALLE QUINA NG A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Alexander Ros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61711</text:p>
          </table:table-cell>
          <table:table-cell office:value-type="string" table:style-name="ce1">
            <text:p>STA.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Armando El Original - Luis A Jimen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RR 167 KM 9.5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Chiqu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gctanon@coqui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71055</text:p>
          </table:table-cell>
          <table:table-cell office:value-type="string" table:style-name="ce1">
            <text:p>PARC VAN SCOYCOY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Los Brother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755020</text:p>
          </table:table-cell>
          <table:table-cell office:value-type="string" table:style-name="ce1">
            <text:p>BO MINILL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Mou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91749</text:p>
          </table:table-cell>
          <table:table-cell office:value-type="string" table:style-name="ce1">
            <text:p>URB. REPARTO TERES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Riv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309096</text:p>
          </table:table-cell>
          <table:table-cell office:value-type="string" table:style-name="ce1">
            <text:p>BUNA VIS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Sevil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BO. CERRO GORD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Ton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Willia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garagewilliam@prtc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301900</text:p>
          </table:table-cell>
          <table:table-cell office:value-type="string" table:style-name="ce1">
            <text:p>CARR 830 KM 5.0 SECTOR LA ROCA CERRO GOR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eovanny Rep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422031</text:p>
          </table:table-cell>
          <table:table-cell office:value-type="string" table:style-name="ce1">
            <text:p>BO SANTA OLAY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uarionex Cruz Ram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ymgordillo@gmail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RR 11 BOX 5936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H/A Auto Glass Y/O Jose Feliciano Ocas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6374</text:p>
          </table:table-cell>
          <table:table-cell office:value-type="string" table:style-name="ce1">
            <text:p>ALT DE FLAMBOYA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Hojalateria Angel Melend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BO HATO TEJ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Ismael Diaz Cru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EXT VILLA RIC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Israel Valentin Nave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187539</text:p>
          </table:table-cell>
          <table:table-cell office:value-type="string" table:style-name="ce1">
            <text:p>BO CANDELABRI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aime Machuca Pe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immydanger2008@hotmail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RR 830 KM 7.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M Auto Body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741614</text:p>
          </table:table-cell>
          <table:table-cell office:value-type="string" table:style-name="ce1">
            <text:p>CARR 174 KM 1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aquin Nieves Rodrigu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6645</text:p>
          </table:table-cell>
          <table:table-cell office:value-type="string" table:style-name="ce1">
            <text:p>BO SANTA OLAY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el Auto Glas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cruzjoel46@yahoo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LOMAS VERD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A Crespo Ro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698473</text:p>
          </table:table-cell>
          <table:table-cell office:value-type="string" table:style-name="ce1">
            <text:p>RAMAR 831 KM 4.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A Munoz Cordov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042356</text:p>
          </table:table-cell>
          <table:table-cell office:value-type="string" table:style-name="ce1">
            <text:p>URB VILLA RIC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A Reveron Marr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449740</text:p>
          </table:table-cell>
          <table:table-cell office:value-type="string" table:style-name="ce1">
            <text:p>BO HAT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L Rodriguez Riv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EXT CAMPO ALEGR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M Soto Riv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871959</text:p>
          </table:table-cell>
          <table:table-cell office:value-type="string" table:style-name="ce1">
            <text:p>LA MORE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R Auto Coli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988904</text:p>
          </table:table-cell>
          <table:table-cell office:value-type="string" table:style-name="ce1">
            <text:p>CARR. 872 <text:s/>KM 0.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R Grajales Multy Wor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rgtmw@prtc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806001</text:p>
          </table:table-cell>
          <table:table-cell office:value-type="string" table:style-name="ce1">
            <text:p>VOLCAN ARENA FINAL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uan Rivera Agos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883663</text:p>
          </table:table-cell>
          <table:table-cell office:value-type="string" table:style-name="ce1">
            <text:p>BO DAJAO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ulio E Vargas Maldona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EXT VILLA RIC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unior Nieves Chasis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884896</text:p>
          </table:table-cell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uis Estrada Collaz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CAN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nuel Auto Colli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emanuel.rivera14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061766</text:p>
          </table:table-cell>
          <table:table-cell office:value-type="string" table:style-name="ce1">
            <text:p>URB BELLA VIS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ster Auto Glas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6702</text:p>
          </table:table-cell>
          <table:table-cell office:value-type="string" table:style-name="ce1">
            <text:p>EXT FOREST HL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Osvaldo Nieves Riv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235959</text:p>
          </table:table-cell>
          <table:table-cell office:value-type="string" table:style-name="ce1">
            <text:p>URB SANTA MONIC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abon Auto Colision,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pabonautocollision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210701</text:p>
          </table:table-cell>
          <table:table-cell office:value-type="string" table:style-name="ce1">
            <text:p>URB SANTA MONIC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achi Auto Colit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5140</text:p>
          </table:table-cell>
          <table:table-cell office:value-type="string" table:style-name="ce1">
            <text:p>BDA CARIDAD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edro L Crespo Ri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785685</text:p>
          </table:table-cell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rofessional Ti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2180</text:p>
          </table:table-cell>
          <table:table-cell office:value-type="string" table:style-name="ce1">
            <text:p>URB BAYAMON GDN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ronto Wa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37774</text:p>
          </table:table-cell>
          <table:table-cell office:value-type="string" table:style-name="ce1">
            <text:p>PLAZA DEL SOL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ivera Body Sho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73898</text:p>
          </table:table-cell>
          <table:table-cell office:value-type="string" table:style-name="ce1">
            <text:p>CARR 167 RAMAL 816 KM 7.9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ivera Cordero Re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785096</text:p>
          </table:table-cell>
          <table:table-cell office:value-type="string" table:style-name="ce1">
            <text:p>BO. HATO TEJAS <text:s text:c="2"/>71 CARR. 86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obert Body Rep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ervicentro Lomac Auto C - Modesto Lopez Rodrigu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servicentrolomacautocollision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69612</text:p>
          </table:table-cell>
          <table:table-cell office:value-type="string" table:style-name="ce1">
            <text:p>CENTRO IND. CORUJO, LOTE 1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ller Chin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felixchinea3308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72426</text:p>
          </table:table-cell>
          <table:table-cell office:value-type="string" table:style-name="ce1">
            <text:p>CARR 167 RAMAL 829 K 3.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ller Los Fue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105360</text:p>
          </table:table-cell>
          <table:table-cell office:value-type="string" table:style-name="ce1">
            <text:p>CARR 831 K 4.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he Solution Auto Rep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291378</text:p>
          </table:table-cell>
          <table:table-cell office:value-type="string" table:style-name="ce1">
            <text:p>BO MINILLO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V-8 Auto Bod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v8extremekennedy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9396453633</text:p>
          </table:table-cell>
          <table:table-cell office:value-type="string" table:style-name="ce1">
            <text:p>REPARTO INDUSTRIAL CORREA #23 BAYAMON PR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Victor <text:s/>Martinez Auto Colli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vicma43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150045</text:p>
          </table:table-cell>
          <table:table-cell office:value-type="string" table:style-name="ce1">
            <text:p>HATO TEJ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Victor Martin Agos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085531</text:p>
          </table:table-cell>
          <table:table-cell office:value-type="string" table:style-name="ce1">
            <text:p>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Victor Oren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0090</text:p>
          </table:table-cell>
          <table:table-cell office:value-type="string" table:style-name="ce1">
            <text:p>BO JUAN SANCHEZ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Xtreme Auto Solut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715287</text:p>
          </table:table-cell>
          <table:table-cell office:value-type="string" table:style-name="ce1">
            <text:p>CARR 174 INT 81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niquelao Car Clean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679234</text:p>
          </table:table-cell>
          <table:table-cell office:value-type="string" table:style-name="ce1">
            <text:p>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Bayamon Auto 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021114</text:p>
          </table:table-cell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heguis Tires Servic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024312</text:p>
          </table:table-cell>
          <table:table-cell office:value-type="string" table:style-name="ce1">
            <text:p>BO BUENA VIS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intron Auto Servi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eabell039@gmail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OND SAN FERNAND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Z Body Shop &amp; Mo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zorymil71@yahoo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RR 865 LOTE #1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ene Auto Air Quick Lub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roman@goveoreyescpa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75544</text:p>
          </table:table-cell>
          <table:table-cell office:value-type="string" table:style-name="ce1">
            <text:p>CARR 167 KM 18.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dwin Dominguez Martinez <text:s/>- Garaje Edw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ydominguez19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6008</text:p>
          </table:table-cell>
          <table:table-cell office:value-type="string" table:style-name="ce1">
            <text:p>REPTO TERES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Kingdom Cover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edwin.torres.08.31@gmail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/1 D#11 VILLA VERD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167 Auto Bod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305620</text:p>
          </table:table-cell>
          <table:table-cell office:value-type="string" table:style-name="ce1">
            <text:p>BO BUENA VIS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 Otro Nivel Music Shop &amp; Quick Lub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AA Car Care Solut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rodfco@ao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694440</text:p>
          </table:table-cell>
          <table:table-cell office:value-type="string" table:style-name="ce1">
            <text:p>300 AVE. TENIENTE MARTINEZ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BC Auto Parts &amp; Service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abcpartspr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4620</text:p>
          </table:table-cell>
          <table:table-cell office:value-type="string" table:style-name="ce1">
            <text:p>6 MARGINAL FOREST HILL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ll Autobody &amp; Part Distributor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richard@allautobp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364213</text:p>
          </table:table-cell>
          <table:table-cell office:value-type="string" table:style-name="ce1">
            <text:p>CARR. 174 KM. 8.8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ngel Martin Rodrigu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3603</text:p>
          </table:table-cell>
          <table:table-cell office:value-type="string" table:style-name="ce1">
            <text:p>ALT DE FLAMBOYA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ny Parts Corporat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info@habilpr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41652</text:p>
          </table:table-cell>
          <table:table-cell office:value-type="string" table:style-name="ce1">
            <text:p>IH -5 AVENIDA LOMAS VERD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TK Marine Servi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PARQUE SAN MIGUEL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 Honda Body y Part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3033</text:p>
          </table:table-cell>
          <table:table-cell office:value-type="string" table:style-name="ce1">
            <text:p>URB RIVER VW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 Pieza Minill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 Tint - Samuel Cruz Mat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3158</text:p>
          </table:table-cell>
          <table:table-cell office:value-type="string" table:style-name="ce1">
            <text:p>URB ROYAL TOWN X-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 Tronics del Caribe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5559</text:p>
          </table:table-cell>
          <table:table-cell office:value-type="string" table:style-name="ce1">
            <text:p>URB SIERRA BAYAM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care Corp.oration - Mr. Quick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www.victor@autocarepr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15001</text:p>
          </table:table-cell>
          <table:table-cell office:value-type="string" table:style-name="ce1">
            <text:p>CARR. 29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plu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1630</text:p>
          </table:table-cell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plu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1630</text:p>
          </table:table-cell>
          <table:table-cell office:value-type="string" table:style-name="ce1">
            <text:p>URB SIERRA BAYAM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zone Puerto Rico, Inc. - <text:s/># 660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lisa.taylor@autozone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9014957056</text:p>
          </table:table-cell>
          <table:table-cell office:value-type="string" table:style-name="ce1">
            <text:p>BO CERRO GORDO VILLA ARRIE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Brytiana Sound Center &amp; Mo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429838</text:p>
          </table:table-cell>
          <table:table-cell office:value-type="string" table:style-name="ce1">
            <text:p>REPTO VALENCI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Burgos Ti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rubenrosacpa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694511</text:p>
          </table:table-cell>
          <table:table-cell office:value-type="string" table:style-name="ce1">
            <text:p>MARGINAL HERMANAS DAVILA #5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aribbean Burner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292303</text:p>
          </table:table-cell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arlos A Rivera Riv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EE14 PARQ DE LA SALL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arlos I Febus Col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783500</text:p>
          </table:table-cell>
          <table:table-cell office:value-type="string" table:style-name="ce1">
            <text:p>URB ROYAL PALM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harlie Tire Cent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24705</text:p>
          </table:table-cell>
          <table:table-cell office:value-type="string" table:style-name="ce1">
            <text:p>URB HNAS DAVIL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hevere Tire Distributor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106095</text:p>
          </table:table-cell>
          <table:table-cell office:value-type="string" table:style-name="ce1">
            <text:p>AVE HNAS DAVIL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ity Alar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085064</text:p>
          </table:table-cell>
          <table:table-cell office:value-type="string" table:style-name="ce1">
            <text:p>URB. REXVILLE A - 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ity Alarm and Sound Cent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uanpi0915@gmail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LLE 1 A-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J Auto Ca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carlosjavi97@yahoo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VALLE DE CERRO GORD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lifford Designs - Cliff N. Ferreira Torr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roman@goveoreyescpa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308416</text:p>
          </table:table-cell>
          <table:table-cell office:value-type="string" table:style-name="ce1">
            <text:p>CALLE ESTEBAN PADILL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olon Auto Services - Roberto Colon Butl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9114</text:p>
          </table:table-cell>
          <table:table-cell office:value-type="string" table:style-name="ce1">
            <text:p>URB ROYAL TOW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ado Ty Ra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254228</text:p>
          </table:table-cell>
          <table:table-cell office:value-type="string" table:style-name="ce1">
            <text:p>AMBULANT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avid Nicolas Alti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ser_com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988901</text:p>
          </table:table-cell>
          <table:table-cell office:value-type="string" table:style-name="ce1">
            <text:p>URB LOS ALMENDRO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elco Bayamon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titanpower@prtc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38436</text:p>
          </table:table-cell>
          <table:table-cell office:value-type="string" table:style-name="ce1">
            <text:p>URB <text:s/>LOMAS VERDES IF 5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elta Gas Stat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8588888</text:p>
          </table:table-cell>
          <table:table-cell office:value-type="string" table:style-name="ce1">
            <text:p>CARR. # 2 KM. 13.6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iana Liano Ot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008944</text:p>
          </table:table-cell>
          <table:table-cell office:value-type="string" table:style-name="ce1">
            <text:p>13 SECR EL CORTIJ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ynamic Industri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672660</text:p>
          </table:table-cell>
          <table:table-cell office:value-type="string" table:style-name="ce1">
            <text:p>PLAZA RIO HONDO MALL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CO Pai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8615</text:p>
          </table:table-cell>
          <table:table-cell office:value-type="string" table:style-name="ce1">
            <text:p>CARR 831 KM 4.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l Gago Tire Cent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1340</text:p>
          </table:table-cell>
          <table:table-cell office:value-type="string" table:style-name="ce1">
            <text:p>PARC VAN SCOY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l Sobrino Distribut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eladiogonzalez30@yahoo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PARC VAN SCOY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milio Lopez Ca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1320</text:p>
          </table:table-cell>
          <table:table-cell office:value-type="string" table:style-name="ce1">
            <text:p>ALT DE FLAMBOYA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mpire O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300281</text:p>
          </table:table-cell>
          <table:table-cell office:value-type="string" table:style-name="ce1">
            <text:p>URB MIRAFLOR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spinosa Glass Sho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espinosaautoglass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6916</text:p>
          </table:table-cell>
          <table:table-cell office:value-type="string" table:style-name="ce1">
            <text:p>AVE WEST MAI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uro Xper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4376</text:p>
          </table:table-cell>
          <table:table-cell office:value-type="string" table:style-name="ce1">
            <text:p>JUAN SANCHEZ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uro Xper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597613</text:p>
          </table:table-cell>
          <table:table-cell office:value-type="string" table:style-name="ce1">
            <text:p>PARC 369 PARC JUAN SANCHEZ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urobody Auto Part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950285</text:p>
          </table:table-cell>
          <table:table-cell office:value-type="string" table:style-name="ce1">
            <text:p>REPARTO INDUSTRIAL CORREA #2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urosport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693330</text:p>
          </table:table-cell>
          <table:table-cell office:value-type="string" table:style-name="ce1">
            <text:p>URB SANTA ROS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xplosive Images I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690918</text:p>
          </table:table-cell>
          <table:table-cell office:value-type="string" table:style-name="ce1">
            <text:p>AVE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erpo Tire Servi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bas5817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8429</text:p>
          </table:table-cell>
          <table:table-cell office:value-type="string" table:style-name="ce1">
            <text:p>URB MAGNOLIA GDN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 Auto Part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APT. W-618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briel Jimenez del Val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743793</text:p>
          </table:table-cell>
          <table:table-cell office:value-type="string" table:style-name="ce1">
            <text:p>BO DAJAO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stcot Auto Electr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mgascot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8116</text:p>
          </table:table-cell>
          <table:table-cell office:value-type="string" table:style-name="ce1">
            <text:p>HATO TEJ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eneral Machinery Contractor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payable@gmcrentals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665212</text:p>
          </table:table-cell>
          <table:table-cell office:value-type="string" table:style-name="ce1">
            <text:p>AVE CEMENTERIO NACIONAL # 2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EP Services - GEP Services Cor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psantiago@infoproviders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2698</text:p>
          </table:table-cell>
          <table:table-cell office:value-type="string" table:style-name="ce1">
            <text:p>URB ROYAL PALM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lobal Auto Pain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depersia@coqui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888694</text:p>
          </table:table-cell>
          <table:table-cell office:value-type="string" table:style-name="ce1">
            <text:p>NS 10 AVENIDA HOSTO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omera El Cen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gomeraelcentro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514506</text:p>
          </table:table-cell>
          <table:table-cell office:value-type="string" table:style-name="ce1">
            <text:p>CARR 830 KM 5.6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omera El Nuevo Millenium Tire,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000111</text:p>
          </table:table-cell>
          <table:table-cell office:value-type="string" table:style-name="ce1">
            <text:p>URB SANTA ROS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omera Migue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SANTA ROS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omera Nacion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316488</text:p>
          </table:table-cell>
          <table:table-cell office:value-type="string" table:style-name="ce1">
            <text:p>CARR 168 AVE CEMENTERIO NAC 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omera Ro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786560</text:p>
          </table:table-cell>
          <table:table-cell office:value-type="string" table:style-name="ce1">
            <text:p>AVE. MINILL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omera Roman #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elcontablepr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495900</text:p>
          </table:table-cell>
          <table:table-cell office:value-type="string" table:style-name="ce1">
            <text:p>AVE SANTA JUANITA B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omeria Roman #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elcontablepr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495900</text:p>
          </table:table-cell>
          <table:table-cell office:value-type="string" table:style-name="ce1">
            <text:p>AVE MINILLAS ESQ HOSTOS #10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uaraguao Motorcycle Sho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esojcardona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4175</text:p>
          </table:table-cell>
          <table:table-cell office:value-type="string" table:style-name="ce1">
            <text:p>BO JUAN SANCHEZ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Harry Valle Marr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roberto155@prtc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0867</text:p>
          </table:table-cell>
          <table:table-cell office:value-type="string" table:style-name="ce1">
            <text:p>URB. LOMAS VERDES 4E-1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Harvey Ferreira Torr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693350</text:p>
          </table:table-cell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Hito's Tire Servi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64544</text:p>
          </table:table-cell>
          <table:table-cell office:value-type="string" table:style-name="ce1">
            <text:p>SIERRA BAYAM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Honda Solutions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hondaretailer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245253</text:p>
          </table:table-cell>
          <table:table-cell office:value-type="string" table:style-name="ce1">
            <text:p>AVE LAS CUMBR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Hydrauli E Pneumatic Parts &amp; Serv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595751</text:p>
          </table:table-cell>
          <table:table-cell office:value-type="string" table:style-name="ce1">
            <text:p>BM29 AVE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Hydro Planet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939494</text:p>
          </table:table-cell>
          <table:table-cell office:value-type="string" table:style-name="ce1">
            <text:p>URB SIERRA BAYAM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International Auto Body Part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698569</text:p>
          </table:table-cell>
          <table:table-cell office:value-type="string" table:style-name="ce1">
            <text:p>URB MAGNOLIA GDN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Israel Aquino Cotto - Dream Tir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avelez@amareducation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793657</text:p>
          </table:table-cell>
          <table:table-cell office:value-type="string" table:style-name="ce1">
            <text:p>CARR 167 KM 15.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&amp;J Auto Parts &amp; Repair Sho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695812</text:p>
          </table:table-cell>
          <table:table-cell office:value-type="string" table:style-name="ce1">
            <text:p>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C Body Par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43138</text:p>
          </table:table-cell>
          <table:table-cell office:value-type="string" table:style-name="ce1">
            <text:p>CARR 872 KM 0.6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C Dealer Store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burgos@blbcpr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061693</text:p>
          </table:table-cell>
          <table:table-cell office:value-type="string" table:style-name="ce1">
            <text:p>PMB 367 # 21365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L Auto Distribut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994543</text:p>
          </table:table-cell>
          <table:table-cell office:value-type="string" table:style-name="ce1">
            <text:p>C/ARIES FD 1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L Body Expres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513808</text:p>
          </table:table-cell>
          <table:table-cell office:value-type="string" table:style-name="ce1">
            <text:p>URB. COUNTRY STAT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el Rivera Ti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LLE 7 PARCELA 55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L Roman Bello - Gomera Ro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6318</text:p>
          </table:table-cell>
          <table:table-cell office:value-type="string" table:style-name="ce1">
            <text:p>URB SUNNY HL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O Vega Nevar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782149</text:p>
          </table:table-cell>
          <table:table-cell office:value-type="string" table:style-name="ce1">
            <text:p>BO ESPINOS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Solivan Gar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0303</text:p>
          </table:table-cell>
          <table:table-cell office:value-type="string" table:style-name="ce1">
            <text:p>URB ROYAL TOW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ph Tire Center - Beronica Castil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3683</text:p>
          </table:table-cell>
          <table:table-cell office:value-type="string" table:style-name="ce1">
            <text:p>URB SIERRA LIND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ue Tire Servi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316595</text:p>
          </table:table-cell>
          <table:table-cell office:value-type="string" table:style-name="ce1">
            <text:p>AVE BETANCES 81 M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yeria Diamon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757339</text:p>
          </table:table-cell>
          <table:table-cell office:value-type="string" table:style-name="ce1">
            <text:p><text:s/>URB. MIRAFLORES, 3-8 CALLE 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uan M Guerra Dalma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44903</text:p>
          </table:table-cell>
          <table:table-cell office:value-type="string" table:style-name="ce1">
            <text:p>C/CORAL V-11 URB 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uan Rodriguez Marqu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1795</text:p>
          </table:table-cell>
          <table:table-cell office:value-type="string" table:style-name="ce1">
            <text:p>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Kartspeed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8840505</text:p>
          </table:table-cell>
          <table:table-cell office:value-type="string" table:style-name="ce1">
            <text:p>COMPLEJO TURISTIC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.A.E. Auto Air Part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lapco@coqui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883112</text:p>
          </table:table-cell>
          <table:table-cell office:value-type="string" table:style-name="ce1">
            <text:p>URB SIERRA BAYAM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a Casa del Camion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elizabeth@meyerscorp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5151</text:p>
          </table:table-cell>
          <table:table-cell office:value-type="string" table:style-name="ce1">
            <text:p>CARR 5 KM 4 HM 3 URB IND LUCHETTI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a Gomera El Dom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oomm1981@yahoo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ROYAL TOW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a Sasa del Gomero y del Alinead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2100</text:p>
          </table:table-cell>
          <table:table-cell office:value-type="string" table:style-name="ce1">
            <text:p>435 CALLE COMERI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ar Tire Cent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luisangel_21r@hotmail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PARC VAN SCOY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iberty Ti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624434</text:p>
          </table:table-cell>
          <table:table-cell office:value-type="string" table:style-name="ce1">
            <text:p>BO SANTA OLAY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MG Autosport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747675</text:p>
          </table:table-cell>
          <table:table-cell office:value-type="string" table:style-name="ce1">
            <text:p>AVAE LOMAS VERDE F-1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udy Part's Connect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boloracingpr.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036441</text:p>
          </table:table-cell>
          <table:table-cell office:value-type="string" table:style-name="ce1">
            <text:p>BO STA OLAYA SECTOR COLLORES INTERIOR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uis R Garcia Ca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9399690939</text:p>
          </table:table-cell>
          <table:table-cell office:value-type="string" table:style-name="ce1">
            <text:p>HATO TEJ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guelo Auto Par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319399</text:p>
          </table:table-cell>
          <table:table-cell office:value-type="string" table:style-name="ce1">
            <text:p>CARR 834 KM 1.2 BO RIO</text:p>
          </table:table-cell>
          <table:table-cell office:value-type="string" table:style-name="ce5">
            <text:p>Guaynab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rcano's Auto Accesories &amp; Mo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1876</text:p>
          </table:table-cell>
          <table:table-cell office:value-type="string" table:style-name="ce1">
            <text:p>158 E BO JUAN SANCHEZ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rcelino Sanios de los Sant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8517</text:p>
          </table:table-cell>
          <table:table-cell office:value-type="string" table:style-name="ce1">
            <text:p>439 CALLE COMERI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rcos D Calderon Vazqu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20340</text:p>
          </table:table-cell>
          <table:table-cell office:value-type="string" table:style-name="ce1">
            <text:p>BO MINILL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ster Industrial Sales,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masterindustrial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620827</text:p>
          </table:table-cell>
          <table:table-cell office:value-type="string" table:style-name="ce1">
            <text:p>PO BOX 94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tos Auto Par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1454</text:p>
          </table:table-cell>
          <table:table-cell office:value-type="string" table:style-name="ce1">
            <text:p>DR HIRAM GONZALEZ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xallende Wholes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msanta56@live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120844</text:p>
          </table:table-cell>
          <table:table-cell office:value-type="string" table:style-name="ce1">
            <text:p>CALLE COMERIO 16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xibody Auto - CB Imports Transamerica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lrodriguez@maxibody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229999</text:p>
          </table:table-cell>
          <table:table-cell office:value-type="string" table:style-name="ce1">
            <text:p>CARR 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edinas Ti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22844</text:p>
          </table:table-cell>
          <table:table-cell office:value-type="string" table:style-name="ce1">
            <text:p>EXT FOREST HL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etro Tire Corp.orat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40728</text:p>
          </table:table-cell>
          <table:table-cell office:value-type="string" table:style-name="ce1">
            <text:p>URB SANTA MONIC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ichael's Design &amp; Sound Cent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6736</text:p>
          </table:table-cell>
          <table:table-cell office:value-type="string" table:style-name="ce1">
            <text:p>AVE.BETANCES J-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iguelito Auto Air - Miguel A Pagan Rodrigu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miguela_pagan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3807</text:p>
          </table:table-cell>
          <table:table-cell office:value-type="string" table:style-name="ce1">
            <text:p>BO BUENA VIS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inillas Auto Performance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077061</text:p>
          </table:table-cell>
          <table:table-cell office:value-type="string" table:style-name="ce1">
            <text:p>CARR. 831 KM 4.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iraflores Tires And Servic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crmmelendez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78004</text:p>
          </table:table-cell>
          <table:table-cell office:value-type="string" table:style-name="ce1">
            <text:p>AVE LOS DOMINICO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r Body Par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mrbodyparts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461112</text:p>
          </table:table-cell>
          <table:table-cell office:value-type="string" table:style-name="ce1">
            <text:p>VILLAS DE HATO TEJ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arvaez Auto Par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cpa.nieves1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7329</text:p>
          </table:table-cell>
          <table:table-cell office:value-type="string" table:style-name="ce1">
            <text:p>URB 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ational Auto Paint Solutio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67919</text:p>
          </table:table-cell>
          <table:table-cell office:value-type="string" table:style-name="ce1">
            <text:p>SIERRA BAYAM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uñez Sound Center - Jimmy Alicea Nun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793337</text:p>
          </table:table-cell>
          <table:table-cell office:value-type="string" table:style-name="ce1">
            <text:p>EDIF RIVERA 34 CALLE PARQU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Orlando Technical Mot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isuzubayamon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590929</text:p>
          </table:table-cell>
          <table:table-cell office:value-type="string" table:style-name="ce1">
            <text:p>URB HNAS DAVIL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atrick H Portell de Jesus - The Scooter Parts S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thescooterpartshop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8107450</text:p>
          </table:table-cell>
          <table:table-cell office:value-type="string" table:style-name="ce1">
            <text:p>BO. BUENA VIS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ep Boys - Manny, Moe y Jack of PR 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rosa.salvador@ey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2700</text:p>
          </table:table-cell>
          <table:table-cell office:value-type="string" table:style-name="ce1">
            <text:p>PLAZA DEL SOL SHOPPING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ichin Auto Par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acct.solutions.tax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78445</text:p>
          </table:table-cell>
          <table:table-cell office:value-type="string" table:style-name="ce1">
            <text:p>CARR 167 15.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lavica Auto Glass Cent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0023</text:p>
          </table:table-cell>
          <table:table-cell office:value-type="string" table:style-name="ce1">
            <text:p>CARRT 2 KM 14 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redator Performance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601884</text:p>
          </table:table-cell>
          <table:table-cell office:value-type="string" table:style-name="ce1">
            <text:p>URB SIERRA BAYAM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rtecto Mag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7018</text:p>
          </table:table-cell>
          <table:table-cell office:value-type="string" table:style-name="ce1">
            <text:p>URB IRLANDA HT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uerto Rico Water Tranfer &amp; Powder Coating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yan.choy@y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206440</text:p>
          </table:table-cell>
          <table:table-cell office:value-type="string" table:style-name="ce1">
            <text:p>AVE. CARLOS J. ANDALUZ (ANTES AVE. NOG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achel M Valentin Gonzalez - <text:s/>Rav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051154</text:p>
          </table:table-cell>
          <table:table-cell office:value-type="string" table:style-name="ce1">
            <text:p>208 CASA LINDA VLG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afa Auto Body Par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rafaautobody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7170</text:p>
          </table:table-cell>
          <table:table-cell office:value-type="string" table:style-name="ce1">
            <text:p>URB LOMAS VERD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ally Auto Accesories And Sound Cent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3227</text:p>
          </table:table-cell>
          <table:table-cell office:value-type="string" table:style-name="ce1">
            <text:p>AVE GILBERTO CONCEPCION DE GRACI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C Auto Distributor - Rafael Carballo Rodrigu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7444</text:p>
          </table:table-cell>
          <table:table-cell office:value-type="string" table:style-name="ce1">
            <text:p>STA ROS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DA Produc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robertoortizcruz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476187</text:p>
          </table:table-cell>
          <table:table-cell office:value-type="string" table:style-name="ce1">
            <text:p>PARQ SAN MIGUEL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evolution Bake Sho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rohenapowdercoat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0799</text:p>
          </table:table-cell>
          <table:table-cell office:value-type="string" table:style-name="ce1">
            <text:p>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ga Retail Corp. - Centropiezas Pl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epico@gandiagroup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550330</text:p>
          </table:table-cell>
          <table:table-cell office:value-type="string" table:style-name="ce1">
            <text:p>URB SIERRA BAYAM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mo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416744</text:p>
          </table:table-cell>
          <table:table-cell office:value-type="string" table:style-name="ce1">
            <text:p>AVE LAS CUMBRES B8 ROYAL TOW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N Magnetic Fuel Sav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0364</text:p>
          </table:table-cell>
          <table:table-cell office:value-type="string" table:style-name="ce1">
            <text:p>VILLA RIC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abana Auto Par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sabanautoparts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6415</text:p>
          </table:table-cell>
          <table:table-cell office:value-type="string" table:style-name="ce1">
            <text:p>CARR 167 RAMAL 829 KM 2.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abana Servic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793546</text:p>
          </table:table-cell>
          <table:table-cell office:value-type="string" table:style-name="ce1">
            <text:p>BO BUENA VISTA SECTOR SABAN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anta Juanita Toyota Parts - Jenuvid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enuvidcorp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2518</text:p>
          </table:table-cell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anta Mónica Auto Par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harold.pineirochinea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1410</text:p>
          </table:table-cell>
          <table:table-cell office:value-type="string" table:style-name="ce1">
            <text:p>URB SANTA MONIC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anta Rosa Body Par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68853</text:p>
          </table:table-cell>
          <table:table-cell office:value-type="string" table:style-name="ce1">
            <text:p>URB SANTA ROS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anz Distributor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panz_65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9392185535</text:p>
          </table:table-cell>
          <table:table-cell office:value-type="string" table:style-name="ce1">
            <text:p>AVE. TENIENTE NELSON MARTINEZ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ervicentro Duran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72008</text:p>
          </table:table-cell>
          <table:table-cell office:value-type="string" table:style-name="ce1">
            <text:p>CARRETERA 167 KM. 15.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hadai Tire Cent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624897</text:p>
          </table:table-cell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haddai Tires Center - Luis Tire Services LL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blancomcpa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788161</text:p>
          </table:table-cell>
          <table:table-cell office:value-type="string" table:style-name="ce1">
            <text:p>AVE SANTA JUANITA AA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ilva Cruz Felix H - Silva Trucks And Auto Par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felo_stp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790880</text:p>
          </table:table-cell>
          <table:table-cell office:value-type="string" table:style-name="ce1">
            <text:p>28 AVE LAS CUMBR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R Battery &amp; Tire - Rodriguez Diaz Samue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sammy.rodriguez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438716</text:p>
          </table:table-cell>
          <table:table-cell office:value-type="string" table:style-name="ce1">
            <text:p>AVE. TNTE ANDALUZ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tan Auto Part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9790</text:p>
          </table:table-cell>
          <table:table-cell office:value-type="string" table:style-name="ce1">
            <text:p>18 BDA MAESTR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u Tienda Mopar - Lomas Verd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wperez@sutiendamopar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664410</text:p>
          </table:table-cell>
          <table:table-cell office:value-type="string" table:style-name="ce1">
            <text:p>URB ROYAL PALM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uper Automotive Products, Inc. - Super Truck P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mederos@supertruckparts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2968</text:p>
          </table:table-cell>
          <table:table-cell office:value-type="string" table:style-name="ce1">
            <text:p>CARR 29 KM 0.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ller Perez - Roberto Per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taller.perez@live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4630</text:p>
          </table:table-cell>
          <table:table-cell office:value-type="string" table:style-name="ce1">
            <text:p>BO EL VOLCA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exaco Sierra Bayamon I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3912</text:p>
          </table:table-cell>
          <table:table-cell office:value-type="string" table:style-name="ce1">
            <text:p>URB SIERRA BAYAM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exco Paint Center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888694</text:p>
          </table:table-cell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intea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aidalissevalentin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754079</text:p>
          </table:table-cell>
          <table:table-cell office:value-type="string" table:style-name="ce1">
            <text:p>AVE TENIENTE NELSON MARTINEZ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ire And 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191987</text:p>
          </table:table-cell>
          <table:table-cell office:value-type="string" table:style-name="ce1">
            <text:p>CARR. 167 KM 15.9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ire Me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tiremetro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060674</text:p>
          </table:table-cell>
          <table:table-cell office:value-type="string" table:style-name="ce1">
            <text:p>URB SANTA MONIC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odo Suzuki - Lourdes Ortega Mora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todosuzukipr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783500</text:p>
          </table:table-cell>
          <table:table-cell office:value-type="string" table:style-name="ce1">
            <text:p>AVE. CARLOS JAVIER ANDALUZ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onys Tire Service - Manuel A Beltrá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manuelb03@outlook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2623</text:p>
          </table:table-cell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ruck Zone Bayamon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905151</text:p>
          </table:table-cell>
          <table:table-cell office:value-type="string" table:style-name="ce1">
            <text:p>CARR 5 KM 4.3 URB. INDUSTRIAL LUCHETTI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u Boutique 4 X 4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648684</text:p>
          </table:table-cell>
          <table:table-cell office:value-type="string" table:style-name="ce1">
            <text:p>EXT FOREST HILL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United Battery Grou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elizabeth@meyerscorp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5151</text:p>
          </table:table-cell>
          <table:table-cell office:value-type="string" table:style-name="ce1">
            <text:p>CARR 5 KM 4 <text:s/>HM 3 <text:s/>URB IND <text:s/>LUCHETTI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Unlimited Offroad 4x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40512</text:p>
          </table:table-cell>
          <table:table-cell office:value-type="string" table:style-name="ce1">
            <text:p>CARR. 168 <text:s/>KM. 3 BO. HATO TEJ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Vaquero Auto Sales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0340</text:p>
          </table:table-cell>
          <table:table-cell office:value-type="string" table:style-name="ce1">
            <text:p>CARR. 167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Varela Truck Suppli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m_varela28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7300</text:p>
          </table:table-cell>
          <table:table-cell office:value-type="string" table:style-name="ce1">
            <text:p>131 CALLE 1 SUITE # 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Ve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avasociadospr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1538</text:p>
          </table:table-cell>
          <table:table-cell office:value-type="string" table:style-name="ce1">
            <text:p>CARR 167 KM 0 HM 5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Vivo Auto Par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cpa.nieves1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846682</text:p>
          </table:table-cell>
          <table:table-cell office:value-type="string" table:style-name="ce1">
            <text:p>VILLA CONTESS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Vmg Auto Par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350035</text:p>
          </table:table-cell>
          <table:table-cell office:value-type="string" table:style-name="ce1">
            <text:p>PO BOX 607061 PMB 428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Western Auto of Puerto Rico, Inc. - 536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scott.mcclelland@advance-aut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5080</text:p>
          </table:table-cell>
          <table:table-cell office:value-type="string" table:style-name="ce1">
            <text:p>BAYAMON OESTE MALL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World Parts Expres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aldofre@hotmail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RR 167 KM 10.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Xrom's Parts&amp;Servi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oscarmelecio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035000</text:p>
          </table:table-cell>
          <table:table-cell office:value-type="string" table:style-name="ce1">
            <text:p>URB LOS FAROL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Yorro Industrial Hose &amp; Service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dyorro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468111</text:p>
          </table:table-cell>
          <table:table-cell office:value-type="string" table:style-name="ce1">
            <text:p>D-631 AVE. URUGUAY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Zambrana Parts Center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imgservices211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1217</text:p>
          </table:table-cell>
          <table:table-cell office:value-type="string" table:style-name="ce1">
            <text:p>URB ROYAL PALM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Zone Parts Expres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oscarmelecio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035000</text:p>
          </table:table-cell>
          <table:table-cell office:value-type="string" table:style-name="ce1">
            <text:p>URB LOS FAROL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Boschetti Racina Engi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rretera 872 Km 0.6 Río Plantati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ric R. Cintrón Rivera / CONTRATO SECC. 8 MUNC. SJ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. Sierra Bayamón Calle 78 Bloq. 92 #12 Bayamó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WB Sound Center - Luis F Martínez Ri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luis18soud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718259</text:p>
          </table:table-cell>
          <table:table-cell office:value-type="string" table:style-name="ce1">
            <text:p>Carr. 167 Al Lado Del Mcdonald Del VictoryShopping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esco Auto Corp. / Auto Solutio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782700</text:p>
          </table:table-cell>
          <table:table-cell office:value-type="string" table:style-name="ce1">
            <text:p>Urb.Lomas Verdes N-7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Import Tire &amp; Auto Detail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psantiago@infoproviders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00621</text:p>
          </table:table-cell>
          <table:table-cell office:value-type="string" table:style-name="ce1">
            <text:p>Urb.Royal Palm IK-19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 Spo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787799</text:p>
          </table:table-cell>
          <table:table-cell office:value-type="string" table:style-name="ce1">
            <text:p>Ext. Forest Hill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obile Maniac Wireless Acesori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. Urb. Riverview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H Log <text:s/>Distribut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996102</text:p>
          </table:table-cell>
          <table:table-cell office:value-type="string" table:style-name="ce1">
            <text:p>Areas limitrofes De Bayamó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C lights solut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osue.candelario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123331</text:p>
          </table:table-cell>
          <table:table-cell office:value-type="string" table:style-name="ce1">
            <text:p>Urb. Cana RR 15 Calle 1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Quiñones Auto Sp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DuranPadilla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793675</text:p>
          </table:table-cell>
          <table:table-cell office:value-type="string" table:style-name="ce1">
            <text:p>Urb Lomas Verde <text:s/>3V-4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spinosa Glass Sho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. Sierra Bayamon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motive Parts Solution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. Forest Hill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 Parts y Colmado Rube y Bib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rodzperez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135730</text:p>
          </table:table-cell>
          <table:table-cell office:value-type="string" table:style-name="ce1">
            <text:p>Sierra Linda Carr. 861 <text:s/>#A-1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lcalde Auto Part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ccruz@alcaldeautoparts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531845</text:p>
          </table:table-cell>
          <table:table-cell office:value-type="string" table:style-name="ce1">
            <text:p>Lomas Verdes IF-43 ave. 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 Piezas Lomas Verd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Gitana.230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4642</text:p>
          </table:table-cell>
          <table:table-cell office:value-type="string" table:style-name="ce1">
            <text:p>Urb. Lomas Verdes N-12 Ave. 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oddinPR Car Addiction Cro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wilfred_pr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47461795</text:p>
          </table:table-cell>
          <table:table-cell office:value-type="string" table:style-name="ce1">
            <text:p>Urb Sierra Bayam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zone Puerto Rico, Inc. # 660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lisa.taylor@autozone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9014957056</text:p>
          </table:table-cell>
          <table:table-cell office:value-type="string" table:style-name="ce1">
            <text:p>1- Carr. 167 Victory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TC Auto Parts LL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dtcautoparts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613891</text:p>
          </table:table-cell>
          <table:table-cell office:value-type="string" table:style-name="ce1">
            <text:p>Urb. Magnolia Gardens Blq. P-1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uro Irving Part Center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estados@mracontabilidad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0777</text:p>
          </table:table-cell>
          <table:table-cell office:value-type="string" table:style-name="ce1">
            <text:p>Bloque 1 N-8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ord Parts Only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fordpartsonly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885967</text:p>
          </table:table-cell>
          <table:table-cell office:value-type="string" table:style-name="ce1">
            <text:p>-Calle 8 A-41 Urb. Agustin Stahl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reeway Distributor Bayam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mfern1208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0886</text:p>
          </table:table-cell>
          <table:table-cell office:value-type="string" table:style-name="ce1">
            <text:p>Calle 25 Bloque 25-A-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anta Mónica Auto Par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lle 13 G-2 Urb. Santa Mónic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peed Solutio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speedsolutionspr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093843</text:p>
          </table:table-cell>
          <table:table-cell office:value-type="string" table:style-name="ce1">
            <text:p>Ave Los Millon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tar Auto Parts - Bucho Par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vax52000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6464</text:p>
          </table:table-cell>
          <table:table-cell office:value-type="string" table:style-name="ce1">
            <text:p>Urb. Sierra Bayamón #18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oyo Xpert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rvelilla@prw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902222</text:p>
          </table:table-cell>
          <table:table-cell office:value-type="string" table:style-name="ce1">
            <text:p>Ave Lomas Verd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oyoland Auto Par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toyolandautoparts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5468</text:p>
          </table:table-cell>
          <table:table-cell office:value-type="string" table:style-name="ce1">
            <text:p>Urb Forest Hills B-7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Vivo Auto Par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7655</text:p>
          </table:table-cell>
          <table:table-cell office:value-type="string" table:style-name="ce1">
            <text:p>DD-19 Avenida Millones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ster Chrome &amp; Part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rraccounting2011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9392180101</text:p>
          </table:table-cell>
          <table:table-cell office:value-type="string" table:style-name="ce1">
            <text:p>Luchetti Industrial Park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Western Auto of PR, Inc. - 1120 - 5362 -663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scott.mcclelland@advance-aut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780707</text:p>
          </table:table-cell>
          <table:table-cell office:value-type="string" table:style-name="ce1">
            <text:p>Plazoleta Canton Mall y Bayamón Oeste Shopping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ma Auto Par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847206</text:p>
          </table:table-cell>
          <table:table-cell office:value-type="string" table:style-name="ce1">
            <text:p>Urb Royal Palm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olmado-Cafeteria El Alberg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rperez@rodzperez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. Sierra Linda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 Piezas Fuentes Quick Lube/Parts 4 All Cor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Bo Hato Tejas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H.I.T. Auto Servic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63430</text:p>
          </table:table-cell>
          <table:table-cell office:value-type="string" table:style-name="ce1">
            <text:p>Calle Dr. Hiram González #335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ube Squad LL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Villa Ric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entro Camion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Plaza de sol</text:p>
          </table:table-cell>
          <table:table-cell office:value-type="string" table:style-name="ce5">
            <text:p>Barranquit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 loi LL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Plaza de sol</text:p>
          </table:table-cell>
          <table:table-cell office:value-type="string" table:style-name="ce5">
            <text:p>Barranquit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YR Group In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farismendi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724449</text:p>
          </table:table-cell>
          <table:table-cell office:value-type="string" table:style-name="ce1">
            <text:p>Plaza de Rio Hondo</text:p>
          </table:table-cell>
          <table:table-cell office:value-type="string" table:style-name="ce5">
            <text:p>Barranquit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uriel Auto Corp. - Hyundai de Capa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alice@metrotoyotapr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9396409333</text:p>
          </table:table-cell>
          <table:table-cell office:value-type="string" table:style-name="ce1">
            <text:p>MARGINAL BO JUAN SANCHEZ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omes Hermanos Kenned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Plazal <text:s/>de Sol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 Nuevo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1900</text:p>
          </table:table-cell>
          <table:table-cell office:value-type="string" table:style-name="ce1">
            <text:p>Carretera #2 <text:s/>Km. 1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&amp;R Group, Inc. - Hyundai <text:s/>de Rexvil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farismendi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717070</text:p>
          </table:table-cell>
          <table:table-cell office:value-type="string" table:style-name="ce1">
            <text:p>Carr 167 Km 19.0 Bo Pajaro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un Way Motors,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195850</text:p>
          </table:table-cell>
          <table:table-cell office:value-type="string" table:style-name="ce1">
            <text:p>Urb. Industrial Corre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rupo Emep,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30240</text:p>
          </table:table-cell>
          <table:table-cell office:value-type="string" table:style-name="ce1">
            <text:p>Bo.Pájaros KM.19.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D Auto Imports Sale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999456</text:p>
          </table:table-cell>
          <table:table-cell office:value-type="string" table:style-name="ce1">
            <text:p>Bo. Hato Tejas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urojapon Distributor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rivera@mhcpapr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90887</text:p>
          </table:table-cell>
          <table:table-cell office:value-type="string" table:style-name="ce1">
            <text:p>Urb. Hermanas Dávila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rmol Auto Sale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marmolauto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792864</text:p>
          </table:table-cell>
          <table:table-cell office:value-type="string" table:style-name="ce1">
            <text:p>Carretera 167 Km. 18.2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onnell Truck Center LL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coralys.ortiz@gsonnel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8590302</text:p>
          </table:table-cell>
          <table:table-cell office:value-type="string" table:style-name="ce1">
            <text:p>Calle A Esquina B Lote 29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ransporte Sonnell LL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frank.ruiz@gsonnel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8590302</text:p>
          </table:table-cell>
          <table:table-cell office:value-type="string" table:style-name="ce1">
            <text:p>Industrial Luchetti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rogasco, Inc. <text:s/>(Plantas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mmelendez@tropigaspr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18002</text:p>
          </table:table-cell>
          <table:table-cell office:value-type="string" table:style-name="ce1">
            <text:p>Industrial Luchetti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xallende Wholesale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120844</text:p>
          </table:table-cell>
          <table:table-cell office:value-type="string" table:style-name="ce1">
            <text:p>Calle Comerio <text:s/>#163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ire Warehouse - Nicolas Ortiz Gueva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uriel_guzman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7339</text:p>
          </table:table-cell>
          <table:table-cell office:value-type="string" table:style-name="ce1">
            <text:p>Ave. Lomas Verdes I-H-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l Nuevo Milenium Tire 2 In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torresgmjats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9399401333</text:p>
          </table:table-cell>
          <table:table-cell office:value-type="string" table:style-name="ce1">
            <text:p>Urb Santa Ros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omera El Cen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rr.830 KM.6.5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omera El Gor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radyfebus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963467</text:p>
          </table:table-cell>
          <table:table-cell office:value-type="string" table:style-name="ce1">
            <text:p>Carr 167 km 9.3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omera El Nuevo Milenium Tire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000111</text:p>
          </table:table-cell>
          <table:table-cell office:value-type="string" table:style-name="ce1">
            <text:p>Santa Ros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omera Lomas Verd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Santa Juanita AL-12 calle 37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omeria Ro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imenez Ti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028389</text:p>
          </table:table-cell>
          <table:table-cell office:value-type="string" table:style-name="ce1">
            <text:p>Urb Santa Juanita NK-14 9na.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el Racing Tir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ustogarciasoto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486173</text:p>
          </table:table-cell>
          <table:table-cell office:value-type="string" table:style-name="ce1">
            <text:p>Urb. Hnas. <text:s/>Davilas #19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R Tire Center - Javier Rivera Rui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baez71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141836</text:p>
          </table:table-cell>
          <table:table-cell office:value-type="string" table:style-name="ce1">
            <text:p>CARR. 829 KM 6.3 SECTOR SABAN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uis Tire Services LL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luistire1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788161</text:p>
          </table:table-cell>
          <table:table-cell office:value-type="string" table:style-name="ce1">
            <text:p>Urb. Lomas Verdes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riam Tire Servic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babynana18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480384</text:p>
          </table:table-cell>
          <table:table-cell office:value-type="string" table:style-name="ce1">
            <text:p>AVE LOS DOMINICO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abana Tire Servic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141921</text:p>
          </table:table-cell>
          <table:table-cell office:value-type="string" table:style-name="ce1">
            <text:p>Carr. 829 Km. 1.36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ire Rep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Rexvill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mergency Ti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ustogarciasoto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248251</text:p>
          </table:table-cell>
          <table:table-cell office:value-type="string" table:style-name="ce1">
            <text:p>Urb. Villas Contessa A-27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omera Echavarr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008189</text:p>
          </table:table-cell>
          <table:table-cell office:value-type="string" table:style-name="ce1">
            <text:p>Carr 167 Km 15.3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Betances Tire`s Servic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Hermanas Dávila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omera La Soluci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omera Rafae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babynana18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9396422831</text:p>
          </table:table-cell>
          <table:table-cell office:value-type="string" table:style-name="ce1">
            <text:p>Calle 33 Blq 27 No. 9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shu Bi Tire Cent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031088</text:p>
          </table:table-cell>
          <table:table-cell office:value-type="string" table:style-name="ce1">
            <text:p>Calle Uruguay D-63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undo Maxxis Bayamón LL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garciaacc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9393550057</text:p>
          </table:table-cell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omería Romá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gomeraroman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6318</text:p>
          </table:table-cell>
          <table:table-cell office:value-type="string" table:style-name="ce1">
            <text:p>Urb. Sunny Hills B-4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omera L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ramos_asoc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699338</text:p>
          </table:table-cell>
          <table:table-cell office:value-type="string" table:style-name="ce1">
            <text:p>Urb/ Sierra Bayamón <text:s/>Blq 9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lian Ti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Bo. Pajaros Sec Aldea Carr. 167 Km. 20.5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R Tire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r.tires@ao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979229</text:p>
          </table:table-cell>
          <table:table-cell office:value-type="string" table:style-name="ce1">
            <text:p>Urb. Aguntins Stahl #9 Calle 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chavarria Tire Cent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046441</text:p>
          </table:table-cell>
          <table:table-cell office:value-type="string" table:style-name="ce1">
            <text:p>Bo. BuenaVista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abón Tire Cent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Santa Monica Blq Z #1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M Tire Center y Algo M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792377</text:p>
          </table:table-cell>
          <table:table-cell office:value-type="string" table:style-name="ce1">
            <text:p>Urb. Villa Contes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ord's Tire Cent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048624</text:p>
          </table:table-cell>
          <table:table-cell office:value-type="string" table:style-name="ce1">
            <text:p>Sierra Bayamó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ranksiel Ti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franfsiel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619913</text:p>
          </table:table-cell>
          <table:table-cell office:value-type="string" table:style-name="ce1">
            <text:p>Carr 831 Km 2.5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Ultimate Auto Repair &amp; Par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frankyramos94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4077475472</text:p>
          </table:table-cell>
          <table:table-cell office:value-type="string" table:style-name="ce1">
            <text:p>Bo. Pueblo # 281 Calle Comeri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Wilco Auto Colli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pedrorosado@prtc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9396443138</text:p>
          </table:table-cell>
          <table:table-cell office:value-type="string" table:style-name="ce1">
            <text:p>Carretera 872 Km.0.6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hority Colli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roberto.afanador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953912</text:p>
          </table:table-cell>
          <table:table-cell office:value-type="string" table:style-name="ce1">
            <text:p>Bo. Minillas KM.4.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Naz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9003</text:p>
          </table:table-cell>
          <table:table-cell office:value-type="string" table:style-name="ce1">
            <text:p>AVE CEMENTERIO NACIONAL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Ped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arochopeter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0448</text:p>
          </table:table-cell>
          <table:table-cell office:value-type="string" table:style-name="ce1">
            <text:p>Carretera 831 Km.4.0 Minill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Per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.Sierra Blq.45 #16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gic Touch Spot Paint Servi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310770</text:p>
          </table:table-cell>
          <table:table-cell office:value-type="string" table:style-name="ce1">
            <text:p>Urb. Rexville B2-1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gic Auto Colli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1682</text:p>
          </table:table-cell>
          <table:table-cell office:value-type="string" table:style-name="ce1">
            <text:p>Carr.167 Ramal 830 km.1.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Barrig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Barrio Cerro Gord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Armando El Original LL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2885</text:p>
          </table:table-cell>
          <table:table-cell office:value-type="string" table:style-name="ce1">
            <text:p>Carretera 167 Km 15.5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Rivera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304525</text:p>
          </table:table-cell>
          <table:table-cell office:value-type="string" table:style-name="ce1">
            <text:p>Bo.Buena Vista KM.16.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Hect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5953</text:p>
          </table:table-cell>
          <table:table-cell office:value-type="string" table:style-name="ce1">
            <text:p>Carretera 831 Km 4.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Heri Professional Lube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0752</text:p>
          </table:table-cell>
          <table:table-cell office:value-type="string" table:style-name="ce1">
            <text:p>Hato Tejas Interiors J-92<text:s text:c="2"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Mul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770333</text:p>
          </table:table-cell>
          <table:table-cell office:value-type="string" table:style-name="ce1">
            <text:p>Santa Olaya Carretera 83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ller Chin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2446</text:p>
          </table:table-cell>
          <table:table-cell office:value-type="string" table:style-name="ce1">
            <text:p>Bo Buena Vista <text:s/>Km-3 Hm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ller Hojalateria y Pintura Velazqu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305943</text:p>
          </table:table-cell>
          <table:table-cell office:value-type="string" table:style-name="ce1">
            <text:p>Bo.Barrio Nuevo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 Fix Body Sho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autofix_bodyshop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5284</text:p>
          </table:table-cell>
          <table:table-cell office:value-type="string" table:style-name="ce1">
            <text:p>Urbanización Rio Plantation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Jaime - Jose J Ocasio Borg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696555</text:p>
          </table:table-cell>
          <table:table-cell office:value-type="string" table:style-name="ce1">
            <text:p>Carretera 831 Bo. Minill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C Body Shop, Inc. - Alland Obreg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4771</text:p>
          </table:table-cell>
          <table:table-cell office:value-type="string" table:style-name="ce1">
            <text:p>Industrial Corujo #28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 Ar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eacosta@onelinkpr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305319</text:p>
          </table:table-cell>
          <table:table-cell office:value-type="string" table:style-name="ce1">
            <text:p>Río Plantation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lassic Touch Pain &amp; Body Sho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2971</text:p>
          </table:table-cell>
          <table:table-cell office:value-type="string" table:style-name="ce1">
            <text:p>Bo. Guaraguao Sector Cancel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Cabrera - Joaqui­n Cabrera Per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303101</text:p>
          </table:table-cell>
          <table:table-cell office:value-type="string" table:style-name="ce1">
            <text:p>Bo. Dajaos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Juni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5397</text:p>
          </table:table-cell>
          <table:table-cell office:value-type="string" table:style-name="ce1">
            <text:p>Carretera 840 Km 2.5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Las Palmas <text:s/>Cabrer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45094</text:p>
          </table:table-cell>
          <table:table-cell office:value-type="string" table:style-name="ce1">
            <text:p>Dr. Hiram González #49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Puerto 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63018</text:p>
          </table:table-cell>
          <table:table-cell office:value-type="string" table:style-name="ce1">
            <text:p>Carretera 830 <text:s text:c="2"/>Km. 7.6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Rodrígu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8824</text:p>
          </table:table-cell>
          <table:table-cell office:value-type="string" table:style-name="ce1">
            <text:p>Carretera 167 Ramal 840 <text:s/>Km. 2.7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Santa Cruz - Héctor Piñeiro Serra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781806</text:p>
          </table:table-cell>
          <table:table-cell office:value-type="string" table:style-name="ce1">
            <text:p>37 Santa Cruz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Celí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7705</text:p>
          </table:table-cell>
          <table:table-cell office:value-type="string" table:style-name="ce1">
            <text:p>Carretera 167 Kilómetro 20.5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Genesis - Santana Almonte Julio 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65181</text:p>
          </table:table-cell>
          <table:table-cell office:value-type="string" table:style-name="ce1">
            <text:p>Avenida Santa Juanita 10-4 (final)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Ju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79253</text:p>
          </table:table-cell>
          <table:table-cell office:value-type="string" table:style-name="ce1">
            <text:p>Carretera 167 Ramal 829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Pabli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536299</text:p>
          </table:table-cell>
          <table:table-cell office:value-type="string" table:style-name="ce1">
            <text:p>Calle Quina NQ-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Padil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885113</text:p>
          </table:table-cell>
          <table:table-cell office:value-type="string" table:style-name="ce1">
            <text:p>Carretera 831 <text:s/>Km. 3.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J Frame Equipme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vieraalex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339898</text:p>
          </table:table-cell>
          <table:table-cell office:value-type="string" table:style-name="ce1">
            <text:p>BO MINILL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R Grajales Multy Wor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rgtmw@prtc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806001</text:p>
          </table:table-cell>
          <table:table-cell office:value-type="string" table:style-name="ce1">
            <text:p>Bo. Volcan Arena Final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ller Che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basony27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790419</text:p>
          </table:table-cell>
          <table:table-cell office:value-type="string" table:style-name="ce1">
            <text:p>Carretera 829 Kilómetro 4.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ller El Ar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4872</text:p>
          </table:table-cell>
          <table:table-cell office:value-type="string" table:style-name="ce1">
            <text:p>Carretera 167 Km 17.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ller Los Amig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0246</text:p>
          </table:table-cell>
          <table:table-cell office:value-type="string" table:style-name="ce1">
            <text:p>Avenida Cementerio Nacional #16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ller Note Montañ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200993</text:p>
          </table:table-cell>
          <table:table-cell office:value-type="string" table:style-name="ce1">
            <text:p>Carretera 830 km 0.7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ller Rosa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70065</text:p>
          </table:table-cell>
          <table:table-cell office:value-type="string" table:style-name="ce1">
            <text:p>Van Scoy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echnology Auto Colli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pucho-collision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3236</text:p>
          </table:table-cell>
          <table:table-cell office:value-type="string" table:style-name="ce1">
            <text:p>Santa Olaya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marine Paints and More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braulioupr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055555</text:p>
          </table:table-cell>
          <table:table-cell office:value-type="string" table:style-name="ce1">
            <text:p>Parque Industrial Luchetti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inelis Auto Repair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Bo. Santa Olay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urobody Auto Shop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eurobody@prtc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950285</text:p>
          </table:table-cell>
          <table:table-cell office:value-type="string" table:style-name="ce1">
            <text:p>Reparto Industrial Correa #2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eneral Auto Interior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emma.generalautointerior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9608</text:p>
          </table:table-cell>
          <table:table-cell office:value-type="string" table:style-name="ce1">
            <text:p>Reparto Industrial Corre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oncepción Auto Colli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859055</text:p>
          </table:table-cell>
          <table:table-cell office:value-type="string" table:style-name="ce1">
            <text:p>Avenida Cementerio Nacional Número 28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J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owiec15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301758</text:p>
          </table:table-cell>
          <table:table-cell office:value-type="string" table:style-name="ce1">
            <text:p>Carretera 167 KM 19.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Herminio Melendez Mora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Extensión Villa Rica AK-1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esus Vargas Hojalater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69227</text:p>
          </table:table-cell>
          <table:table-cell office:value-type="string" table:style-name="ce1">
            <text:p>Calle 3 Buzón 1357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ller Fonse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925913</text:p>
          </table:table-cell>
          <table:table-cell office:value-type="string" table:style-name="ce1">
            <text:p>CERRO GORD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ller Pinta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3615</text:p>
          </table:table-cell>
          <table:table-cell office:value-type="string" table:style-name="ce1">
            <text:p>Carretera 167 <text:s/>Km .16 Hm 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errasa Auto Cle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atarraza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666120</text:p>
          </table:table-cell>
          <table:table-cell office:value-type="string" table:style-name="ce1">
            <text:p>Alturas de Flamboya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Island Car Care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725 Avenida West Mai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uerto Rico Car Care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rretera 29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ienda Eclips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Plaza de Sol mall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 Precision GM - Luis Rojas Merca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luisrojas03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66810</text:p>
          </table:table-cell>
          <table:table-cell office:value-type="string" table:style-name="ce1">
            <text:p>Urb.Lomas Verdes F-8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ECANICA BENG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RR 872 KM 0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bisahim Nieves Ménd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lle Principal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ngel Oyola Tañ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306227</text:p>
          </table:table-cell>
          <table:table-cell office:value-type="string" table:style-name="ce1">
            <text:p>Carretera 829 Km 16 Interior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rco Service Stat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220167</text:p>
          </table:table-cell>
          <table:table-cell office:value-type="string" table:style-name="ce1">
            <text:p>Centro Comercial Bayamón Garde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Buena Vista Motors Rebuilder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72257</text:p>
          </table:table-cell>
          <table:table-cell office:value-type="string" table:style-name="ce1">
            <text:p>RR-8 BOX 2725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avilas Hermanos Machine Sho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. Rexvill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rank Auto Repair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75889</text:p>
          </table:table-cell>
          <table:table-cell office:value-type="string" table:style-name="ce1">
            <text:p>Carretera 167 Km 13.8 Sec.19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Bá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<text:s/>Bo.Guaraguao K.M.10.9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Papo Dia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5292</text:p>
          </table:table-cell>
          <table:table-cell office:value-type="string" table:style-name="ce1">
            <text:p>Calle Comerío # 31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Ton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604558</text:p>
          </table:table-cell>
          <table:table-cell office:value-type="string" table:style-name="ce1">
            <text:p>Barrio Cerro Gord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King Auto Repe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878065</text:p>
          </table:table-cell>
          <table:table-cell office:value-type="string" table:style-name="ce1">
            <text:p>Avenida Laurel 2U-10 Urb. 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Koko Auto Rep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lleno90@hotmail 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60624</text:p>
          </table:table-cell>
          <table:table-cell office:value-type="string" table:style-name="ce1">
            <text:p>Santa Juanita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ecánica Viv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Avenida Nogal 3D <text:s/>#3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onchin <text:s/>Carburator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410 Calle Comerí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he New Generat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Ave. Comerí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rans-Power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braulioupr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85840</text:p>
          </table:table-cell>
          <table:table-cell office:value-type="string" table:style-name="ce1">
            <text:p>Urb. Alturas de Flamboyan #30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xpert Transmissions L.L.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harold@garciapadr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66365</text:p>
          </table:table-cell>
          <table:table-cell office:value-type="string" table:style-name="ce1">
            <text:p>N-29 Avenida Magnoli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ruck Service Cent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905151</text:p>
          </table:table-cell>
          <table:table-cell office:value-type="string" table:style-name="ce1">
            <text:p>Urb. Ind. Luchetti Km. 4.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ecanica Tati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4081</text:p>
          </table:table-cell>
          <table:table-cell office:value-type="string" table:style-name="ce1">
            <text:p>Calle 5 AB 8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Israel Audi Rep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6999</text:p>
          </table:table-cell>
          <table:table-cell office:value-type="string" table:style-name="ce1">
            <text:p>carr #812 <text:s/>Km. 5.5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Alicea - Juan L. Alicea Ferr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roberto.afanador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1699</text:p>
          </table:table-cell>
          <table:table-cell office:value-type="string" table:style-name="ce1">
            <text:p>GG-31 Calle 1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ecanica El Psiquiatra - Jose O Palaci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shree1969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620453</text:p>
          </table:table-cell>
          <table:table-cell office:value-type="string" table:style-name="ce1">
            <text:p>Carr 831 km 2.7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AS Auto Servic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silverstarinvestigation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995431</text:p>
          </table:table-cell>
          <table:table-cell office:value-type="string" table:style-name="ce1">
            <text:p>Urb. Santa Juanita<text:s text:c="2"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Ivan Auto Servic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799537</text:p>
          </table:table-cell>
          <table:table-cell office:value-type="string" table:style-name="ce1">
            <text:p>Avenida Los Dominico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Bayamón Auto Service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438484</text:p>
          </table:table-cell>
          <table:table-cell office:value-type="string" table:style-name="ce1">
            <text:p>Bo. Hato Tej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é Auto Rep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Sierra Bayamón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ller El In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5810</text:p>
          </table:table-cell>
          <table:table-cell office:value-type="string" table:style-name="ce1">
            <text:p>Urb.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Valentín Auto Servi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BELLA VIS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Bramar Auto Servic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6971</text:p>
          </table:table-cell>
          <table:table-cell office:value-type="string" table:style-name="ce1">
            <text:p>Ave. Cementerio National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uncan Service Distributor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7770</text:p>
          </table:table-cell>
          <table:table-cell office:value-type="string" table:style-name="ce1">
            <text:p>URB FLAMBOYAN GARDE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ecanica Guz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hectorf64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0746</text:p>
          </table:table-cell>
          <table:table-cell office:value-type="string" table:style-name="ce1">
            <text:p>Bo. Guaraguao Arrib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ammys Auto Repairs - Alicea Otero Dav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Sector Las Guavas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olar Protection Zo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694255</text:p>
          </table:table-cell>
          <table:table-cell office:value-type="string" table:style-name="ce1">
            <text:p>Urb. Sierra Linda A1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ransmissiones Cond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6270</text:p>
          </table:table-cell>
          <table:table-cell office:value-type="string" table:style-name="ce1">
            <text:p>Ave. Santa juanita CC-16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ulie Torres Torr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0045</text:p>
          </table:table-cell>
          <table:table-cell office:value-type="string" table:style-name="ce1">
            <text:p>Carretera 864 <text:s/>27 (Sótano)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iesel Engine Technici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Santiago Iglesias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uan C. Medina Sant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Rexville B-10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rmans Evo Technolog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153365</text:p>
          </table:table-cell>
          <table:table-cell office:value-type="string" table:style-name="ce1">
            <text:p>Urb. Sierra Lind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urn Key Management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69419</text:p>
          </table:table-cell>
          <table:table-cell office:value-type="string" table:style-name="ce1">
            <text:p>Urb Monte Clar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ller Mercado - Diogenes Mercado Hernand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daisy302@outlook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301250</text:p>
          </table:table-cell>
          <table:table-cell office:value-type="string" table:style-name="ce1">
            <text:p>Urb. Hermana Dávil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a Rosa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Qintas De Tortuguero<text:s/></text:p>
          </table:table-cell>
          <table:table-cell office:value-type="string" table:style-name="ce5">
            <text:p>Vega Ba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. Santana Auto Servic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7347</text:p>
          </table:table-cell>
          <table:table-cell office:value-type="string" table:style-name="ce1">
            <text:p>Carretera 830 Km 2.4 Ramal Gove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ecanica Polo - Hipolito Vázquez Sánch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186131</text:p>
          </table:table-cell>
          <table:table-cell office:value-type="string" table:style-name="ce1">
            <text:p>Calle 9 Blq L #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&amp;F Mechanical Part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1828</text:p>
          </table:table-cell>
          <table:table-cell office:value-type="string" table:style-name="ce1">
            <text:p>Bayamón Gardens F-26 Calle 17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eliable Industrial Servic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rretera 174 Km 4.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a Casa de las Gomas, Inc. - I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ivansanchez591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8755</text:p>
          </table:table-cell>
          <table:table-cell office:value-type="string" table:style-name="ce1">
            <text:p>Avenida Nelson Martinez, <text:s/>Esq. Palma Real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ecanica el Taller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813755</text:p>
          </table:table-cell>
          <table:table-cell office:value-type="string" table:style-name="ce1">
            <text:p>Carr. 174 A-4. Urb. Agustin Stahl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rleen Figueroa h/n/c Gamy Auto Cent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350955</text:p>
          </table:table-cell>
          <table:table-cell office:value-type="string" table:style-name="ce1">
            <text:p>Urb Santa Juanita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ecanica Mon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2678</text:p>
          </table:table-cell>
          <table:table-cell office:value-type="string" table:style-name="ce1">
            <text:p>Rexville BL-32 Calle 41<text:s text:c="3"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ánchez Auto Rep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3351</text:p>
          </table:table-cell>
          <table:table-cell office:value-type="string" table:style-name="ce1">
            <text:p>Extensión Forest Hills <text:s/>H-12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Unlimited Diesel Supply,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unlimiteddieselsupply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4300</text:p>
          </table:table-cell>
          <table:table-cell office:value-type="string" table:style-name="ce1">
            <text:p>Urb Flamboyan Garden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ller Mecanica Migue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4126</text:p>
          </table:table-cell>
          <table:table-cell office:value-type="string" table:style-name="ce1">
            <text:p>Calle Zinia (antes Int Ave Los Millones)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servicios Caparra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hectorf64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1022</text:p>
          </table:table-cell>
          <table:table-cell office:value-type="string" table:style-name="ce1">
            <text:p>Carr # 2 Km 8.5 Marginal <text:s/>Jardines De Caparr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uro Import Auto Servic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mmpr.1963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5150</text:p>
          </table:table-cell>
          <table:table-cell office:value-type="string" table:style-name="ce1">
            <text:p>Ave. Nogal 4-1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ike's Tire Center &amp; Servi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072000</text:p>
          </table:table-cell>
          <table:table-cell office:value-type="string" table:style-name="ce1">
            <text:p>Urb. Flamboyan Gardens U-1 Calle 1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omicentro Santa Ros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icole.hernandezg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4139</text:p>
          </table:table-cell>
          <table:table-cell office:value-type="string" table:style-name="ce1">
            <text:p>Avenida Aguas Buenas Blq 10 #1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igueroa Muffler Shop - Jose A Figueroa Niev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71657</text:p>
          </table:table-cell>
          <table:table-cell office:value-type="string" table:style-name="ce1">
            <text:p>Carretera 167 Km 13.6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alacios Motor-Spor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210770</text:p>
          </table:table-cell>
          <table:table-cell office:value-type="string" table:style-name="ce1">
            <text:p>Bo. Minillas Carr. 83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ller San Car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0417</text:p>
          </table:table-cell>
          <table:table-cell office:value-type="string" table:style-name="ce1">
            <text:p>Calle Comerío 34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Kristian M Torres Martin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otnik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022303</text:p>
          </table:table-cell>
          <table:table-cell office:value-type="string" table:style-name="ce1">
            <text:p>Monte Clar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emonade Group Corporat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0040</text:p>
          </table:table-cell>
          <table:table-cell office:value-type="string" table:style-name="ce1">
            <text:p>Industrial Minillas Park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gustin Perez Rodrigu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rretera 872 Km. 0.09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ené Auto Air Quick Lub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5544</text:p>
          </table:table-cell>
          <table:table-cell office:value-type="string" table:style-name="ce1">
            <text:p>Carretera 167 Km18.5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Kiko Muffl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mmolina_65@hotmail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Avenida Cementerio Nacional #2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ll In One Autoca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025334</text:p>
          </table:table-cell>
          <table:table-cell office:value-type="string" table:style-name="ce1">
            <text:p>Urb. 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elix Au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felixauto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5743</text:p>
          </table:table-cell>
          <table:table-cell office:value-type="string" table:style-name="ce1">
            <text:p>Urb.Lomas Verdes 2 E-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ack &amp; Pinion Specialt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. Santa Catalin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lexis Mechanical Servic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alexis_honda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389800</text:p>
          </table:table-cell>
          <table:table-cell office:value-type="string" table:style-name="ce1">
            <text:p>Calle Comerio 495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S Auto Servi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braulioupr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0303</text:p>
          </table:table-cell>
          <table:table-cell office:value-type="string" table:style-name="ce1">
            <text:p>Ave. Las Cumbr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Orlando Cortes Cent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950929</text:p>
          </table:table-cell>
          <table:table-cell office:value-type="string" table:style-name="ce1">
            <text:p>Camino Las Riberas Numero 40</text:p>
          </table:table-cell>
          <table:table-cell office:value-type="string" table:style-name="ce5">
            <text:p>Toa Al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gustin Martinez Ca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. 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 Electr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664433</text:p>
          </table:table-cell>
          <table:table-cell office:value-type="string" table:style-name="ce1">
            <text:p>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yende Mechanic - Ruben Ayende Mora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ruben.ayende@yahoo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51 Calle Pajaros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nmanuel Diaz Eli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492342</text:p>
          </table:table-cell>
          <table:table-cell office:value-type="string" table:style-name="ce1">
            <text:p>Urb Rio Plantation 56 Calle 2 Est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Pablito Transmissions - Moises Rodriguez 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moisesrodriguez01@outlook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695142</text:p>
          </table:table-cell>
          <table:table-cell office:value-type="string" table:style-name="ce1">
            <text:p>Urb 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R Auto Technolog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001100</text:p>
          </table:table-cell>
          <table:table-cell office:value-type="string" table:style-name="ce1">
            <text:p>Urb Santa Monica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rturo Rodriguez Orti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Rexville ZD 2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 Computer DIagnost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Bo. Cerro Gord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artagena Auto Rep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0496</text:p>
          </table:table-cell>
          <table:table-cell office:value-type="string" table:style-name="ce1">
            <text:p>Extensión Forest Hill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 Auto Rep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981951</text:p>
          </table:table-cell>
          <table:table-cell office:value-type="string" table:style-name="ce1">
            <text:p>Carretera Estatal 872 KM 1.0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ddie Hon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eddiehonda73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2435</text:p>
          </table:table-cell>
          <table:table-cell office:value-type="string" table:style-name="ce1">
            <text:p>Urb. 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lectromecánica Cru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474810</text:p>
          </table:table-cell>
          <table:table-cell office:value-type="string" table:style-name="ce1">
            <text:p>Barrio La Alde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rankie Auto Servic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rockysnoppy@prw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790625</text:p>
          </table:table-cell>
          <table:table-cell office:value-type="string" table:style-name="ce1">
            <text:p>K-22 Avenida Magnolia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Ferm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4932</text:p>
          </table:table-cell>
          <table:table-cell office:value-type="string" table:style-name="ce1">
            <text:p>Bo.Hato Tejas Km.1.5 #297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Rexvil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4430</text:p>
          </table:table-cell>
          <table:table-cell office:value-type="string" table:style-name="ce1">
            <text:p>Calle 9 Rexvill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Rafa Orti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447 Calle Comerí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Roberto Rober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3658</text:p>
          </table:table-cell>
          <table:table-cell office:value-type="string" table:style-name="ce1">
            <text:p>Carretera 167 Km 20.2 La Alde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Habo Auto Servic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620522</text:p>
          </table:table-cell>
          <table:table-cell office:value-type="string" table:style-name="ce1">
            <text:p>D094 Calle Los Millon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Rivera Hernand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049318</text:p>
          </table:table-cell>
          <table:table-cell office:value-type="string" table:style-name="ce1">
            <text:p>Urb. Rexvill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uan L Cruz Rodrigu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cesar@surfea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076577</text:p>
          </table:table-cell>
          <table:table-cell office:value-type="string" table:style-name="ce1">
            <text:p>Urb. Villa España Q-9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uis Auto Repair - Luis Rivera Riv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pupiaza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58348</text:p>
          </table:table-cell>
          <table:table-cell office:value-type="string" table:style-name="ce1">
            <text:p>Urb. Rexville Carretera 167 Sección 5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adiadores Ray Col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77673</text:p>
          </table:table-cell>
          <table:table-cell office:value-type="string" table:style-name="ce1">
            <text:p>Carretera 167 al lado del Flea Market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OS Servicio Automotri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604243</text:p>
          </table:table-cell>
          <table:table-cell office:value-type="string" table:style-name="ce1">
            <text:p>DD41 Ave Lomas Verdes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ito Hon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rretera 862 Km. 2.8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esus A Osorio Vizcarron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658453</text:p>
          </table:table-cell>
          <table:table-cell office:value-type="string" table:style-name="ce1">
            <text:p>Urb. Campo Verde C- 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Rivera &amp; Machine Sho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ferdinand@fgcaccounting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0228</text:p>
          </table:table-cell>
          <table:table-cell office:value-type="string" table:style-name="ce1">
            <text:p>Bo. La Alde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ecanica Alic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301820</text:p>
          </table:table-cell>
          <table:table-cell office:value-type="string" table:style-name="ce1">
            <text:p>Barrio Buena Vista KM 14.6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uben Nales Car Ca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ruben.nales.car.care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9392185659</text:p>
          </table:table-cell>
          <table:table-cell office:value-type="string" table:style-name="ce1">
            <text:p>Urb. Miraflor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Isaac Muffler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. Santa Juanita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Che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2898</text:p>
          </table:table-cell>
          <table:table-cell office:value-type="string" table:style-name="ce1">
            <text:p>Carretera 831 Km 6.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é A. Pérez Guerr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8445</text:p>
          </table:table-cell>
          <table:table-cell office:value-type="string" table:style-name="ce1">
            <text:p>Barrio La Alde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afy Auto Repair Radiators Servic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905943</text:p>
          </table:table-cell>
          <table:table-cell office:value-type="string" table:style-name="ce1">
            <text:p>Buena Vista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et By Accident - Victor M Alcazar Ros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187277</text:p>
          </table:table-cell>
          <table:table-cell office:value-type="string" table:style-name="ce1">
            <text:p>Bo Minillas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uis Auto Servic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RIO PLANTATI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arlos Auto Servi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www.carlosauto403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8705</text:p>
          </table:table-cell>
          <table:table-cell office:value-type="string" table:style-name="ce1">
            <text:p>Calle Comerío #40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recission Converter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302458</text:p>
          </table:table-cell>
          <table:table-cell office:value-type="string" table:style-name="ce1">
            <text:p>Ave Las Cumbres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 J Air Group,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lle Pachin Marin 182</text:p>
          </table:table-cell>
          <table:table-cell office:value-type="string" table:style-name="ce5">
            <text:p>Hato Re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efrigeration Engineering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987000</text:p>
          </table:table-cell>
          <table:table-cell office:value-type="string" table:style-name="ce1">
            <text:p>Oficinas Centrales e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mador Radiador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.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rine and Terminal Service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mtsoffice@mtspr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4852</text:p>
          </table:table-cell>
          <table:table-cell office:value-type="string" table:style-name="ce1">
            <text:p>LUCHETTI INDUSTRIAL PARK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ro One Collision Center In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roman@maccaccounting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rr 167 Km 20.3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HG Air Conditioning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ieves_cpa@live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68765</text:p>
          </table:table-cell>
          <table:table-cell office:value-type="string" table:style-name="ce1">
            <text:p>Carr. <text:s/>#2 <text:s/>Km. 13.8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anta Rosa Auto Electr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6200</text:p>
          </table:table-cell>
          <table:table-cell office:value-type="string" table:style-name="ce1">
            <text:p>Urb. 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 Tecni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7290</text:p>
          </table:table-cell>
          <table:table-cell office:value-type="string" table:style-name="ce1">
            <text:p>Barrio Millon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adiadores Lizardi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ieves_cpa@live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4496</text:p>
          </table:table-cell>
          <table:table-cell office:value-type="string" table:style-name="ce1">
            <text:p>Urb. Sierra Bayamó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okio Motors, Inc. - Uriel Garcia Riv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tokiomotor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319943</text:p>
          </table:table-cell>
          <table:table-cell office:value-type="string" table:style-name="ce1">
            <text:p><text:s/>Rio Plantation Carr 872 Km 0.6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High Power Diesel &amp; Ignacio Méndez Almol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5935</text:p>
          </table:table-cell>
          <table:table-cell office:value-type="string" table:style-name="ce1">
            <text:p>Carretera Militar # 2 Km. 13.8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amon Gonzal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Lomas Verde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rky Junior Auto 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62133</text:p>
          </table:table-cell>
          <table:table-cell office:value-type="string" table:style-name="ce1">
            <text:p>108 Ave. Irlanda Height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uis E. Negron Jord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222490</text:p>
          </table:table-cell>
          <table:table-cell office:value-type="string" table:style-name="ce1">
            <text:p>Bo Guaraguao Sector Chorrer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l Almendro Muffler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307866</text:p>
          </table:table-cell>
          <table:table-cell office:value-type="string" table:style-name="ce1">
            <text:p>Carretera 67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ster Mechanics Corporat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Avenida G. Concepción de Graci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antiago Auto Body - WS Management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santiagoautobody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8103</text:p>
          </table:table-cell>
          <table:table-cell office:value-type="string" table:style-name="ce1">
            <text:p>28 Carretera 29 Marginal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elendez Auto Grou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llanomorales@gmail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. Sierra Bayam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High Power Diesel Cor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info@japontecpa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9580</text:p>
          </table:table-cell>
          <table:table-cell office:value-type="string" table:style-name="ce1">
            <text:p>Carr. 2 Km 13.8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Sau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rr. 167 Ramal 812 KM. 6.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C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964278</text:p>
          </table:table-cell>
          <table:table-cell office:value-type="string" table:style-name="ce1">
            <text:p>Carr 174 KM 5.1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r. Glass - Sánchez &amp;Velázquez Auto Glas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drglasspr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0405</text:p>
          </table:table-cell>
          <table:table-cell office:value-type="string" table:style-name="ce1">
            <text:p>Avenida Comerío Km. 24.0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adiadores Veni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lle 49 Bloque 51 #29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eparaciones Ro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canoroman27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303908</text:p>
          </table:table-cell>
          <table:table-cell office:value-type="string" table:style-name="ce1">
            <text:p>Santa Juanita GC-9 ave. Laurel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iguelito Auto 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65146</text:p>
          </table:table-cell>
          <table:table-cell office:value-type="string" table:style-name="ce1">
            <text:p>Carretera 167 Km 17.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gnolia Muffler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mcdanielpr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8366</text:p>
          </table:table-cell>
          <table:table-cell office:value-type="string" table:style-name="ce1">
            <text:p>0-7 Avenida Magnolia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es Monster Transmission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674345</text:p>
          </table:table-cell>
          <table:table-cell office:value-type="string" table:style-name="ce1">
            <text:p>URB STA JUANITA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Bayamon Muffler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5067</text:p>
          </table:table-cell>
          <table:table-cell office:value-type="string" table:style-name="ce1">
            <text:p>URB LOMAS VERD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ar and <text:s/>Boat Care Cent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cbcarecenter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9392463284</text:p>
          </table:table-cell>
          <table:table-cell office:value-type="string" table:style-name="ce1">
            <text:p>Bo. Juan Sánchez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iraflores Tires And Servi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78004</text:p>
          </table:table-cell>
          <table:table-cell office:value-type="string" table:style-name="ce1">
            <text:p>Avenida Los Dominico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tudio Auto Bod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lourdes@cpagove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721129</text:p>
          </table:table-cell>
          <table:table-cell office:value-type="string" table:style-name="ce1">
            <text:p>Ave Gilberto Concepcion Garcias Blq. 25-1 Local 4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lavica - PR C.U.M.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lortiz@plavicapr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742166</text:p>
          </table:table-cell>
          <table:table-cell office:value-type="string" table:style-name="ce1">
            <text:p>Bo Hato Tejas Sec. Maestre Ave. West Main Carr. 29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osado Auto Glas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794959</text:p>
          </table:table-cell>
          <table:table-cell office:value-type="string" table:style-name="ce1">
            <text:p>Marginal #167 Blq. A #2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International Auto Repair And Auto Par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964242</text:p>
          </table:table-cell>
          <table:table-cell office:value-type="string" table:style-name="ce1">
            <text:p>Urb.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efrizar Auto Air Condition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8va. Secc.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BA Taller Reparaciones El Ma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Royal Town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lectromecanica Ang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4460</text:p>
          </table:table-cell>
          <table:table-cell office:value-type="string" table:style-name="ce1">
            <text:p>Lomas Verdes # 9 ave. Laurel Final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ream <text:s/>Tir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Bo.Buena Vista Km.15.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abon Auto Colision,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pabonautocollision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210701</text:p>
          </table:table-cell>
          <table:table-cell office:value-type="string" table:style-name="ce1">
            <text:p>Urb. Miraflor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arlos Auto Rep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1382</text:p>
          </table:table-cell>
          <table:table-cell office:value-type="string" table:style-name="ce1">
            <text:p>Rio Platation #2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167 Carburat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78552</text:p>
          </table:table-cell>
          <table:table-cell office:value-type="string" table:style-name="ce1">
            <text:p>Carr. 167 Km. 17.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Hector L Guz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lle 15 G-2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Reynaldo Ca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Lomas Verde IF-4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he Rookie Body Paint - Homa Horta Torr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32756</text:p>
          </table:table-cell>
          <table:table-cell office:value-type="string" table:style-name="ce1">
            <text:p>I F 32 Ave.Lomas Verdes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elendez Management LL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547200</text:p>
          </table:table-cell>
          <table:table-cell office:value-type="string" table:style-name="ce1">
            <text:p>Ave. West Main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Xtreme Dimension Body sho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176409</text:p>
          </table:table-cell>
          <table:table-cell office:value-type="string" table:style-name="ce1">
            <text:p>Urb. Sierra Bayamon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P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1037</text:p>
          </table:table-cell>
          <table:table-cell office:value-type="string" table:style-name="ce1">
            <text:p>Carretera 167 Km. 1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Tolí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Carlos Figueroa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rockysnoppy@prw.net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Bo.Buena Vista Sector La Pra Km.16.7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A Rodrígu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5140</text:p>
          </table:table-cell>
          <table:table-cell office:value-type="string" table:style-name="ce1">
            <text:p>Barriada La Caridad # 85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Ortiz Collision Expert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1486</text:p>
          </table:table-cell>
          <table:table-cell office:value-type="string" table:style-name="ce1">
            <text:p>Calle Comerío 486 Interior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irst Class Body Sho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lucycordova55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5453</text:p>
          </table:table-cell>
          <table:table-cell office:value-type="string" table:style-name="ce1">
            <text:p>Carretera 167 <text:s/>Km. 20.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inelis Auto Colli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799484</text:p>
          </table:table-cell>
          <table:table-cell office:value-type="string" table:style-name="ce1">
            <text:p>CARR 829 KM 6 HM 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VM Auto Collision Cor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lle i Edf 131 Suite 1 Industrial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 Servicios Jireh Bayamon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67295</text:p>
          </table:table-cell>
          <table:table-cell office:value-type="string" table:style-name="ce1">
            <text:p>SECT LA ALDEA LOCAL #3 BO CERRO GORD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C Auto Collision Repair In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mberriosmjats@gmail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PR-174 Km 3.0 Urb Industria minill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Juni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lle Comerio 187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Maltes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Bo Buena Vista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Miranda Body Shop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mariaarill@garajemirandapr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7650</text:p>
          </table:table-cell>
          <table:table-cell office:value-type="string" table:style-name="ce1">
            <text:p><text:s/>Insdustrial Luchetti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Tolin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fcaccountin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964585</text:p>
          </table:table-cell>
          <table:table-cell office:value-type="string" table:style-name="ce1">
            <text:p>Lomas Verdes F-13 Ave. 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Hato Tejas Auto Collision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lle 42 A-17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rtínez Auto Body and Paint Sho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martinezautobodypaint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070065</text:p>
          </table:table-cell>
          <table:table-cell office:value-type="string" table:style-name="ce1">
            <text:p>Bo. Pajaros Americanos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Quality Auto Body Pai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2549</text:p>
          </table:table-cell>
          <table:table-cell office:value-type="string" table:style-name="ce1">
            <text:p>C/COMERIO #336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Chapo Hojalateria y Pintu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960442</text:p>
          </table:table-cell>
          <table:table-cell office:value-type="string" table:style-name="ce1">
            <text:p>Urb.Lomas Verdes IF 3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&amp;R Paint &amp; Body Shop - HL Associates,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boricuapai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939117</text:p>
          </table:table-cell>
          <table:table-cell office:value-type="string" table:style-name="ce1">
            <text:p>Carretera 872 <text:s/>Km.1.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Yi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hectorf64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6740</text:p>
          </table:table-cell>
          <table:table-cell office:value-type="string" table:style-name="ce1">
            <text:p>Bo Guaraguao Sector La More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Bayamon Bump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2583</text:p>
          </table:table-cell>
          <table:table-cell office:value-type="string" table:style-name="ce1">
            <text:p>Avenida Comerío #27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'Master Auto Colli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#319 Calle Comerio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psc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8104210</text:p>
          </table:table-cell>
          <table:table-cell office:value-type="string" table:style-name="ce1">
            <text:p>Urb. Santa Juanita NG-1A Calle Quin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Richies - Ricardo Vega Col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798693</text:p>
          </table:table-cell>
          <table:table-cell office:value-type="string" table:style-name="ce1">
            <text:p>Carretera #831 KM 4.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Rober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3916</text:p>
          </table:table-cell>
          <table:table-cell office:value-type="string" table:style-name="ce1">
            <text:p>Urb. Villa Contes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ennis Plaz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235263</text:p>
          </table:table-cell>
          <table:table-cell office:value-type="string" table:style-name="ce1">
            <text:p>Urb Santa Juanita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nás Negrón Fran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Bo. Minill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Quality Auto Body Pai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lle Comerio 336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abrera Auto 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daly5104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73764</text:p>
          </table:table-cell>
          <table:table-cell office:value-type="string" table:style-name="ce1">
            <text:p>CARR 830 KM 1 HM 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abón Auto Colli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210701</text:p>
          </table:table-cell>
          <table:table-cell office:value-type="string" table:style-name="ce1">
            <text:p>Calle 12 Bloque Z #1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ar Body Shop Corporat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arbodyshop1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966414</text:p>
          </table:table-cell>
          <table:table-cell office:value-type="string" table:style-name="ce1">
            <text:p>Carr 831 Km 4.5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Xtreme Auto Collision Rep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9396308129</text:p>
          </table:table-cell>
          <table:table-cell office:value-type="string" table:style-name="ce1">
            <text:p>Carretera 872 Km. 0.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TAS LL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flamboyantire@gmail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. Lomas Verdes 2S-11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ddie Garcia Rosa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213893</text:p>
          </table:table-cell>
          <table:table-cell office:value-type="string" table:style-name="ce1">
            <text:p>Carr. 862 Km 0.6 Rio Plantati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urotechniqu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Santa Rosa # 64 calle Esteban Padill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uerto Rico Auto Servi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489864</text:p>
          </table:table-cell>
          <table:table-cell office:value-type="string" table:style-name="ce1">
            <text:p>Urb.Sierra Linda FF 3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ller Cor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Villa Contes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ller La Loma - Jose A Pizarro Giust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77506</text:p>
          </table:table-cell>
          <table:table-cell office:value-type="string" table:style-name="ce1">
            <text:p>Bo. Cerro Gordo Km.4.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Burgos Auto Rep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rr.167 Km.11.1 Bo.Dajaos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El Profeta - Jorge Diaz Dia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64685</text:p>
          </table:table-cell>
          <table:table-cell office:value-type="string" table:style-name="ce1">
            <text:p>Calle Comerio # 34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La Fami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583255</text:p>
          </table:table-cell>
          <table:table-cell office:value-type="string" table:style-name="ce1">
            <text:p>AVE MAGNOLIA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Rivera Machine Sho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Bo. Aldea Carr. 840 Km 0.9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Dia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30012</text:p>
          </table:table-cell>
          <table:table-cell office:value-type="string" table:style-name="ce1">
            <text:p>Calle Hiram Gonzalez #376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Israel Truck Fingerlift Repair In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Bo Buen Vista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.M. Auto Service In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rr 167 Km 16.9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C Motorspor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Rio Plantation #7 Calle 3 este<text:s text:c="2"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M. Auto Service In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Bo Buena Vista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ecanica Ang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ew Generation Bayamon Cor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Ave. Comeri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afael Rodriguez Diaz - Gomicentro Rodrigu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7800</text:p>
          </table:table-cell>
          <table:table-cell office:value-type="string" table:style-name="ce1">
            <text:p>Urb. Royal Palm Ave. Nogal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J Transmissio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sgomezyz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070863</text:p>
          </table:table-cell>
          <table:table-cell office:value-type="string" table:style-name="ce1">
            <text:p>427 Calle Comerio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oyaltek Auto Servi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royaltek47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596184442</text:p>
          </table:table-cell>
          <table:table-cell office:value-type="string" table:style-name="ce1">
            <text:p>Urb Royal Tow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alvador Mathews Rod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. Royal Palm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Zambrana Auto Service And Parts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iramirez@imgaccountingservices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1217</text:p>
          </table:table-cell>
          <table:table-cell office:value-type="string" table:style-name="ce1">
            <text:p>Urb Royal Palm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 Servicio Miraflor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7134</text:p>
          </table:table-cell>
          <table:table-cell office:value-type="string" table:style-name="ce1">
            <text:p>Urb Miraflores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Buru Auto Servic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0818</text:p>
          </table:table-cell>
          <table:table-cell office:value-type="string" table:style-name="ce1">
            <text:p>Calle Dr. Hiram González #34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ano Machine Sho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306433</text:p>
          </table:table-cell>
          <table:table-cell office:value-type="string" table:style-name="ce1">
            <text:p>Avenida Las Cumbr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R Auto - <text:s/>Mecani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9397178180</text:p>
          </table:table-cell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Riv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0228</text:p>
          </table:table-cell>
          <table:table-cell office:value-type="string" table:style-name="ce1">
            <text:p>Carretera 84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Rodrigu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320168</text:p>
          </table:table-cell>
          <table:table-cell office:value-type="string" table:style-name="ce1">
            <text:p>Carretera 816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Ruben <text:s/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lfigueroa02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200504</text:p>
          </table:table-cell>
          <table:table-cell office:value-type="string" table:style-name="ce1">
            <text:p>Carretera #167 Km 22.6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So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.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Flor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floran@coqui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144098</text:p>
          </table:table-cell>
          <table:table-cell office:value-type="string" table:style-name="ce1">
            <text:p>Urb. Royal Town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Kar Joe Specialti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lle Comerio #43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ecanica Jimm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158253</text:p>
          </table:table-cell>
          <table:table-cell office:value-type="string" table:style-name="ce1">
            <text:p>4 G-1 Calle Tulipán Urb.Lomas Verdes 4 G-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ickey Auto Rep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lle Pájaros #5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adiadores Daja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304457</text:p>
          </table:table-cell>
          <table:table-cell office:value-type="string" table:style-name="ce1">
            <text:p>Bo.Dajaos #10 -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B Auto Repair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betrcrd@ao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884724</text:p>
          </table:table-cell>
          <table:table-cell office:value-type="string" table:style-name="ce1">
            <text:p>Urb.Magnolia Gardens K-18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antos Auto Servi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797368</text:p>
          </table:table-cell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ervicentro Buena Vista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servicentrobuenavista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72008</text:p>
          </table:table-cell>
          <table:table-cell office:value-type="string" table:style-name="ce1">
            <text:p>Carretera 167 <text:s/>Km. 16.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ervicentro Cardo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6660</text:p>
          </table:table-cell>
          <table:table-cell office:value-type="string" table:style-name="ce1">
            <text:p>Urb. 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ller Arrie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5469</text:p>
          </table:table-cell>
          <table:table-cell office:value-type="string" table:style-name="ce1">
            <text:p>Sierra Bayamon 55 -11 Calle 46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ller Aviles - Carlos I Avilez Gonzal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dazmania@onelinkpr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8949</text:p>
          </table:table-cell>
          <table:table-cell office:value-type="string" table:style-name="ce1">
            <text:p>Santa Juanita #206 sec 1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ller Giral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0371</text:p>
          </table:table-cell>
          <table:table-cell office:value-type="string" table:style-name="ce1">
            <text:p>Reparto Teresita #2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ller Mi Sang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4115</text:p>
          </table:table-cell>
          <table:table-cell office:value-type="string" table:style-name="ce1">
            <text:p>Avenida Lomas Verdes DD-4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ller Rosado - Eduardo Rosado Montalv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623693</text:p>
          </table:table-cell>
          <table:table-cell office:value-type="string" table:style-name="ce1">
            <text:p>Lomas Verdes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ransmi - Zo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8402</text:p>
          </table:table-cell>
          <table:table-cell office:value-type="string" table:style-name="ce1">
            <text:p>Bo.Cerro Gordo Km.2.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Zambrana Auto Servi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1217</text:p>
          </table:table-cell>
          <table:table-cell office:value-type="string" table:style-name="ce1">
            <text:p>Urb. Royal Palm IL-29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benecer Machine Sho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5728</text:p>
          </table:table-cell>
          <table:table-cell office:value-type="string" table:style-name="ce1">
            <text:p>377 Hiram González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xpert Tune U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.Sierra Bayamón Blq.31 #17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Edw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Rio Plantati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&amp;F Auto Servi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fer.migdalia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53987</text:p>
          </table:table-cell>
          <table:table-cell office:value-type="string" table:style-name="ce1">
            <text:p>Bo. Guaragua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ZC Auto Service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vimi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197450</text:p>
          </table:table-cell>
          <table:table-cell office:value-type="string" table:style-name="ce1">
            <text:p>Carr. 872 Km. 1.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ecanica E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rr 861 Km 2.4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anta Mónica Auto Rep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olga6267@live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941550</text:p>
          </table:table-cell>
          <table:table-cell office:value-type="string" table:style-name="ce1">
            <text:p>URB SANTA MONIC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rck Wa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Repato Valencia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ller Va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Hato Tejas #85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XL Auto Servic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535938</text:p>
          </table:table-cell>
          <table:table-cell office:value-type="string" table:style-name="ce1">
            <text:p>Bo. Pueblo #265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egritos Auto Rep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mcamacho1977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302598</text:p>
          </table:table-cell>
          <table:table-cell office:value-type="string" table:style-name="ce1">
            <text:p>Miraflores 7-46 calle 14 (Ave. Los Dominicos)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odoms Auto Servi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929014</text:p>
          </table:table-cell>
          <table:table-cell office:value-type="string" table:style-name="ce1">
            <text:p>Carr 872 Km 1.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xi Service Al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646666</text:p>
          </table:table-cell>
          <table:table-cell office:value-type="string" table:style-name="ce1">
            <text:p>Urb 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ller Emmanuel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glendaliz329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750912</text:p>
          </table:table-cell>
          <table:table-cell office:value-type="string" table:style-name="ce1">
            <text:p>Ave Lomas Verdes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rman Evo Technolog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rmansargadoflash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9114</text:p>
          </table:table-cell>
          <table:table-cell office:value-type="string" table:style-name="ce1">
            <text:p>Urb Royal Tow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unot Auto Servi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rr 861 Blq A # 9 Sector Vista Al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Reparto Flamingo - Ivan Torres Col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rockysnoppy@prw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690254</text:p>
          </table:table-cell>
          <table:table-cell office:value-type="string" table:style-name="ce1">
            <text:p>Urb Hermanas Davil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F Auto Solut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lle Comerio 270-272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urbo Diese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9399698829</text:p>
          </table:table-cell>
          <table:table-cell office:value-type="string" table:style-name="ce1">
            <text:p>Bo Pueblo # 145 Calle Comeri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hepo Auto Repair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lucycordova55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991508</text:p>
          </table:table-cell>
          <table:table-cell office:value-type="string" table:style-name="ce1">
            <text:p>Carr. 864 Km. 1.0 <text:s/>#6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restige Auto Ca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roman@maccaccounting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984113</text:p>
          </table:table-cell>
          <table:table-cell office:value-type="string" table:style-name="ce1">
            <text:p>Urb. Magnolia Gardens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Xpres Auto Servic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154059</text:p>
          </table:table-cell>
          <table:table-cell office:value-type="string" table:style-name="ce1">
            <text:p>Urb. Santa Ros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ecno Auto Rep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737809</text:p>
          </table:table-cell>
          <table:table-cell office:value-type="string" table:style-name="ce1">
            <text:p>Urb Alturas de Flamboyan # 30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J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taxes.sas@gmail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rr 32 km 12.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uro Professional Part &amp; Servic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174760</text:p>
          </table:table-cell>
          <table:table-cell office:value-type="string" table:style-name="ce1">
            <text:p>Ave. Cementerio Nacional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lion Auto Tech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cpa.erodriguez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28523</text:p>
          </table:table-cell>
          <table:table-cell office:value-type="string" table:style-name="ce1">
            <text:p>Urb Santa Catalin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xpress Lub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unezjoseantonio@y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711394</text:p>
          </table:table-cell>
          <table:table-cell office:value-type="string" table:style-name="ce1">
            <text:p>Carr. 872 Km. 0.9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Quiñones Tire Cent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ohnduran1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7890</text:p>
          </table:table-cell>
          <table:table-cell office:value-type="string" table:style-name="ce1">
            <text:p>Urb. Lomas Verdes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lias Quick Service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oyolacpa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305181</text:p>
          </table:table-cell>
          <table:table-cell office:value-type="string" table:style-name="ce1">
            <text:p>Carr. 167 Km. 10.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omera Los Persever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2381</text:p>
          </table:table-cell>
          <table:table-cell office:value-type="string" table:style-name="ce1">
            <text:p>Marginal 167 km 20.5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iberty Ti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amalia103057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671831</text:p>
          </table:table-cell>
          <table:table-cell office:value-type="string" table:style-name="ce1">
            <text:p>Carretera 829 Km. 10.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ll Services Group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630350</text:p>
          </table:table-cell>
          <table:table-cell office:value-type="string" table:style-name="ce1">
            <text:p>Bo. Pueblo #350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vo Auto Servi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gleuroservice@yahoo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. Sierra Bayam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ma Performance &amp; Auto Servi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emanuellaureano@gmail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Ave Lomas Verd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AD 1 One Auto Parts &amp; Services,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105718</text:p>
          </table:table-cell>
          <table:table-cell office:value-type="string" table:style-name="ce1">
            <text:p>Urb Hermanas Davilas # 60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aniel Rodríguez Día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.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lex EuroTec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034537</text:p>
          </table:table-cell>
          <table:table-cell office:value-type="string" table:style-name="ce1">
            <text:p>Calle 167 Km 15.5 Bo, Buena Vis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Vidal Tire Center - Juan Rodriguez Marqu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vidaltire@gmail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.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Honda Tec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rretera 872 Km. 12 #25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ller de Mecanica y Tienda de Cartech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cartechautomotivepr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01000</text:p>
          </table:table-cell>
          <table:table-cell office:value-type="string" table:style-name="ce1">
            <text:p>Urb. Santa Juanita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83 Fast Fix &amp; Parts In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172240</text:p>
          </table:table-cell>
          <table:table-cell office:value-type="string" table:style-name="ce1">
            <text:p>Reparto industrial Correa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Quality Parts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9392160923</text:p>
          </table:table-cell>
          <table:table-cell office:value-type="string" table:style-name="ce1">
            <text:p>Bo Buena Vis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lvarez Auto Servi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ealvarez_23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305181</text:p>
          </table:table-cell>
          <table:table-cell office:value-type="string" table:style-name="ce1">
            <text:p>Carretera 167 <text:s/>Km. 10.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Kimo Volv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kimovolvo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1529</text:p>
          </table:table-cell>
          <table:table-cell office:value-type="string" table:style-name="ce1">
            <text:p>Avenida Comerí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. R. A. Muffler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lle Comerio #34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apo Racing Muffler Sho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056553</text:p>
          </table:table-cell>
          <table:table-cell office:value-type="string" table:style-name="ce1">
            <text:p>Avenida Laurel 2E-15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EY AUTO 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Ave. Santa Juanita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iguel A. Gonzalez h/n/c MGC Auto 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438656</text:p>
          </table:table-cell>
          <table:table-cell office:value-type="string" table:style-name="ce1">
            <text:p># 396 Calle Comerio Local <text:s/># 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rofessional Auto Solutions LL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86544</text:p>
          </table:table-cell>
          <table:table-cell office:value-type="string" table:style-name="ce1">
            <text:p>Carr 174 Km 3 <text:s/>Minillas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costa Ti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Acosta_tire23@hotmail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S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eparaciones Moriviví, LL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283881</text:p>
          </table:table-cell>
          <table:table-cell office:value-type="string" table:style-name="ce1">
            <text:p>Bo Minillas Sector Las Guav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Pablito Transmis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695142</text:p>
          </table:table-cell>
          <table:table-cell office:value-type="string" table:style-name="ce1">
            <text:p>8 Ave. Laurel Final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apito Auto Electr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694696</text:p>
          </table:table-cell>
          <table:table-cell office:value-type="string" table:style-name="ce1">
            <text:p>Urb. Magnolia G ardens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scot Auto Electr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Bo.Hato Tejas Lote #8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M Auto Electr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yosy07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6309</text:p>
          </table:table-cell>
          <table:table-cell office:value-type="string" table:style-name="ce1">
            <text:p>10 RIO PLANTATI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Auto Electr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ccollazocpa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62932</text:p>
          </table:table-cell>
          <table:table-cell office:value-type="string" table:style-name="ce1">
            <text:p>Urb. Sierra Bayamón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BRUNILDA VIERA MARCA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/PAJARO #86-A INT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R Auto Electric - Jose B Rivera Ram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2012</text:p>
          </table:table-cell>
          <table:table-cell office:value-type="string" table:style-name="ce1">
            <text:p>Urb Valenci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bril Auto Work's - Victor Abril Apon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abrilautocollition@hotmail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rr. 840 Km. 0.8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an Miguel Auto Colli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79414</text:p>
          </table:table-cell>
          <table:table-cell office:value-type="string" table:style-name="ce1">
            <text:p>Carretera 840 Km. 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Charlie (ck devuelto #2008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rretera 167 Sector El Coquí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Chiqu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Parcelas Van Scoy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Willia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301900</text:p>
          </table:table-cell>
          <table:table-cell office:value-type="string" table:style-name="ce1">
            <text:p>Bo. Cerro Gordo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ller Melend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4281</text:p>
          </table:table-cell>
          <table:table-cell office:value-type="string" table:style-name="ce1">
            <text:p>Carr. 829 km 7.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ller Santia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57093</text:p>
          </table:table-cell>
          <table:table-cell office:value-type="string" table:style-name="ce1">
            <text:p>Carr. 831 km. 2.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G Auto Colli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rretera 861 Km. 20.7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jao Auto Collit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680596</text:p>
          </table:table-cell>
          <table:table-cell office:value-type="string" table:style-name="ce1">
            <text:p>Bo Buena Vista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V8 Auto Body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Reparto Industrial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Ros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lle Dr. Hiram González #52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Toni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224022</text:p>
          </table:table-cell>
          <table:table-cell office:value-type="string" table:style-name="ce1">
            <text:p>Calle Comeri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uan M Arrufat Re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adrianr7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980450</text:p>
          </table:table-cell>
          <table:table-cell office:value-type="string" table:style-name="ce1">
            <text:p>Carretera 167 Ramal 816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R Car Paint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74782</text:p>
          </table:table-cell>
          <table:table-cell office:value-type="string" table:style-name="ce1">
            <text:p>Barrio <text:s/>Buena Vista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R Grajales Multi Work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Ave Cementerio Nacional #7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lvarez Car Paint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alvarezcarpainting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74782</text:p>
          </table:table-cell>
          <table:table-cell office:value-type="string" table:style-name="ce1">
            <text:p>Bo.Dajaos KM.10.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regorio Auto Colli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646457</text:p>
          </table:table-cell>
          <table:table-cell office:value-type="string" table:style-name="ce1">
            <text:p>Carretera 872 <text:s/>Km. 1.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ller Mecanica El Pediat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90155</text:p>
          </table:table-cell>
          <table:table-cell office:value-type="string" table:style-name="ce1">
            <text:p>D-1 Calle Fenix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ecanipiezas 200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3839</text:p>
          </table:table-cell>
          <table:table-cell office:value-type="string" table:style-name="ce1">
            <text:p>Urb. Santa Monic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UTO Automob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cpalexpr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4085</text:p>
          </table:table-cell>
          <table:table-cell office:value-type="string" table:style-name="ce1">
            <text:p>URB ROYAL TOW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mecánica Báez - Cruz E Baez Acos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696345</text:p>
          </table:table-cell>
          <table:table-cell office:value-type="string" table:style-name="ce1">
            <text:p>Calle Comerio 415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ompukar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68400</text:p>
          </table:table-cell>
          <table:table-cell office:value-type="string" table:style-name="ce1">
            <text:p>Carretera #2 km 13.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El Men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305212</text:p>
          </table:table-cell>
          <table:table-cell office:value-type="string" table:style-name="ce1">
            <text:p>Bo. Santa Olay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Hiram Auto Repair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#65 Calle Comerío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Auto Technician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garciaacc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050914</text:p>
          </table:table-cell>
          <table:table-cell office:value-type="string" table:style-name="ce1">
            <text:p>Ave. Carlos Andaluz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ony Silva Auto Transmi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tonysilvaautotransmision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185916</text:p>
          </table:table-cell>
          <table:table-cell office:value-type="string" table:style-name="ce1">
            <text:p>Carretera 167 KM20.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rosper Auto Rep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valeriannevazquez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787184</text:p>
          </table:table-cell>
          <table:table-cell office:value-type="string" table:style-name="ce1">
            <text:p><text:s/>Calle Comerio #28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recision Diesel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precisiondiesel.pr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8156</text:p>
          </table:table-cell>
          <table:table-cell office:value-type="string" table:style-name="ce1">
            <text:p>Carretera 864 Km. 2.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uropean Auto Performan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abe Rac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6991</text:p>
          </table:table-cell>
          <table:table-cell office:value-type="string" table:style-name="ce1">
            <text:p>Bo. Buena Vis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Walter Rivera Romá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lord@lordaccountants.net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Ave. Cementerio Nacional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uro Xperts Auto Parts &amp; Repair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597614</text:p>
          </table:table-cell>
          <table:table-cell office:value-type="string" table:style-name="ce1">
            <text:p>Bo. Juan Sanchez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Orlando Technical Mot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. Hermanas Dávil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nuel E Henriquez Mor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tallermanuelhenriquez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4044</text:p>
          </table:table-cell>
          <table:table-cell office:value-type="string" table:style-name="ce1">
            <text:p>Barrio Minillas Setor Las Guav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Don Millo - Jose M Soto Figuero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022350</text:p>
          </table:table-cell>
          <table:table-cell office:value-type="string" table:style-name="ce1">
            <text:p>Ext. Francisco Oller <text:s/>D-9 Calle A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rman <text:s/>EVO Tecnologi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9114</text:p>
          </table:table-cell>
          <table:table-cell office:value-type="string" table:style-name="ce1">
            <text:p>Royal Tow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R Diesel Tech Systems, LL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rdieseltech03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105121</text:p>
          </table:table-cell>
          <table:table-cell office:value-type="string" table:style-name="ce1">
            <text:p>Carr 827 Km 15.5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Malib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774703</text:p>
          </table:table-cell>
          <table:table-cell office:value-type="string" table:style-name="ce1">
            <text:p>Bo. Minillas Km 4.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adiadores RJ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mercadofremaint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306901</text:p>
          </table:table-cell>
          <table:table-cell office:value-type="string" table:style-name="ce1">
            <text:p>Carr 167 Km 20.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olorao Advanced Mechanical Service - Colorao Rad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robert.colorao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8790</text:p>
          </table:table-cell>
          <table:table-cell office:value-type="string" table:style-name="ce1">
            <text:p>Carretera 872 Km. 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Bayamon Carburator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44nh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68715</text:p>
          </table:table-cell>
          <table:table-cell office:value-type="string" table:style-name="ce1">
            <text:p>Urb. Lomas Verdes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rancisco de Jesus Rosa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71089</text:p>
          </table:table-cell>
          <table:table-cell office:value-type="string" table:style-name="ce1">
            <text:p>Van Scoy A-8 Calle #1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DW Factory, Inc. - Procol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adwfactory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806174</text:p>
          </table:table-cell>
          <table:table-cell office:value-type="string" table:style-name="ce1">
            <text:p>Urb. Hermanas Davil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 Q R Transmission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. Royal Palm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Hector I. Colón Cru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Barrio Alde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C Auto 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dayannacruzgarcia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7800</text:p>
          </table:table-cell>
          <table:table-cell office:value-type="string" table:style-name="ce1">
            <text:p>Ave.Nogal 4X-1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steban Premium Outlet - Grupo EPEM,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vruiz@toyotadebayamon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940077</text:p>
          </table:table-cell>
          <table:table-cell office:value-type="string" table:style-name="ce1">
            <text:p>PR 2 KM 12 LOTE 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over All Auto Detailing y A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rretera 167 Urb. River View 2A-17 Bay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Vaquero Auto Gall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Magnolia Garden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lagship Volkswagen - Bella Auto Group Del Su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xvillanueva@bellagroup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207010</text:p>
          </table:table-cell>
          <table:table-cell office:value-type="string" table:style-name="ce1">
            <text:p>Carr 2 Km 14.7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ll Brand Auto In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ocpr1848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024103</text:p>
          </table:table-cell>
          <table:table-cell office:value-type="string" table:style-name="ce1">
            <text:p>Calle Marginal PR- 2 km 8.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ikai PR Corp. - Mazda Bayam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aracelis@cpagove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074244</text:p>
          </table:table-cell>
          <table:table-cell office:value-type="string" table:style-name="ce1">
            <text:p>Reparto Correa Carr. 2km 12.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abrera Auto Group In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8808080</text:p>
          </table:table-cell>
          <table:table-cell office:value-type="string" table:style-name="ce1">
            <text:p>Plaza Del Sol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Bebo y Mike Auto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IEVES_CPA@LIVE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518900</text:p>
          </table:table-cell>
          <table:table-cell office:value-type="string" table:style-name="ce1">
            <text:p>Carr. 174 Km. 1.7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R Parts Connectio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. Farol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PH Motor Corporat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entro Comercial Rio Hond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VH Motor Corporat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Rio Hondo Shopping Center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if Motor Corporat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Estacionamiento Centro Comercial Rio Hond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VMC Motor Corp. Evento 16 sep/16 oct 201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Bo. Pajaros Carr. 167 Km 2.7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asy Auto Anagement,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030005</text:p>
          </table:table-cell>
          <table:table-cell office:value-type="string" table:style-name="ce1">
            <text:p>Urb. Alturas de Flamboyá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ield Formula Auto, Corp. LL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792001</text:p>
          </table:table-cell>
          <table:table-cell office:value-type="string" table:style-name="ce1">
            <text:p>Carretera #2 Km 14.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uriel Auto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alice@metrotoyotapr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255700</text:p>
          </table:table-cell>
          <table:table-cell office:value-type="string" table:style-name="ce1">
            <text:p>MARGINAL BO JUAN SANCHEZ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rupo EPEM,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vruiz@toyotadebayamon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30240</text:p>
          </table:table-cell>
          <table:table-cell office:value-type="string" table:style-name="ce1">
            <text:p>Carretera 167 Marginal A-17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gazine Auto Sale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3939</text:p>
          </table:table-cell>
          <table:table-cell office:value-type="string" table:style-name="ce1">
            <text:p>Avenida Cementerio Nacional #168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imay Auto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ocpr1848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12828</text:p>
          </table:table-cell>
          <table:table-cell office:value-type="string" table:style-name="ce1">
            <text:p>Hato Tej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icardo Caballero Auto Corp Mitsubish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8571001</text:p>
          </table:table-cell>
          <table:table-cell office:value-type="string" table:style-name="ce1">
            <text:p>Carr. 167 Km. 18.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nati Auto LLC h/n/c D'Show Au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441111</text:p>
          </table:table-cell>
          <table:table-cell office:value-type="string" table:style-name="ce1">
            <text:p>Reparto Correa Solar 5 y 6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oyo Toyota Auto Sale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edwinauto@jun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6930</text:p>
          </table:table-cell>
          <table:table-cell office:value-type="string" table:style-name="ce1">
            <text:p>Avenida Teniente Nelson Martínez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remium Motor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emapremiumcars1987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4015</text:p>
          </table:table-cell>
          <table:table-cell office:value-type="string" table:style-name="ce1">
            <text:p>Santa Ros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edica Distribution Center, LL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rr # 2 km 12.2 Edif 1905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Zymas Auto Sa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zymasmv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094346</text:p>
          </table:table-cell>
          <table:table-cell office:value-type="string" table:style-name="ce1">
            <text:p>Urb. Rexville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 LOI LL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238744</text:p>
          </table:table-cell>
          <table:table-cell office:value-type="string" table:style-name="ce1">
            <text:p>Carr. #2 Km. 15.8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uriel Auto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255700</text:p>
          </table:table-cell>
          <table:table-cell office:value-type="string" table:style-name="ce1">
            <text:p>Bo. Juan Sanchez Carr. num. 2 Km. 8.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AD In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vilmamjoel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683410</text:p>
          </table:table-cell>
          <table:table-cell office:value-type="string" table:style-name="ce1">
            <text:p>Calle 5 H- 16 Reparto Teres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B&amp;K Auto Cro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Santa Juanita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ultimarca International LL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ccontralor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391269</text:p>
          </table:table-cell>
          <table:table-cell office:value-type="string" table:style-name="ce1">
            <text:p>Carr. 167 Km. 19.6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Van Scoy Auto Sale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5555</text:p>
          </table:table-cell>
          <table:table-cell office:value-type="string" table:style-name="ce1">
            <text:p>Carretera 829 161-B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osada Auto Truck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danitzasantos@losadaaut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9190</text:p>
          </table:table-cell>
          <table:table-cell office:value-type="string" table:style-name="ce1">
            <text:p>Carr. # 2 Km. 15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Bella Retail Group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xvillanueva@bellagroup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874300</text:p>
          </table:table-cell>
          <table:table-cell office:value-type="string" table:style-name="ce1">
            <text:p>HATO TEJ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entrocamion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48000</text:p>
          </table:table-cell>
          <table:table-cell office:value-type="string" table:style-name="ce1">
            <text:p>Carretera 167 <text:s/>Km. 21.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' Show Group, LLC H/N/C D' Show Au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dpa@dshowaut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363714</text:p>
          </table:table-cell>
          <table:table-cell office:value-type="string" table:style-name="ce1">
            <text:p>Repto. Correa Solar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marca - Venecars Int'l LL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ccontralor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999001</text:p>
          </table:table-cell>
          <table:table-cell office:value-type="string" table:style-name="ce1">
            <text:p>Bo. Pájaros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rive Time Auto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drivetimepr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1363</text:p>
          </table:table-cell>
          <table:table-cell office:value-type="string" table:style-name="ce1">
            <text:p>Carretera Número 2 Km. 15.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Vaquero Auto Sales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881313</text:p>
          </table:table-cell>
          <table:table-cell office:value-type="string" table:style-name="ce1">
            <text:p>Urb. Magnolia Gardens A-25 Marginal <text:s/>y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TRO DE BAT. ACDELCO LOMAS VERDES LL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titanpower@prtc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38436</text:p>
          </table:table-cell>
          <table:table-cell office:value-type="string" table:style-name="ce1">
            <text:p>Urb Royal Palm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.R. <text:s/>Battery &amp; Tire- Samuel Rodrigu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138716</text:p>
          </table:table-cell>
          <table:table-cell office:value-type="string" table:style-name="ce1">
            <text:p>Urb. Royal Palm IC-2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R Auto Par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zautoworld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5404</text:p>
          </table:table-cell>
          <table:table-cell office:value-type="string" table:style-name="ce1">
            <text:p>Avenida Main Bloque 51 #3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umer Appliance Part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gumerapplianceparts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67695</text:p>
          </table:table-cell>
          <table:table-cell office:value-type="string" table:style-name="ce1">
            <text:p>Marginal D-4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Baby Auto Repair &amp; Air Conditioning Serv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walter_zemog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881051</text:p>
          </table:table-cell>
          <table:table-cell office:value-type="string" table:style-name="ce1">
            <text:p>Ave Minillas NK 1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CI Parts Incoporat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Ave Lomas Verde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eina Auto Parts Deliv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rretera 840 Kilómetro 2.5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ires Para Auto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contabilidad@larservices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8054</text:p>
          </table:table-cell>
          <table:table-cell office:value-type="string" table:style-name="ce1">
            <text:p>Urb. Alhambra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evolution Auto Part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r.fariaautoparts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6940</text:p>
          </table:table-cell>
          <table:table-cell office:value-type="string" table:style-name="ce1">
            <text:p>Urb. Hermanas Dávil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cceso Toyota, Inc. (Edriel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14715</text:p>
          </table:table-cell>
          <table:table-cell office:value-type="string" table:style-name="ce1">
            <text:p>Carretera #2 Km 15.7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ccesorios y Piezas Daja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accesorios.dajaos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7877</text:p>
          </table:table-cell>
          <table:table-cell office:value-type="string" table:style-name="ce1">
            <text:p>Bo.Dajaos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iscount Auto Body Par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8999</text:p>
          </table:table-cell>
          <table:table-cell office:value-type="string" table:style-name="ce1">
            <text:p>Barrio Minillas Carretera 831 Km 4.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azaro Auto Part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1903</text:p>
          </table:table-cell>
          <table:table-cell office:value-type="string" table:style-name="ce1">
            <text:p>Urb.Sierra Bayamon Blq.16 #7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T Piez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ltrexville-autopartstoyota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72742</text:p>
          </table:table-cell>
          <table:table-cell office:value-type="string" table:style-name="ce1">
            <text:p>Calle 49 AA5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arvaez Auto Par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7329</text:p>
          </table:table-cell>
          <table:table-cell office:value-type="string" table:style-name="ce1">
            <text:p>Urb. 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abatier <text:s/>Supply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sabatiersupplyivu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9400</text:p>
          </table:table-cell>
          <table:table-cell office:value-type="string" table:style-name="ce1">
            <text:p>Calle Correa #18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oyo Outlet Expres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roman@maccaccounting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Royal Tow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xtreme Auto Body Part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arcem13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8999</text:p>
          </table:table-cell>
          <table:table-cell office:value-type="string" table:style-name="ce1">
            <text:p>Carr. 831 <text:s/>Km. 4.3 Bo. Minillas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UTO Automob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utoautomobile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4085</text:p>
          </table:table-cell>
          <table:table-cell office:value-type="string" table:style-name="ce1">
            <text:p>Urb Santa Monica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R Auto Service And Body Parts - Agosto Hernand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ilka_ago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739311</text:p>
          </table:table-cell>
          <table:table-cell office:value-type="string" table:style-name="ce1">
            <text:p>Urb.Alturas De Flamboyan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Worldpac Puerto Rico LLL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leslie.shanahan@gpi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505625</text:p>
          </table:table-cell>
          <table:table-cell office:value-type="string" table:style-name="ce1">
            <text:p>Soleras Industrial Park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 Piezas Minilla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lucycordova55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4865</text:p>
          </table:table-cell>
          <table:table-cell office:value-type="string" table:style-name="ce1">
            <text:p>Urb Santa Juanita D-C-6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 Tronic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. Sierra Bayamó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afa Auto Body Cor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rafaautobody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7170</text:p>
          </table:table-cell>
          <table:table-cell office:value-type="string" table:style-name="ce1">
            <text:p>Lomas Verdes 3V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otary Auto Par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zuheilnails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9801</text:p>
          </table:table-cell>
          <table:table-cell office:value-type="string" table:style-name="ce1">
            <text:p>Braulio Dueñ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iezasmax,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piezasmax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3345</text:p>
          </table:table-cell>
          <table:table-cell office:value-type="string" table:style-name="ce1">
            <text:p>Lomas Verdes IC-16 ave. 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entro Piezas Guaraguao, LL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centropiezasguaraguaollc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719714</text:p>
          </table:table-cell>
          <table:table-cell office:value-type="string" table:style-name="ce1">
            <text:p>Barrio Guaraguao Carr 174 Km.8.6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ruck Parts Cent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entro Comercial Pitus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Hidraulic Chromo Shop, Dr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rretera 861 <text:s/>Bloque A #1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anta Rosa Body Par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Avenida Main 30-1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uaraguo Mot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shikse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508805</text:p>
          </table:table-cell>
          <table:table-cell office:value-type="string" table:style-name="ce1">
            <text:p>Carr 174 Km 8.4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uerto Rico Transmatic Part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4003</text:p>
          </table:table-cell>
          <table:table-cell office:value-type="string" table:style-name="ce1">
            <text:p>A-10 Ave. Lomas Verdes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R Auto Trading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311 Calle Comeri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abon Body Sho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971700</text:p>
          </table:table-cell>
          <table:table-cell office:value-type="string" table:style-name="ce1">
            <text:p>Urb Santa Monica Z-1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 &amp; Diaz Auto Parts Express And Accessorie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lucycordova55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047152</text:p>
          </table:table-cell>
          <table:table-cell office:value-type="string" table:style-name="ce1">
            <text:p>Carr. 862 Km 0.6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 Piezas del Caribe PR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apcaribe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787363</text:p>
          </table:table-cell>
          <table:table-cell office:value-type="string" table:style-name="ce1">
            <text:p>Urb Forest Hill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Bayamón Truck Par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rgroup.pr@gmail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Parque Industrial Luchetti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Henry W Soto Ale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hwsoto54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64888</text:p>
          </table:table-cell>
          <table:table-cell office:value-type="string" table:style-name="ce1">
            <text:p>Flamboyán Garden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anta Juanita Toyota Parts - Jenuvid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987249</text:p>
          </table:table-cell>
          <table:table-cell office:value-type="string" table:style-name="ce1">
            <text:p>Urb. Santa Juanita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ar y Truck Bouti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Avenida West Mai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 &amp; A Auto Parts In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ulyserrano2008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6700</text:p>
          </table:table-cell>
          <table:table-cell office:value-type="string" table:style-name="ce1">
            <text:p>Bo Cerro Gordo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he Parts Expert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rperez@rodzperez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20340</text:p>
          </table:table-cell>
          <table:table-cell office:value-type="string" table:style-name="ce1">
            <text:p>Vista Alegre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 Servicio Datsun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1075</text:p>
          </table:table-cell>
          <table:table-cell office:value-type="string" table:style-name="ce1">
            <text:p>Carretera # 2 Esquina Corre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Quality Parts Remanufacturers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026666</text:p>
          </table:table-cell>
          <table:table-cell office:value-type="string" table:style-name="ce1">
            <text:p>Bo. Buena Vista Carr. 167 Km. 15.7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J Autoservice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garciaacc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9396302375</text:p>
          </table:table-cell>
          <table:table-cell office:value-type="string" table:style-name="ce1">
            <text:p>Calle Uruguay E-4 Ext. Forest Hill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oyo Spot - Manuel E Bueiz Giro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44386</text:p>
          </table:table-cell>
          <table:table-cell office:value-type="string" table:style-name="ce1">
            <text:p>Quintas del Nort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oyoisuzu Auto Parts - Empresas R&amp;R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8595246</text:p>
          </table:table-cell>
          <table:table-cell office:value-type="string" table:style-name="ce1">
            <text:p>F-12 Avenida Lomas Verdes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AE Auto Air Par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883112</text:p>
          </table:table-cell>
          <table:table-cell office:value-type="string" table:style-name="ce1">
            <text:p>Avenida North Main <text:s text:c="2"/>Bloque 7 <text:s/>#8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M Enterpris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678672</text:p>
          </table:table-cell>
          <table:table-cell office:value-type="string" table:style-name="ce1">
            <text:p>Urb Villa Rieta A-18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far International Corporat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lle Correa #2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&amp;M All Parts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879500</text:p>
          </table:table-cell>
          <table:table-cell office:value-type="string" table:style-name="ce1">
            <text:p>Urb. Santa Rosa Bloq. 51#37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rio Sound Center - MB Sound Alarm System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mariosoundcenter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614312</text:p>
          </table:table-cell>
          <table:table-cell office:value-type="string" table:style-name="ce1">
            <text:p>M - 7 y 8 Avenida Betances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 Honda Body &amp; Parts - Markal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lizbethmercado@aifcpa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9041</text:p>
          </table:table-cell>
          <table:table-cell office:value-type="string" table:style-name="ce1">
            <text:p>Avenida Comerío ZA-1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ll Auto Body Parts Dist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rretera 174 Km 8.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u Discount Ford Auto Part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3350</text:p>
          </table:table-cell>
          <table:table-cell office:value-type="string" table:style-name="ce1">
            <text:p>Urb. Lomas Verdes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oyomax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pmoreno@prtc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47540</text:p>
          </table:table-cell>
          <table:table-cell office:value-type="string" table:style-name="ce1">
            <text:p>Urb. Sierra Bayamó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lvarez Auto Par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305181</text:p>
          </table:table-cell>
          <table:table-cell office:value-type="string" table:style-name="ce1">
            <text:p>Carretera 167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B Imports Tansamerica Corporat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229999</text:p>
          </table:table-cell>
          <table:table-cell office:value-type="string" table:style-name="ce1">
            <text:p>1) Carr. Industrial Corujo Esq. Carr. #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hinea Auto Par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rr. 174 Bo. Guaragua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ldonado Auto Part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vmmaldo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4477</text:p>
          </table:table-cell>
          <table:table-cell office:value-type="string" table:style-name="ce1">
            <text:p>Avenida Los Millones D-9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Vaqueuro Auto Part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vaqueroautoparts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8437</text:p>
          </table:table-cell>
          <table:table-cell office:value-type="string" table:style-name="ce1">
            <text:p>Marginal #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Wesco Transmissions Part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mortiz@wescotrans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6643</text:p>
          </table:table-cell>
          <table:table-cell office:value-type="string" table:style-name="ce1">
            <text:p>N-24 <text:s/>Avenida Lomas <text:s/>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Hydraulic Supplies Components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939117</text:p>
          </table:table-cell>
          <table:table-cell office:value-type="string" table:style-name="ce1">
            <text:p>Carr 872 Km 1.4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u Tienda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wperez@sutiendamopar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0010</text:p>
          </table:table-cell>
          <table:table-cell office:value-type="string" table:style-name="ce1">
            <text:p>Urb. Hnas Dávila Ave. Betances #4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ichin Auto Par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acct.solutions.tax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78445</text:p>
          </table:table-cell>
          <table:table-cell office:value-type="string" table:style-name="ce1">
            <text:p>Carretera 167 K.M. 15.4 El <text:s/>Och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Volky Performance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3730</text:p>
          </table:table-cell>
          <table:table-cell office:value-type="string" table:style-name="ce1">
            <text:p>IL - 31 Avenida Carlos J Andaluz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number-rows-repeated="10472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OBERT</meta:initial-creator>
    <dc:creator>ROBERT</dc:creator>
    <meta:creation-date>2020-06-08T21:24:47Z</meta:creation-date>
    <dc:date>2020-06-10T06:07:32Z</dc:date>
  </office:meta>
</office:document-meta>
</file>